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0bf777"/>
    </style:style>
    <style:style style:name="P4" style:family="paragraph" style:parent-style-name="Text_20_body">
      <style:paragraph-properties fo:margin-left="0in" fo:margin-right="0in" fo:text-align="justify" style:justify-single-word="false" fo:text-indent="0.1965in" style:auto-text-indent="false"/>
      <style:text-properties officeooo:paragraph-rsid="000f2aa8"/>
    </style:style>
    <style:style style:name="P5" style:family="paragraph" style:parent-style-name="Text_20_body">
      <style:paragraph-properties fo:margin-left="0in" fo:margin-right="0in" fo:text-align="justify" style:justify-single-word="false" fo:text-indent="0.1965in" style:auto-text-indent="false"/>
      <style:text-properties officeooo:paragraph-rsid="0014dd87"/>
    </style:style>
    <style:style style:name="P6" style:family="paragraph" style:parent-style-name="Text_20_body">
      <style:paragraph-properties fo:margin-left="0in" fo:margin-right="0in" fo:text-align="justify" style:justify-single-word="false" fo:text-indent="0.1965in" style:auto-text-indent="false"/>
      <style:text-properties officeooo:paragraph-rsid="00282715"/>
    </style:style>
    <style:style style:name="P7" style:family="paragraph" style:parent-style-name="Text_20_body">
      <style:paragraph-properties fo:margin-left="0in" fo:margin-right="0in" fo:text-align="justify" style:justify-single-word="false" fo:text-indent="0.1965in" style:auto-text-indent="false"/>
      <style:text-properties officeooo:paragraph-rsid="0033eabd"/>
    </style:style>
    <style:style style:name="P8" style:family="paragraph" style:parent-style-name="Text_20_body">
      <style:paragraph-properties fo:margin-left="0in" fo:margin-right="0in" fo:text-align="justify" style:justify-single-word="false" fo:text-indent="0.1965in" style:auto-text-indent="false"/>
      <style:text-properties officeooo:paragraph-rsid="00346037"/>
    </style:style>
    <style:style style:name="P9" style:family="paragraph" style:parent-style-name="Text_20_body">
      <style:paragraph-properties fo:margin-left="0in" fo:margin-right="0in" fo:text-align="center" style:justify-single-word="false" fo:text-indent="0.1965in" style:auto-text-indent="false"/>
    </style:style>
    <style:style style:name="P10"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officeooo:paragraph-rsid="000d61b4"/>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officeooo:paragraph-rsid="000de2d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6"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2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2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language="ru" fo:country="RU" officeooo:rsid="001f698a" officeooo:paragraph-rsid="001f698a"/>
    </style:style>
    <style:style style:name="P25" style:family="paragraph" style:parent-style-name="Text_20_body">
      <style:paragraph-properties fo:margin-left="0in" fo:margin-right="0in" fo:text-align="justify" style:justify-single-word="false" fo:text-indent="0.1965in" style:auto-text-indent="false"/>
      <style:text-properties fo:language="ru" fo:country="RU" officeooo:rsid="0033eabd" officeooo:paragraph-rsid="0033eabd"/>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3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3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3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3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6666ff"/>
    </style:style>
    <style:style style:name="P3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5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be07f" officeooo:paragraph-rsid="002be07f"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officeooo:paragraph-rsid="001eb71b"/>
    </style:style>
    <style:style style:name="P8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90"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9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fo:color="#0000ff"/>
    </style:style>
    <style:style style:name="P98"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104" style:family="paragraph" style:parent-style-name="Text_20_body">
      <style:paragraph-properties fo:margin-left="0in" fo:margin-right="0in" fo:text-align="end" style:justify-single-word="false" fo:text-indent="0.1965in" style:auto-text-indent="false"/>
    </style:style>
    <style:style style:name="P10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0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107" style:family="paragraph" style:parent-style-name="Text_20_body">
      <style:paragraph-properties fo:margin-left="0in" fo:margin-right="0in" fo:text-align="justify" style:justify-single-word="false" fo:text-indent="0.1965in" style:auto-text-indent="false"/>
      <style:text-properties officeooo:rsid="0010aae0" officeooo:paragraph-rsid="00112f99"/>
    </style:style>
    <style:style style:name="P108" style:family="paragraph" style:parent-style-name="Text_20_body">
      <style:paragraph-properties fo:margin-left="0in" fo:margin-right="0in" fo:text-align="justify" style:justify-single-word="false" fo:text-indent="0.1965in" style:auto-text-indent="false"/>
      <style:text-properties officeooo:rsid="0012f5e8" officeooo:paragraph-rsid="0012f5e8"/>
    </style:style>
    <style:style style:name="P109"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110" style:family="paragraph" style:parent-style-name="Text_20_body">
      <style:paragraph-properties fo:margin-left="0in" fo:margin-right="0in" fo:text-align="justify" style:justify-single-word="false" fo:text-indent="0.1965in" style:auto-text-indent="false"/>
      <style:text-properties fo:font-weight="normal" officeooo:paragraph-rsid="0033eabd" style:font-weight-asian="normal" style:font-weight-complex="normal"/>
    </style:style>
    <style:style style:name="P111" style:family="paragraph" style:parent-style-name="Standard">
      <style:paragraph-properties fo:margin-left="0in" fo:margin-right="0in" fo:text-align="justify" style:justify-single-word="false" fo:text-indent="0.1965in" style:auto-text-indent="false"/>
    </style:style>
    <style:style style:name="P112" style:family="paragraph" style:parent-style-name="Standard">
      <style:paragraph-properties fo:margin-left="0in" fo:margin-right="0in"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1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1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1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2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3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35" style:family="paragraph" style:parent-style-name="Text_20_body">
      <style:paragraph-properties fo:text-align="justify" style:justify-single-word="false"/>
    </style:style>
    <style:style style:name="P13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Text_20_body">
      <style:text-properties fo:language="ru" fo:country="RU"/>
    </style:style>
    <style:style style:name="P138" style:family="paragraph" style:parent-style-name="Text_20_body">
      <loext:graphic-properties draw:fill="solid" draw:fill-color="#eeeeee" draw:opacity="100%"/>
      <style:paragraph-properties fo:background-color="#eeeeee"/>
      <style:text-properties fo:language="ru" fo:country="RU"/>
    </style:style>
    <style:style style:name="P13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40" style:family="paragraph" style:parent-style-name="Text_20_body">
      <style:text-properties fo:language="en" fo:country="US"/>
    </style:style>
    <style:style style:name="P141" style:family="paragraph" style:parent-style-name="Text_20_body">
      <loext:graphic-properties draw:fill="solid" draw:fill-color="#eeeeee" draw:opacity="100%"/>
      <style:paragraph-properties fo:background-color="#eeeeee"/>
      <style:text-properties fo:language="en" fo:country="US"/>
    </style:style>
    <style:style style:name="P142" style:family="paragraph" style:parent-style-name="Text_20_body">
      <loext:graphic-properties draw:fill="solid" draw:fill-color="#eeeeee" draw:opacity="100%"/>
      <style:paragraph-properties fo:background-color="#eeeeee"/>
    </style:style>
    <style:style style:name="P143" style:family="paragraph" style:parent-style-name="First_20_line_20_indent">
      <loext:graphic-properties draw:fill="solid" draw:fill-color="#eeeeee" draw:opacity="100%"/>
      <style:paragraph-properties fo:background-color="#eeeeee"/>
      <style:text-properties fo:language="ru" fo:country="RU"/>
    </style:style>
    <style:style style:name="P14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47" style:family="paragraph" style:parent-style-name="Text_20_body">
      <style:paragraph-properties fo:margin-left="0in" fo:margin-right="0in" fo:text-align="center" style:justify-single-word="false" fo:text-indent="0in" style:auto-text-indent="false"/>
    </style:style>
    <style:style style:name="P14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5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5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59" style:family="paragraph" style:parent-style-name="Footnote">
      <style:paragraph-properties fo:margin-left="0in" fo:margin-right="0in" fo:text-indent="0in" style:auto-text-indent="false"/>
      <style:text-properties fo:language="en" fo:country="US"/>
    </style:style>
    <style:style style:name="P160" style:family="paragraph" style:parent-style-name="Footnote">
      <style:text-properties fo:language="en" fo:country="US"/>
    </style:style>
    <style:style style:name="P161" style:family="paragraph" style:parent-style-name="Footnote">
      <style:text-properties fo:language="ru" fo:country="RU"/>
    </style:style>
    <style:style style:name="P162" style:family="paragraph" style:parent-style-name="Footnote">
      <style:text-properties style:use-window-font-color="true" fo:language="ru" fo:country="RU"/>
    </style:style>
    <style:style style:name="P16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6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6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6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6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7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71" style:family="paragraph" style:parent-style-name="Standard">
      <style:text-properties fo:font-style="italic" style:font-style-asian="italic" style:font-style-complex="italic"/>
    </style:style>
    <style:style style:name="P172" style:family="paragraph" style:parent-style-name="Text_20_body" style:list-style-name="L1">
      <style:paragraph-properties fo:text-align="justify" style:justify-single-word="false"/>
    </style:style>
    <style:style style:name="P173" style:family="paragraph" style:parent-style-name="Text_20_body" style:list-style-name="L1">
      <style:paragraph-properties fo:text-align="justify" style:justify-single-word="false"/>
      <style:text-properties fo:language="ru" fo:country="RU"/>
    </style:style>
    <style:style style:name="P174" style:family="paragraph" style:parent-style-name="Text_20_body" style:list-style-name="L2">
      <style:paragraph-properties fo:text-align="justify" style:justify-single-word="false"/>
      <style:text-properties fo:language="ru" fo:country="RU"/>
    </style:style>
    <style:style style:name="P17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76" style:family="paragraph" style:parent-style-name="Text_20_body" style:list-style-name="L3">
      <style:text-properties fo:language="ru" fo:country="RU"/>
    </style:style>
    <style:style style:name="P177" style:family="paragraph" style:parent-style-name="Text_20_body" style:list-style-name="L3">
      <style:text-properties fo:language="ru" fo:country="RU" fo:background-color="#ffff00"/>
    </style:style>
    <style:style style:name="P17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3" style:family="paragraph" style:parent-style-name="Heading_20_2">
      <style:text-properties fo:language="en" fo:country="US"/>
    </style:style>
    <style:style style:name="P184" style:family="paragraph" style:parent-style-name="Heading_20_2">
      <style:text-properties fo:language="ru" fo:country="RU"/>
    </style:style>
    <style:style style:name="P185" style:family="paragraph" style:parent-style-name="Heading_20_2">
      <loext:graphic-properties draw:fill="solid" draw:fill-color="#eeeeee" draw:opacity="100%"/>
      <style:paragraph-properties fo:background-color="#eeeeee"/>
      <style:text-properties fo:language="ru" fo:country="RU"/>
    </style:style>
    <style:style style:name="P186" style:family="paragraph" style:parent-style-name="Heading_20_2">
      <style:paragraph-properties fo:text-align="justify" style:justify-single-word="false"/>
    </style:style>
    <style:style style:name="P187" style:family="paragraph" style:parent-style-name="Heading_20_2">
      <loext:graphic-properties draw:fill="solid" draw:fill-color="#eeeeee" draw:opacity="100%"/>
      <style:paragraph-properties fo:background-color="#eeeeee"/>
    </style:style>
    <style:style style:name="P188" style:family="paragraph" style:parent-style-name="Heading_20_1">
      <loext:graphic-properties draw:fill="solid" draw:fill-color="#eeeeee" draw:opacity="100%"/>
      <style:paragraph-properties fo:background-color="#eeeeee"/>
    </style:style>
    <style:style style:name="P189" style:family="paragraph" style:parent-style-name="Heading_20_1">
      <style:paragraph-properties fo:margin-left="0in" fo:margin-right="0in" fo:text-align="center" style:justify-single-word="false" fo:text-indent="0.1965in" style:auto-text-indent="false"/>
    </style:style>
    <style:style style:name="P190" style:family="paragraph" style:parent-style-name="Heading_20_3">
      <style:text-properties fo:language="ru" fo:country="RU"/>
    </style:style>
    <style:style style:name="P19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c401e"/>
    </style:style>
    <style:style style:name="T12" style:family="text">
      <style:text-properties fo:language="ru" fo:country="RU" officeooo:rsid="001d96b6"/>
    </style:style>
    <style:style style:name="T13" style:family="text">
      <style:text-properties fo:language="ru" fo:country="RU" officeooo:rsid="002691b0"/>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color="#ff3333"/>
    </style:style>
    <style:style style:name="T22" style:family="text">
      <style:text-properties fo:color="#ff3333" fo:language="ru" fo:country="RU"/>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style:font-style-asian="normal" style:font-style-complex="normal"/>
    </style:style>
    <style:style style:name="T2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fo:color="#800000" fo:language="en" fo:country="US"/>
    </style:style>
    <style:style style:name="T31"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style:use-window-font-color="true" officeooo:rsid="002691b0"/>
    </style:style>
    <style:style style:name="T58" style:family="text">
      <style:text-properties style:use-window-font-color="true" officeooo:rsid="0028bc1d"/>
    </style:style>
    <style:style style:name="T59" style:family="text">
      <style:text-properties style:use-window-font-color="true" officeooo:rsid="0028eca2"/>
    </style:style>
    <style:style style:name="T60" style:family="text">
      <style:text-properties style:use-window-font-color="true" officeooo:rsid="0034120f"/>
    </style:style>
    <style:style style:name="T61" style:family="text">
      <style:text-properties fo:background-color="transparent" loext:char-shading-value="0"/>
    </style:style>
    <style:style style:name="T62" style:family="text">
      <style:text-properties style:text-position="super 58%"/>
    </style:style>
    <style:style style:name="T63" style:family="text">
      <style:text-properties fo:color="#c5000b"/>
    </style:style>
    <style:style style:name="T64" style:family="text">
      <style:text-properties fo:language="fr" fo:country="FR"/>
    </style:style>
    <style:style style:name="T65" style:family="text">
      <style:text-properties fo:color="#0000ff"/>
    </style:style>
    <style:style style:name="T66" style:family="text">
      <style:text-properties fo:color="#0000ff" fo:language="ru" fo:country="RU"/>
    </style:style>
    <style:style style:name="T67" style:family="text">
      <style:text-properties fo:color="#3333ff"/>
    </style:style>
    <style:style style:name="T68" style:family="text">
      <style:text-properties fo:color="#3333ff" fo:language="en" fo:country="US"/>
    </style:style>
    <style:style style:name="T69" style:family="text">
      <style:text-properties fo:font-style="normal"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color="#0066ff"/>
    </style:style>
    <style:style style:name="T72" style:family="text">
      <style:text-properties fo:color="#0066ff" fo:language="en" fo:country="US" fo:font-style="normal" fo:background-color="transparent" loext:char-shading-value="0" style:font-style-asian="normal" style:font-style-complex="normal"/>
    </style:style>
    <style:style style:name="T73" style:family="text">
      <style:text-properties fo:background-color="#ffff00" loext:char-shading-value="0"/>
    </style:style>
    <style:style style:name="T74" style:family="text">
      <style:text-properties fo:color="#00ccff"/>
    </style:style>
    <style:style style:name="T75" style:family="text">
      <style:text-properties fo:font-weight="normal" style:font-weight-asian="normal" style:font-weight-complex="normal"/>
    </style:style>
    <style:style style:name="T76" style:family="text">
      <style:text-properties fo:font-weight="normal" fo:background-color="transparent" loext:char-shading-value="0" style:font-weight-asian="normal" style:font-weight-complex="normal"/>
    </style:style>
    <style:style style:name="T77" style:family="text">
      <style:text-properties fo:color="#0066cc"/>
    </style:style>
    <style:style style:name="T78" style:family="text">
      <style:text-properties fo:color="#0066cc" fo:language="ru" fo:country="RU"/>
    </style:style>
    <style:style style:name="T79" style:family="text">
      <style:text-properties fo:color="#0000cc"/>
    </style:style>
    <style:style style:name="T80" style:family="text">
      <style:text-properties style:text-line-through-style="solid" style:text-line-through-type="single" fo:font-weight="bold" style:font-weight-asian="bold" style:font-weight-complex="bold"/>
    </style:style>
    <style:style style:name="T81" style:family="text">
      <style:text-properties fo:language="uk" fo:country="UA"/>
    </style:style>
    <style:style style:name="T82" style:family="text">
      <style:text-properties fo:language="uk" fo:country="UA" fo:font-style="italic" style:font-style-asian="italic" style:font-style-complex="italic"/>
    </style:style>
    <style:style style:name="T83" style:family="text">
      <style:text-properties fo:language="uk" fo:country="UA" fo:font-weight="bold" style:font-weight-asian="bold" style:font-weight-complex="bold"/>
    </style:style>
    <style:style style:name="T84" style:family="text">
      <style:text-properties fo:color="#ff0000"/>
    </style:style>
    <style:style style:name="T85" style:family="text">
      <style:text-properties style:text-underline-style="none"/>
    </style:style>
    <style:style style:name="T86" style:family="text">
      <style:text-properties style:text-rotation-angle="90" style:text-rotation-scale="line-height"/>
    </style:style>
    <style:style style:name="T87" style:family="text">
      <style:text-properties style:text-rotation-angle="270" style:text-rotation-scale="line-height"/>
    </style:style>
    <style:style style:name="T88" style:family="text">
      <style:text-properties style:text-position="sub 58%" style:font-size-asian="10.5pt"/>
    </style:style>
    <style:style style:name="T89" style:family="text">
      <style:text-properties style:font-name="Symbol" style:font-name-asian="Symbol" style:font-name-complex="Symbol"/>
    </style:style>
    <style:style style:name="T90" style:family="text">
      <style:text-properties style:font-name="Liberation Serif1" style:font-name-asian="Symbol" style:font-name-complex="Symbol"/>
    </style:style>
    <style:style style:name="T91" style:family="text">
      <style:text-properties style:font-name="Courier New CYR"/>
    </style:style>
    <style:style style:name="T92" style:family="text">
      <style:text-properties style:font-name="Courier New CYR" fo:language="en" fo:country="US"/>
    </style:style>
    <style:style style:name="T93" style:family="text">
      <style:text-properties fo:color="#6666ff"/>
    </style:style>
    <style:style style:name="T94" style:family="text">
      <style:text-properties fo:color="#3399ff"/>
    </style:style>
    <style:style style:name="T95" style:family="text">
      <style:text-properties officeooo:rsid="000bf777"/>
    </style:style>
    <style:style style:name="T96" style:family="text">
      <style:text-properties officeooo:rsid="000abce3"/>
    </style:style>
    <style:style style:name="T97" style:family="text">
      <style:text-properties officeooo:rsid="000d61b4"/>
    </style:style>
    <style:style style:name="T98" style:family="text">
      <style:text-properties officeooo:rsid="000dc474"/>
    </style:style>
    <style:style style:name="T99" style:family="text">
      <style:text-properties officeooo:rsid="000de2dd"/>
    </style:style>
    <style:style style:name="T100" style:family="text">
      <style:text-properties officeooo:rsid="000dff0c"/>
    </style:style>
    <style:style style:name="T101" style:family="text">
      <style:text-properties officeooo:rsid="000e8194"/>
    </style:style>
    <style:style style:name="T102" style:family="text">
      <style:text-properties officeooo:rsid="000f2aa8"/>
    </style:style>
    <style:style style:name="T103" style:family="text">
      <style:text-properties officeooo:rsid="001163cf"/>
    </style:style>
    <style:style style:name="T104" style:family="text">
      <style:text-properties officeooo:rsid="0014dd87"/>
    </style:style>
    <style:style style:name="T105" style:family="text">
      <style:text-properties officeooo:rsid="001c401e"/>
    </style:style>
    <style:style style:name="T106" style:family="text">
      <style:text-properties officeooo:rsid="001eb71b"/>
    </style:style>
    <style:style style:name="T107" style:family="text">
      <style:text-properties officeooo:rsid="00201a8a"/>
    </style:style>
    <style:style style:name="T108" style:family="text">
      <style:text-properties officeooo:rsid="0022bf62"/>
    </style:style>
    <style:style style:name="T109" style:family="text">
      <style:text-properties officeooo:rsid="00230f32"/>
    </style:style>
    <style:style style:name="T110" style:family="text">
      <style:text-properties officeooo:rsid="002691b0"/>
    </style:style>
    <style:style style:name="T111" style:family="text">
      <style:text-properties officeooo:rsid="00282715"/>
    </style:style>
    <style:style style:name="T112" style:family="text">
      <style:text-properties officeooo:rsid="0028bc1d"/>
    </style:style>
    <style:style style:name="T113" style:family="text">
      <style:text-properties officeooo:rsid="0028eca2"/>
    </style:style>
    <style:style style:name="T114" style:family="text">
      <style:text-properties officeooo:rsid="00291b32"/>
    </style:style>
    <style:style style:name="T115" style:family="text">
      <style:text-properties officeooo:rsid="002b19f7"/>
    </style:style>
    <style:style style:name="T116" style:family="text">
      <style:text-properties officeooo:rsid="00327fd9"/>
    </style:style>
    <style:style style:name="T117" style:family="text">
      <style:text-properties officeooo:rsid="0033eabd"/>
    </style:style>
    <style:style style:name="T118" style:family="text">
      <style:text-properties officeooo:rsid="00346037"/>
    </style:style>
    <style:style style:name="T119" style:family="text">
      <style:text-properties officeooo:rsid="00363ab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9" text:outline-level="1">Последний фанфик</text:h>
      <text:p text:style-name="P1"><text:span text:style-name="T1">&lt;</text:span><text:span text:style-name="T66">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11"><text:span text:style-name="T50">&lt;</text:span><text:span text:style-name="T54">Э</text:span><text:span text:style-name="T31">пизод в Кантерлоте, где Луна составляет невысокое мнение об умственных способностях Макса</text:span><text:span text:style-name="T50">&gt;</text:span></text:p>
      <text:p text:style-name="P55">&lt;<text:span text:style-name="T27">Глава про то, как Селестия пытается определить, чего хочет Макс </text:span>&lt;<text:span text:style-name="T1">и </text:span><text:span text:style-name="T27">ест ванильное мороженное</text:span>&gt;<text:span text:style-name="T27">. В конце-концов, она понимает, что Макс хочет секса и дружбы (на самом деле - любви). Эпизод с Агамемноном-бескланником:</text:span></text:p>
      <text:p text:style-name="P46">-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6">&gt;</text:span></text:p>
      <text:p text:style-name="P55">&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9">&lt;<text:span text:style-name="T27">Селестия лечит Макса в Кантерлоте от болячек и наркозависимости по-настоящему </text:span><text:span text:style-name="T26">(</text:span><text:span text:style-name="T27">перебирает на себя его болячки</text:span><text:span text:style-name="T26">)</text:span><text:span text:style-name="T27">.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9">&lt;<text:span text:style-name="T1">Сел показывает и даёт прочувствовать Максу корректировку орбиты Эквуса («подъём» Солнца)</text:span>&gt;</text:p>
      <text:p text:style-name="P59">&lt;Сел пытается научить Макса телепортации, и он телепортирует Агамемнона в пещеру под Кантерлотом&gt;</text:p>
      <text:p text:style-name="P71"><text:span text:style-name="T14">&lt;Луна - </text:span><text:span text:style-name="T26">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4">&gt;</text:span></text:p>
      <text:p text:style-name="P71">&lt;Добавить эпизод подбора снаряги перед опасным заданием&gt;</text:p>
      <text:p text:style-name="P98">Таймлайн <text:span text:style-name="T14">(</text:span>события через 10 лет после Обмена): </text:p>
      <text:p text:style-name="P98">Год 2143 ПВ <text:span text:style-name="T14">(AU -?)</text:span></text:p>
      <text:p text:style-name="P98">22-е мая — вызов Макса в Эквестрию. Гибель Кимеринна</text:p>
      <text:p text:style-name="P98">25-е мая — встреча с Норфом</text:p>
      <text:p text:style-name="P98">27-е мая — первая встреча с Селестией после бегства из замка Сестёр. Сцена с докторами</text:p>
      <text:p text:style-name="P98">29-е мая — встреча с Индиго. Прогулка с Селестией по парку. Муравьи под накрупником</text:p>
      <text:p text:style-name="P98">30-е мая — исчезновение Селестии на неделю</text:p>
      <text:p text:style-name="P98">6-е июня — встреча с Селестией после разлуки. Прогулка по парку. Вид со стены. Землетрясение</text:p>
      <text:p text:style-name="P98"><text:span text:style-name="T14">&lt;</text:span>7<text:span text:style-name="T14">-</text:span>е июня — секс с Селестией. Раздор</text:p>
      <text:p text:style-name="P98">&lt;15-е июня — исчезновение Норфа. Прощание с Селестией.</text:p>
      <text:p text:style-name="P98">17-е июня — отбытие из Кантерлота</text:p>
      <text:p text:style-name="P99"><text:span text:style-name="T1">18</text:span>-<text:span text:style-name="T1">июня — Прибытие в Понивилль. Прочтение дневника эксперимента с заклинанием Индрэ</text:span></text:p>
      <text:p text:style-name="P98"><text:span text:style-name="T14">&lt;</text:span>25-е июня — попойка с Пинки. Бочколёт метконосцев</text:p>
      <text:p text:style-name="P98">27-е июня — получение письма от Селестии. Отказ выдать магический усилитель</text:p>
      <text:p text:style-name="P98"><text:span text:style-name="T14">&lt;</text:span>28-е июня<text:span text:style-name="T14"> </text:span>- попытка отослать письмо Селестии через Спайка</text:p>
      <text:p text:style-name="P98">30-е июня — выезд из Понивилля</text:p>
      <text:p text:style-name="P98">1-е июля — Прибытие в Фетлок. Захват резонаторных рубинов в павильоне Псинтела</text:p>
      <text:p text:style-name="P98">2-е июля — выезд из Фетлока Макса с Дэш в фургоне</text:p>
      <text:p text:style-name="P98"><text:soft-page-break/>&lt;4-е июля - Дэш стучит лбом в дерево. Обнимашки</text:p>
      <text:p text:style-name="P98">8-е июля — прибытие в Груммингтон</text:p>
      <text:p text:style-name="P98">9-е июля –<text:span text:style-name="T14"> </text:span>Провал Груммингтона. Отбытие с Груммингтона</text:p>
      <text:p text:style-name="P98"><text:span text:style-name="T14">&lt;</text:span>12-е июля — Прибытие в Филлидельфию. Отбытие. Падение Макса с самоката</text:p>
      <text:p text:style-name="P98">14-е июля — переправа через седловое озеро. Прибытие Макса с Дэш в Понивилль</text:p>
      <text:p text:style-name="P98">15-е июля — эксперимент с усиленным заклинанием Индрэ. Поединок Луны с Твайлайт в Понивилле</text:p>
      <text:p text:style-name="P98">17-е июля — прибытие в Кантерлот Луны, Макса и шестёрки</text:p>
      <text:p text:style-name="P98"><text:span text:style-name="T14">[</text:span>21-е июля<text:span text:style-name="T14">]</text:span> — Гранд Галопин Гала</text:p>
      <text:p text:style-name="P99">[26-<text:span text:style-name="T1">е июля</text:span>]<text:span text:style-name="T1"> — совещание в зале стратегического планирования. Выдача паспорта Максу</text:span></text:p>
      <text:p text:style-name="P99"/>
      <text:h text:style-name="Heading_20_2" text:outline-level="2">Прочитанные фанфики</text:h>
      <text:h text:style-name="Heading_20_3" text:outline-level="3">Эпичные</text:h>
      <text:p text:style-name="P137">Обмен ( <text:a xlink:type="simple" xlink:href="https://darkpony.ru/obmen/" text:style-name="Internet_20_link" text:visited-style-name="Visited_20_Internet_20_Link">https://darkpony.ru/obmen/</text:a> )</text:p>
      <text:p text:style-name="P140">I Dream Of Luna</text:p>
      <text:p text:style-name="P137">Розовые глазки</text:p>
      <text:p text:style-name="P14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45"/>
      <text:h text:style-name="Heading_20_2" text:outline-level="2">Идеи</text:h>
      <text:list xml:id="list7598729650474990070" text:style-name="L1">
        <text:list-item>
          <text:p text:style-name="P172">добавить детектив <text:span text:style-name="T1">(реализовано)</text:span>+ магические уроки/трактаты Старсвирла (реализовано)</text:p>
        </text:list-item>
        <text:list-item>
          <text:p text:style-name="P173">Терра несколько раз пытается убить Макса (один раз — в аквапарке). Несколько раз Макса спасает Селестия (даёт приказы Нексусу)</text:p>
        </text:list-item>
        <text:list-item>
          <text:p text:style-name="P173">Книги:</text:p>
        </text:list-item>
      </text:list>
      <text:list xml:id="list7728148214573041379" text:style-name="L2">
        <text:list-item>
          <text:p text:style-name="P174">«Великие грифоны прошлого» - из канона (5<text:span text:style-name="T14">s8e)</text:span></text:p>
        </text:list-item>
        <text:list-item>
          <text:p text:style-name="P174">«Высшие заклинания в повседневном использовании: от песчинки до дворца»</text:p>
        </text:list-item>
        <text:list-item>
          <text:p text:style-name="P175">«Малоизвестные аспекты магии трансформаций»</text:p>
        </text:list-item>
        <text:list-item>
          <text:p text:style-name="P17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4">Дасти Вейфарер «Зебрианская культура, быт и фольклор»</text:p>
        </text:list-item>
        <text:list-item>
          <text:p text:style-name="P174">«Краткая история Эквестрии»</text:p>
        </text:list-item>
        <text:list-item>
          <text:p text:style-name="P174">«Шедевры архитектуры Эквестрии» с разделом о Кантерлотском Королевском Дворце</text:p>
        </text:list-item>
        <text:list-item>
          <text:p text:style-name="P174">«Великие дела и великие чары». Страница 893: …</text:p>
        </text:list-item>
        <text:list-item>
          <text:p text:style-name="P174">«<text:span text:style-name="T73">Природа Проклятий</text:span>» - обмен</text:p>
        </text:list-item>
        <text:list-item>
          <text:p text:style-name="P174"><text:span text:style-name="T73">«Магия для Чайников»</text:span> - обмен</text:p>
        </text:list-item>
        <text:list-item>
          <text:p text:style-name="P174"><text:span text:style-name="T73">«Энциклопедия Арканум»</text:span> - обмен</text:p>
        </text:list-item>
        <text:list-item>
          <text:p text:style-name="P174">«О Гейсах» - обмен</text:p>
        </text:list-item>
        <text:list-item>
          <text:p text:style-name="P174">«<text:span text:style-name="T73">Тайны Тайных Наук</text:span>» - обмен</text:p>
        </text:list-item>
        <text:list-item>
          <text:p text:style-name="P175"><text:soft-page-break/>«Основы Заклятий» - обмен</text:p>
        </text:list-item>
        <text:list-item>
          <text:p text:style-name="P174">«Мамочка, А Что Это Истекает Из Моего Рога? - Введение В Магию Для Маленьких Единорогов» - обмен</text:p>
        </text:list-item>
      </text:list>
      <text:p text:style-name="P11"/>
      <text:h text:style-name="Heading_20_2" text:outline-level="2">Факты об Эквестрии <text:span text:style-name="T1">(согласовать с вики)</text:span></text:h>
      <text:list xml:id="list7593379039104710545" text:style-name="L3">
        <text:list-item>
          <text:p text:style-name="P17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7">Селестия — переменчивая пони. В одно время не строгая, а в другое может быть такой, что страшно становится</text:p>
        </text:list-item>
        <text:list-item>
          <text:p text:style-name="P176">У Селестии были такие элементы гармонии: Магия, Доброта, Смех. У Луны — Верность, Честность, Щедрость. (ксенофазия)</text:p>
        </text:list-item>
        <text:list-item>
          <text:p text:style-name="P17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6">Около 820-ти лет назад будущий маг Лайтнинг Стар поступил на обучение к наставнику Тииспоту</text:p>
        </text:list-item>
        <text:list-item>
          <text:p text:style-name="P17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6">У Селестии грива и хвост развеваются и переливаются от магического шампуня</text:p>
        </text:list-item>
        <text:list-item>
          <text:p text:style-name="P176">Тело Селестии очень крепкое — может выдержать несколько тонн земли</text:p>
        </text:list-item>
        <text:list-item>
          <text:p text:style-name="P176">Дискорд намного старше принцесс, его магия сильнее ихней на голову</text:p>
        </text:list-item>
        <text:list-item>
          <text:p text:style-name="P176">Луна младше Селестии на 3 года. Сёстрам около 5000 лет. <text:span text:style-name="T73">По другим данным, Селестии около 2500 лет (Обмен).</text:span></text:p>
        </text:list-item>
        <text:list-item>
          <text:p text:style-name="P176">Принцессы начали войну с Дискордом в возрасте, когда им было около 700 лет — и продолжалась война почти сто лет</text:p>
        </text:list-item>
        <text:list-item>
          <text:p text:style-name="P176">Самый главный враг сестёр и Дискорда — скука</text:p>
        </text:list-item>
        <text:list-item>
          <text:p text:style-name="P176">В Эквестрии на одного жеребца приходится четыре - пять кобыл</text:p>
        </text:list-item>
        <text:list-item>
          <text:p text:style-name="P17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6">Селестия в первые полторы тысячи лет путешествовала — и заварила несколько войн (две — с Эквестрией, в одной была против Луны)</text:p>
        </text:list-item>
        <text:list-item>
          <text:p text:style-name="P176">Настоящий цвет гривы Селестии — клубнично-розовая. Радужный цвет гривы и хвоста поддерживается магией</text:p>
        </text:list-item>
        <text:list-item>
          <text:p text:style-name="P176">Кроме Дискорда, старше сестёр ещё старейшина драконов</text:p>
        </text:list-item>
        <text:list-item>
          <text:p text:style-name="P176"><text:soft-page-break/>Кэйденс не прожила и 60-ти лет и является низкорожденной</text:p>
        </text:list-item>
        <text:list-item>
          <text:p text:style-name="P17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6">Народ тихо фигел от нововведений и с ещё большим ожесточением продолжал делать по-своему</text:p>
        </text:list-item>
        <text:list-item>
          <text:p text:style-name="P17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6">Когда пони женятся, они обмениваются ножными браслетами</text:p>
        </text:list-item>
        <text:list-item>
          <text:p text:style-name="P176">Светилами, кроме сестёр, могут управлять единороги (группы), Дискорд, Твайлайт и Старсвирл</text:p>
        </text:list-item>
        <text:list-item>
          <text:p text:style-name="P176">Королева Кризалис — правительница Зелёной Долины</text:p>
        </text:list-item>
        <text:list-item>
          <text:p text:style-name="P176">Мать Луны и Селестии — аликорн Лорен. Мать Дискорда — Алиса (пони-человек)</text:p>
        </text:list-item>
        <text:list-item>
          <text:p text:style-name="P17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3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3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35">Искусственный интеллект. Создан Владом и Максом. Разработан для управления корпорациями.</text:p>
      <text:h text:style-name="Heading_20_3" text:outline-level="3">Норф</text:h>
      <text:p text:style-name="P13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3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4">2500</text:span>. Страдает о скуки.</text:p>
      <text:h text:style-name="Heading_20_3" text:outline-level="3">Луна</text:h>
      <text:p text:style-name="P13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3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3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3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4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4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4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4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4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4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4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45">Единорог. Холост, молод, мечтателен. Живёт в Кантерлоте. В свободное время рисует облака.</text:p>
      <text:h text:style-name="Heading_20_3" text:outline-level="3">Алекс</text:h>
      <text:p text:style-name="P145">Менеджер проектов, над одним из которых (Нексус) работает Макс.</text:p>
      <text:h text:style-name="Heading_20_3" text:outline-level="3"><text:soft-page-break/>Ростик</text:h>
      <text:p text:style-name="P145">Лидер команды тестировщиков</text:p>
      <text:h text:style-name="Heading_20_3" text:outline-level="3">Стас</text:h>
      <text:p text:style-name="P145">Программист-новичок в команде Макса.</text:p>
      <text:h text:style-name="Heading_20_3" text:outline-level="3">Рома</text:h>
      <text:p text:style-name="P145">Программист в команде UI-программистов</text:p>
      <text:h text:style-name="Heading_20_3" text:outline-level="3">Анджела</text:h>
      <text:p text:style-name="P145">Сисадмин. Флиртует с Максом.</text:p>
      <text:p text:style-name="P145"/>
      <text:h text:style-name="Heading_20_2" text:outline-level="2">Положения</text:h>
      <text:p text:style-name="P14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5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7">В <text:span text:style-name="T1">конце</text:span> каждой главы <text:span text:style-name="T1">(чтобы не спойлерить)</text:span> - рисунок мозаики, отображающий суть главы.</text:p>
      <text:p text:style-name="P37"/>
      <text:h text:style-name="P183" text:outline-level="2">1. Терра</text:h>
      <text:p text:style-name="P38">музыка - кондовая электронная, холодная и отчаянная (Electronics “Disappointed”)</text:p>
      <text:p text:style-name="P39">или из Донни Дарко</text:p>
      <text:p text:style-name="P40">&lt;Mission Impossible theme ?&gt;</text:p>
      <text:p text:style-name="P40">&lt;Pink Floyd “Another Brick In The Wall”&gt;</text:p>
      <text:p text:style-name="P146">&lt;Добавить угрозу ядерной войны&gt;</text:p>
      <text:p text:style-name="P9">***</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11">Я прислонился к стойке с коньяком и закрыл глаза.</text:p>
      <text:p text:style-name="P15">Блядь, как хочется послать его нахуй.</text:p>
      <text:p text:style-name="P11">–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1">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11">– Я даже не смогу зайти в офис. Я выкинул пропуск в унитаз.</text:p>
      <text:p text:style-name="P17">– Макс, не беспокойся, охрана уже в курсе. Тебе выдадут временный.</text:p>
      <text:p text:style-name="P17">–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1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2"><text:note text:id="ftn1" text:note-class="footnote"><text:note-citation>1</text:note-citation><text:note-body><text:p text:style-name="P16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60">Team lead — г<text:span text:style-name="T1">лавный программист команды, работающей над проектом</text:span></text:p></text:note-body></text:note> проекта ушёл в запой, семь лет работы в жопу?</text:p>
      <text:p text:style-name="P15">Блядь!</text:p>
      <text:p text:style-name="P11">– Ладно, <text:span text:style-name="T14">уболтал</text:span>. Загляну на огонёк. Но ничего не обещаю. Честно говоря, мне плевать.</text:p>
      <text:p text:style-name="P11">Треск помех не смог скрыть выдох на той стороне трубки.</text:p>
      <text:p text:style-name="P11">– Спасибо, Анон. Я знал, что на тебя можно рассчитывать. Оплата, как договорились.</text:p>
      <text:p text:style-name="P34"><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9">***</text:p>
      <text:p text:style-name="P5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51">В уголке <text:span text:style-name="T14">RnD-</text:span><text:span text:style-name="T1">зоны</text:span><text:span text:style-name="T1"><text:note text:id="ftn3" text:note-class="footnote"><text:note-citation>3</text:note-citation><text:note-body><text:p text:style-name="P16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4">UI</text:span>-программистов.</text:p>
      <text:p text:style-name="P32">&lt;<text:span text:style-name="T27">Добавить сцену со Стасом</text:span>&gt;</text:p>
      <text:p text:style-name="P51">Я повесил куртку на спинку кресла и включил комп.</text:p>
      <text:p text:style-name="P5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51">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28"/>
      <text:p text:style-name="P18">– Нэш, привет. Это Анон.</text:p>
      <text:p text:style-name="P18">– Привет, Анон. Рад тебя видеть. Мне говорили, ты ушёл с проекта?</text:p>
      <text:p text:style-name="P18">– Не парься об этом, Нэш. Лучше выдай мне общую диагностику на экран в сжатом формате.</text:p>
      <text:p text:style-name="P51"><text:soft-page-break/></text:p>
      <text:p text:style-name="P51">Так, что тут у нас? <text:span text:style-name="T1">Т</text:span>ри последних запроса вызвали сбои в работе кластера и заставили перегрузиться один из хостов.</text:p>
      <text:p text:style-name="P51">Введём-ка парочку <text:span text:style-name="T1">общих</text:span> вопросов <text:span text:style-name="T1">для разминки</text:span>.</text:p>
      <text:p text:style-name="P51"/>
      <text:p text:style-name="P95"><text:span text:style-name="T14">– Нэш, к</text:span>ак называется наш проект?</text:p>
      <text:p text:style-name="P93"><text:span text:style-name="T8">– </text:span><text:span text:style-name="T75">Дайсон.</text:span></text:p>
      <text:p text:style-name="P93"><text:span text:style-name="T8">– </text:span><text:span text:style-name="T75">Сколько тебе лет?</text:span></text:p>
      <text:p text:style-name="P93"><text:span text:style-name="T8">– </text:span><text:span text:style-name="T75">Два года с начала запуска кластера.</text:span></text:p>
      <text:p text:style-name="P93"><text:span text:style-name="T8">– </text:span><text:span text:style-name="T75">Какой сейчас год?</text:span></text:p>
      <text:p text:style-name="P93"><text:span text:style-name="T8">– </text:span><text:span text:style-name="T75">202</text:span><text:span text:style-name="T8">1</text:span><text:span text:style-name="T75">-й.</text:span></text:p>
      <text:p text:style-name="P36"/>
      <text:p text:style-name="P51">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50"/>
      <text:p text:style-name="P95"><text:span text:style-name="T1">– </text:span>Н<text:span text:style-name="T1">эш тестовая задача номер шестнадцать</text:span>. <text:span text:style-name="T1">Выполни при дефолтных настройках.</text:span></text:p>
      <text:p text:style-name="P95"><text:span text:style-name="T37">– Принял к исполнению. </text:span><text:span text:style-name="T1">«Выживание корпорации в условиях жёсткой конкуренции с ограниченными ресурсами. Случай 16».</text:span></text:p>
      <text:p text:style-name="P23">…</text:p>
      <text:p text:style-name="P23">…</text:p>
      <text:p text:style-name="P23">…</text:p>
      <text:p text:style-name="P23">Решение.</text:p>
      <text:p text:style-name="P23">…</text:p>
      <text:p text:style-name="P23"/>
      <text:p text:style-name="P23">Я вчитался в результат.</text:p>
      <text:p text:style-name="P23">–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23">– Решение принято в соответствии с текущими настройками, Анон.</text:p>
      <text:p text:style-name="P51"><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28"/>
      <text:p text:style-name="P51"><text:span text:style-name="T5">–</text:span><text:span text:style-name="T6"> </text:span><text:span text:style-name="T5">Нэш</text:span><text:span text:style-name="T70">, </text:span><text:span text:style-name="T5">в некоем городе живёт брадобрей, который бреет всех людей, которые не бреются сами. Вопрос: кто бреет брадобрея</text:span><text:span text:style-name="T70">?</text:span></text:p>
      <text:p text:style-name="P51"/>
      <text:p text:style-name="P51">Вместо ответа Нексус выплюнул на консоль длинную строку букв и служебных символов, среди которых бросилась в глаза строка “<text:span text:style-name="T34">incompartible interface Analytics v.0.93 beta</text:span>”</text:p>
      <text:p text:style-name="P51">Ага, уже теплее.</text:p>
      <text:p text:style-name="P51"/>
      <text:p text:style-name="P93"><text:span text:style-name="T8">– Нэш</text:span><text:span text:style-name="T75">, выдай диагностику модуля </text:span><text:span text:style-name="T8">аналитики.</text:span></text:p>
      <text:p text:style-name="P51"/>
      <text:p text:style-name="P51">Йо! Видеокамеры молча наблюдают за поднятым вверх <text:span text:style-name="T1">большим пальцем</text:span>.</text:p>
      <text:p text:style-name="P51"><text:soft-page-break/>Всё <text:span text:style-name="T1">ясно</text:span>. Версия аналитического модуля устарела и стала несовместимой с последним релизом кибермозга.</text:p>
      <text:p text:style-name="P51">Набираю номер прожект-мэнеджера.</text:p>
      <text:p text:style-name="P51"/>
      <text:p text:style-name="P51"><text:span text:style-name="T14">–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51"><text:span text:style-name="T14">– </text:span>Окей. Спасибо, <text:span text:style-name="T1">Анон</text:span>. <text:span text:style-name="T1">Выручил.</text:span></text:p>
      <text:p text:style-name="P51"><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5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9">– Но эти установки работают не в тестовом кластере, а на продакшене.</text:p>
      <text:p text:style-name="P19">– Забей, это не наше дело.</text:p>
      <text:p text:style-name="P51"><text:span text:style-name="T1">– </text:span>Ааа, понятно. Ладно, у меня всё. <text:span text:style-name="T1">Отбой</text:span>!</text:p>
      <text:p text:style-name="P52"><text:span text:style-name="T1">– Отбой</text:span>. <text:span text:style-name="T1">Ещё раз спасибо, что помог. Жаль, что ты ушёл</text:span><text:span text:style-name="T14">.</text:span></text:p>
      <text:p text:style-name="P64"/>
      <text:p text:style-name="P117">Бип-бип-бип.</text:p>
      <text:p text:style-name="P51"><text:span text:style-name="T1">У</text:span>ходя попрощался с охранником, <text:span text:style-name="T1">увлечённо исследующим тему садо-мазо</text:span>.</text:p>
      <text:p text:style-name="P51">Всё, свободен. Хотя <text:s/><text:span text:style-name="T1">воскресенье</text:span> уже испорчен<text:span text:style-name="T1">о</text:span>.</text:p>
      <text:p text:style-name="P51"/>
      <text:p text:style-name="P147">***</text:p>
      <text:p text:style-name="P147"/>
      <text:p text:style-name="P11">На улице моросил дождь со снегом. Я шарил по карманам в поисках ключей от машины, когда в плечо похлопали.</text:p>
      <text:p text:style-name="P11">Я обернулся. За спиной подслеповато осклабился бородатый зачуханый мужик в рваных джинсах и свитере.</text:p>
      <text:p text:style-name="P11">– Слышь, браток, дай на опохмел? Мочи нет, в глотке пересохло. Спать не могу, глюки всякие снятся.</text:p>
      <text:p text:style-name="P11">От нечего делать, пока роюсь в карманах, спросил:</text:p>
      <text:p text:style-name="P11">– И что же за глюки тебе снятся, мужик?</text:p>
      <text:p text:style-name="P11">–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1">Я хотел было ответить, что лечиться опохмелом от белой горячки — плохая идея, но тут на меня накатило.</text:p>
      <text:p text:style-name="P11">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1">– Так чего, дашь на успокоение нервов? Не жлобись, мужик, будь другом? – повторный оклик нищего вернул меня к реальности.</text:p>
      <text:p text:style-name="P11">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1"><text:soft-page-break/>– На. – я протянул ему кулёк с Бакарди.</text:p>
      <text:p text:style-name="P11">– О, – обрадовался мужик. – Ромчик! То, что надо! Спасибо, бро!</text:p>
      <text:p text:style-name="P11">Бродяга пошлёпал в дождь.&lt;<text:span text:style-name="T26">Объяснить сдвиг во времени в час между смертью кимеринна в Эквестрии и появлении его на Терре</text:span>&gt;</text:p>
      <text:p text:style-name="P11">Я смотрел ему вслед, пытаясь вспомнить детали образа, на мгновение проступившего во тьме.</text:p>
      <text:p text:style-name="P20"/>
      <text:p text:style-name="P20">***</text:p>
      <text:p text:style-name="P2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60">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11">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1">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1">Рыбки ужин не требовали, но, в отличие от Крысы, были живыми. Я достал упаковку корма из-под стула и отсыпал порцию в мерный стаканчик.</text:p>
      <text:p text:style-name="P11">– Гули-гули-гули!</text:p>
      <text:p text:style-name="P11">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text:span><text:span text:style-name="T13">Высыпав остаток корма в автоматическую кормушку, я отвернулся.</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3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6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1">Сосущее чувство усилилось.</text:p>
      <text:p text:style-name="P11">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text:soft-page-break/></text:p>
      <text:p text:style-name="P9">***</text:p>
      <text:p text:style-name="P9"/>
      <text:p text:style-name="P1">Грохот улицы не достигал крыши 34-хэтажного корпуса <text:span text:style-name="T26">Bionic-Hill’а</text:span>. <text:span text:style-name="T1">Разноцветное искрение снежинок в мягком свете фонарей</text:span> создавал<text:span text:style-name="T1">о</text:span> атмосферу <text:span text:style-name="T8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11">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4">&lt;</text:span><text:span text:style-name="T78">мелодия из Донни Дарко</text:span><text:span text:style-name="T1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34"><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34">Нет, это не для меня. Я сюда пришёл подышать воздухом. И только.</text:p>
      <text:p text:style-name="P1">Влад тогда совершил глупость, большую глупость. Я ему давно го<text:span text:style-name="T61">ворил </text:span><text:span text:style-name="T2">—</text:span><text:span text:style-name="T6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5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5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1">А у нас получается... </text:span><text:span text:style-name="T2">–</text:span><text:span text:style-name="T6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60">AI <text:span text:style-name="T2">– </text:span><text:span text:style-name="T6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3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34">Картинка дёрнулась и поплыла, звёзды опять стали вращаться.</text:p>
      <text:p text:style-name="P1"><text:soft-page-break/>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34">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96">Музыка быстрая, тревожная, надорваная и печальная (Pet Shop Boys “So Hard” ?)</text:p>
      <text:p text:style-name="P41"/>
      <text:p text:style-name="P105"><text:span text:style-name="T14">&lt;</text:span><text:span text:style-name="T1">Описание полёта через Эогипп. Удивлённый взгляд Анакорна</text:span><text:span text:style-name="T14">&gt;</text:span></text:p>
      <text:p text:style-name="P5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51">Единорог поднял голову.</text:p>
      <text:p text:style-name="P51"><text:span text:style-name="T14">–</text:span> Она очнулась.</text:p>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1">, </text:span><text:span text:style-name="T2">а от валиума таких глюков у меня ни разу не было</text:span><text:span text:style-name="T6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text:soft-page-break/>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1">– Сколько же в тебе<text:span text:style-name="T3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27">Описание получше. Подземелье</text:span><text:span text:style-name="T1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6">п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1">Я даже начал было смотреть серии по собственной инициативе, но после самоубийства Влада не смог к ним вернуться.</text:p>
      <text:p text:style-name="P53"><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5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1">&lt;<text:span text:style-name="T6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text:span><text:soft-page-break/><text:span text:style-name="T63">ошибся — он в видении просто не заметил Макса, разговаривающего с Анакорном. А проводник — именно Макс</text:span>&gt;</text:p>
      <text:p text:style-name="P11">– Сестрица, не позорься! – шикнула на Селестию тёмная аликорница. – Не выдавай желаемое за действительное хотя бы при посторонних.</text:p>
      <text:p text:style-name="P11">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1">– Что происходит? Как я тут очутился вообще?</text:p>
      <text:p text:style-name="P11">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1">Дискорд нахмурился и бросил в сторону, ковыряясь когтем в зубе.</text:p>
      <text:p text:style-name="P11">–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1">– <text:s/>А что, в Винг-Поинте вас не учили, что оставлять пост без приказа <text:s/>— недопустимо? – отпустил он уже пегасу.</text:p>
      <text:p text:style-name="P11">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11">–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11">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1">–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1"><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1">– На себя посмотри! – огрызнулся Дискорд. – Призвала какую-то полудохлую обезьяну вместо с<text:span text:style-name="T36">верх</text:span>…</text:p>
      <text:p text:style-name="P11">– Сестра, ты идёшь? – заглянула в зал Луна.</text:p>
      <text:p text:style-name="P11">Тут м<text:span text:style-name="T14">еня, </text:span>наконец,<text:span text:style-name="T14"> стошнило. Буквально вывернуло наизнанку: из носа текло, в глазах стояли слёзы. </text:span></text:p>
      <text:p text:style-name="P11">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64">Jack of Hearts</text:span><text:span text:style-name="T64"><text:note text:id="ftn7" text:note-class="footnote"><text:note-citation>7</text:note-citation><text:note-body><text:p text:style-name="Footnote"><text:bookmark text:name="result_box1"/><text:span text:style-name="T64">Jack of Hearts</text:span> <text:span text:style-name="T1">– Червовый валет (фр.)</text:span></text:p></text:note-body></text:note></text:span><text:span text:style-name="T64"> , </text:span><text:span text:style-name="T1">Сахарная Ватка</text:span><text:span text:style-name="T6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1">Я разогнулся и выпустил шею аликорницы. Она перевела <text:s/>взгляд на меня. Потом — на своё копыто, краешек которого оказался запачкан.</text:p>
      <text:p text:style-name="P26">Я смутился и потянулся за платком.</text:p>
      <text:p text:style-name="P26">– Я это… Извиняюсь. Сейчас вытру.</text:p>
      <text:p text:style-name="P11"><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2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1">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1">– Ты почему отстал? – крикнула она. – Некогда прохлаждаться!</text:p>
      <text:p text:style-name="P11">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1">–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1">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1">–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11">– Какого хера? Прекрати немедленно! Бля...</text:p>
      <text:p text:style-name="P11">Аликорница пропустила мои протесты мимо ушей. Мы приближались к концу галереи, когда из конца, где я только что отдыхал, показался стебель.</text:p>
      <text:p text:style-name="P11">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1">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1">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1">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1">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1">Я оглянулся вперёд и увидел ещё один зелёный «рукав», выползающий из бокового прохода, как паста из тюбика.</text:p>
      <text:p text:style-name="P11">Бац!</text:p>
      <text:p text:style-name="P11">– Ай!</text:p>
      <text:p text:style-name="P11">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1">Увидев, что назад пути нет, аликорница крутанулась обратно.</text:p>
      <text:p text:style-name="P11">Бац!</text:p>
      <text:p text:style-name="P11">– Ай! Твою ж... Твоё высочество, блин!!!</text:p>
      <text:p text:style-name="P11">Селестия выпрямилась в струнку.</text:p>
      <text:p text:style-name="P11"><text:soft-page-break/>– Закрой глаза! – скомандовала аликорница.</text:p>
      <text:p text:style-name="P11">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11">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1">–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1">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1">–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11">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1">Но оставить аликорницу здесь? Я оглянулся на неё.</text:p>
      <text:p text:style-name="P11">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1">Нет, не могу. Блин, лучше уж пусть меня сожрёт с ней заодно это шелестящее говно, чем оставить её тут одну.</text:p>
      <text:p text:style-name="P11">Я присел рядом с ней и положил её голову к себе на колени.</text:p>
      <text:p text:style-name="P11">– Эй!!! – крикнул я ей в ухо. – Вставай! Ты должна встать!</text:p>
      <text:p text:style-name="P11">Я дунул ей в морду и потрепал рукой по чёлке, задев при этом рог.</text:p>
      <text:p text:style-name="P11">Медленно-медленно <text:s/>Селестия раскрыла один глаз. Её ноги дёрнулись и поджались к телу.</text:p>
      <text:p text:style-name="P11">– Вставай, лошадь рогатая!!! Некогда прохлаждаться! Нам сейчас жопа наступит, если не встанешь!</text:p>
      <text:p text:style-name="P11">Глаз так же медленно закрылся.</text:p>
      <text:p text:style-name="P11">Я зарычал от бессилия. Шуршание раздавался совсем близко.</text:p>
      <text:p text:style-name="P11">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1">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11">Ну, всё, можно вставлять в глаза монетки. Хороший бутерброд получился для глистоплюща!</text:p>
      <text:p text:style-name="P11"><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1">– Давай, родная, давай! Вставай, я помогу тебе. Совсем немного осталось...</text:p>
      <text:p text:style-name="P11">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11">– Вот они!!!</text:p>
      <text:p text:style-name="P11">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11">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11">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1">–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1">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1">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61">Спи, сестра моя родная,<text:line-break/>Спи. Усни.<text:line-break/>Крыльями тебя укрою,<text:line-break/>Спи. Усни.</text:p><text:p text:style-name="P161"><text:tab/>В чаще тёмной волки воют,<text:line-break/>Спи. Усни.</text:p><text:p text:style-name="P161"><text:tab/>В мрачном замке духи ноют,<text:line-break/>Спи. Усни.</text:p><text:p text:style-name="P161"><text:tab/>Сказки вечность нам читает,<text:line-break/>Спи. Усни.<text:line-break/>День осенний угасает,<text:line-break/>Спи. Усни.<text:line-break/>Помни только в сне глубоком,</text:p><text:p text:style-name="P16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11">–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1">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1">Ну, блин, пронесло! Не думаю, что эта дрянь умеет летать. Я облегчённо выдохнул.</text:p>
      <text:p text:style-name="P11">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11">–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1">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1">–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11">– <text:s/>Почему ты называешь замок домом?</text:p>
      <text:p text:style-name="P11">–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1">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1">– А почему вы выбрали такое необычное место для замка? Остров посреди болота мне не кажется подходящим местом для королевской резиденции.</text:p>
      <text:p text:style-name="P11">– Раньше тут не было болота. Глубокий овраг окружал Дом с трёх сторон. С четвёртой его защищала скала. Болото появилось совсем недавно.</text:p>
      <text:p text:style-name="P11">– Точно недавно?</text:p>
      <text:p text:style-name="P11">– Почему ты спрашиваешь Нас?</text:p>
      <text:p text:style-name="P26">Я указал на пятно ряби на воде, быстро догоняющее тень от колесницы.</text:p>
      <text:p text:style-name="P11">– Потому что в нём успела завестись рыба. Причём, судя по всему, достаточно крупная.</text:p>
      <text:p text:style-name="P11">Луна проследила взглядом направление и внезапно вскочила на ноги.</text:p>
      <text:p text:style-name="P11">– Набирай высоту! Они настигают нас! – крикнула она Дискорду. Тот обернулся и, увидев пятно на воде, помотал головой.</text:p>
      <text:p text:style-name="P11">–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1">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1">– Вправо! – заорал Дискорд, рванув жезл вправо.</text:p>
      <text:p text:style-name="P11">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1">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1"><text:soft-page-break/>–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1">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11">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11">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1">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1">Она что-то спросила меня, но я не услышал ни звука.</text:p>
      <text:p text:style-name="P11">– Что?! Говори громче, я ничего не слышу.</text:p>
      <text:p text:style-name="P11">– Где Дискорд? – повторила она <text:span text:style-name="T26">надреснутым голосом</text:span>.</text:p>
      <text:p text:style-name="P11">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1">Что-то схватило меня за шиворот и потащило назад.</text:p>
      <text:p text:style-name="P11">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1">Пегасы тем временем упорно молотили крыльями, пытаясь прорваться к близкому берегу.</text:p>
      <text:p text:style-name="P11">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1">Тройка скакунов молча ускорилась, а их попавшийся собрат бился в объятиях лозы как мотылёк в паутине.</text:p>
      <text:p text:style-name="P11">Луна застыла, глядя немигающими глазами на пегаса. Потом она, не разжимая зубов, издала нечто, похожее одновременно на тонкий вой и ржание.</text:p>
      <text:p text:style-name="P11"><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1">Одновременно раздался громкий треск откуда-то сзади, и пол платформы выровнялся</text:p>
      <text:p text:style-name="P11">– Кимеринн!!! <text:s/>– <text:s/>закричала Луна, выплюнув воротник моей куртки.</text:p>
      <text:p text:style-name="P11">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1">Луна, сложив крылья, прыгнула головой вниз с платформы.</text:p>
      <text:p text:style-name="P11">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1">Мы уже летели над берегом, когда она молча опустилась на платформу и забилась в угол<text:span text:style-name="T36">, опустив голову на пол.</text:span></text:p>
      <text:p text:style-name="P11">Некоторое время мы летели молча. Потом из-под платформы послышался шорох и возня. Я лёг на пол и заглянул под платформу.</text:p>
      <text:p text:style-name="P11">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1">Я ухватился за протянутую им лапу, а подошедшая Луна вцепилась зубами в его загривок и — оп-па! — мы таки втащили его на колесницу.</text:p>
      <text:p text:style-name="P11"><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11"><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11">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1">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1"><text:span text:style-name="T14">–</text:span> <text:span text:style-name="T26">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11"><text:span text:style-name="T14">–</text:span> ТЫ!!! ТЫ!..</text:p>
      <text:p text:style-name="P11"><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text:span text:style-name="T26">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11">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11">Дальнейший путь мы провели в молчании.</text:p>
      <text:p text:style-name="P32"/>
      <text:h text:style-name="Heading_20_2" text:outline-level="2"><text:soft-page-break/><text:span text:style-name="T14">3. </text:span>Кантерлот</text:h>
      <text:p text:style-name="P97">Музыка медленная, фэнтезийная, средневековая, изысканая, дворцовая (стиль Dire Straits “Coyote”)</text:p>
      <text:p text:style-name="P34">Глава IV. Пределы магии</text:p>
      <text:p text:style-name="P31"/>
      <text:p text:style-name="P34">Вашему покорному слуге известны четыре предела магии: </text:p>
      <text:list xml:id="list20880648807525140" text:style-name="L4">
        <text:list-item>
          <text:p text:style-name="P17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59"><text:s/>Сколько страниц сегодня нахреначили?</text:p><text:p text:style-name="P160">– <text:span text:style-name="T1">Восемь, учитель!</text:span></text:p><text:p text:style-name="P160">– Отлично. Надиктую ещё две и сбегаешь за кофе.</text:p></text:note-body></text:note></text:span></text:p>
        </text:list-item>
      </text:list>
      <text:p text:style-name="P15"/>
      <text:p text:style-name="P21">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9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94">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94"><text:soft-page-break/>Дискорд исчез. Последний раз драконикуса видели, когда он на своей <text:span text:style-name="T1">золотой барже</text:span> удалялся в сторону Жеребячьих<text:span text:style-name="T26"> </text:span>гор.</text:p>
      <text:p text:style-name="P9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94">Я потянулся. Хватит на сегодня чтения. Настало время ежедневной прогулки по городу. Тем более, что у меня есть деньги.</text:p>
      <text:p text:style-name="P9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94">Так что даже на ремонт одежды и покупку необходимых в повседневной жизни мелочей у меня финансов не было. До недавнего времени. </text:p>
      <text:p text:style-name="P9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94"><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94"><text:span text:style-name="T14">Как раз на спуске в нижний </text:span><text:span text:style-name="T1">город, на мосту</text:span><text:span text:style-name="T14">, 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29">В погоне за ней я чуть не открыл лбом дубовые ворота — серебряшка прокатилась прямо под ними.</text:p>
      <text:p text:style-name="P2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21">Я приоткрыл створку.</text:p>
      <text:p text:style-name="P2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9">– Макс. – <text:s/>отрекомендовался я. – <text:s/>Человек.</text:p>
      <text:p text:style-name="P2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21">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9"><text:soft-page-break/>– К сожалению, не слышал. Я тут недавно.</text:p>
      <text:p text:style-name="P2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9">– Я вижу вас. – честно признался я.</text:p>
      <text:p text:style-name="P2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9">– Вы говорили, что королевские кареты делали три мастерских…</text:p>
      <text:p text:style-name="P2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9">Норф строго посмотрел на меня поверх очков.</text:p>
      <text:p text:style-name="P2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9">Единорог с силой крутанул колесо. Оно беззвучно завертелось, превратившись в серый размытый диск.</text:p>
      <text:p text:style-name="P2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9">Норф пошёл к сараю, стоявшему у задней стены дворика. На полпути он обернулся.</text:p>
      <text:p text:style-name="P29">– Не могли бы вы помочь мне вон с тем домкратом? А то склероз замучал, а бегать туда-сюда уже малость трудновато.</text:p>
      <text:p text:style-name="P29">Распахнув ветхие ворота сарайчика, он картинно вскинул копыто.</text:p>
      <text:p text:style-name="P29">– “Королева Лорен ”! Встречайте!</text:p>
      <text:p text:style-name="P2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9">Старик клюнул носом и встрепенулся. Потом он огляделся и заговорщицки подмигнул мне.</text:p>
      <text:p text:style-name="P29">– “Лорен” я сделал на базе <text:span text:style-name="T3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text:span></text:p>
      <text:p text:style-name="P29">Норф любовно погладил обтекатель кареты и стал подымать её на домкрате.</text:p>
      <text:p text:style-name="P2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9">Норф снял заднее колесо и покатил его под навес. Я закрыл охромевшую “Королеву Лорен” в гараже и последовал за ним.</text:p>
      <text:p text:style-name="P29">– А вы, как я вижу, королевский гость? – Норф кивнул на ворот рубашки с закрепённой клипсой-пропуском. – Могу я вас попросить об одном одолжении?</text:p>
      <text:p text:style-name="P29">– Да пожалуйста!</text:p>
      <text:p text:style-name="P29">– Подождите минутку, я сейчас.</text:p>
      <text:p text:style-name="P29">Норф закончил монтаж колеса и скрылся в небольшом домике в глубине двора.</text:p>
      <text:p text:style-name="P2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4">935 – 992 A.C.</text:span> ”. Под надписью было стилизованное изображение распростёршего крылья пегаса, тянущего колесницу.</text:p>
      <text:p text:style-name="P29">Я торопливо отошёл к воротам. Норф как раз вышел из дома с маленькой деревянной коробочкой красного цвета.</text:p>
      <text:p text:style-name="P2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9">– Не забуду. – пообещал я.</text:p>
      <text:p text:style-name="P29"/>
      <text:h text:style-name="Heading_20_2" text:outline-level="2"><text:span text:style-name="T14">4. </text:span>Библиотека</text:h>
      <text:p text:style-name="P30">&lt;<text:span text:style-name="T65">Mike Oldfield – Tres Lunas ”To Be Free” (Radio Edit)</text:span>&gt;</text:p>
      <text:p text:style-name="P34">Глава VI. Основы</text:p>
      <text:p text:style-name="P34"/>
      <text:p text:style-name="P3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3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4">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1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7"/>
      <text:p text:style-name="P53">На трактат упала тень.</text:p>
      <text:p text:style-name="P54">– Эй, нельзя ли не заслонять …</text:p>
      <text:p text:style-name="P54">Я поперхнулся словом, упёршись носом в покрытую белой шерстью грудь. Селестия оступила, извиняясь.</text:p>
      <text:p text:style-name="P54">– Извини за беспокойство. Просто стало интересно, что ты так увлечённо читаешь? Стража докладывала, что ты днюешь и ночуешь в библиотеке.</text:p>
      <text:p text:style-name="P53"><text:span text:style-name="T14">За прошедшие дни я уже привык и к магии, и к разумным эквиноподобным и даже </text:span><text:span text:style-name="T1">ко сну вдоволь</text:span><text:span text:style-name="T14">.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54">– Эээ…</text:p>
      <text:p text:style-name="P54">–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4">Она потянулась за спину, сжала зубами зажим, и, после негромкого щелчка, экзоскелет “разошёлся” в стороны.</text:p>
      <text:p text:style-name="P54">– Вот, так лучше. – улыбнулась она, вышагивая из него. – Доктор Плантаго Майор был уверен, что я не дотянусь до замка.</text:p>
      <text:p text:style-name="P84">Экзоскелет, лишившись хозяйки, переключил цвет лампочки с зелёного на оранжевый.</text:p>
      <text:p text:style-name="P54">– Насколько я знаю, тебе было прописано два месяца постельного режима. Сейчас и недели не прошло...</text:p>
      <text:p text:style-name="P54">– Не волнуйся, аликорны куда крепче единорогов, по стандартам которых меня лечат.</text:p>
      <text:p text:style-name="P5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53">Она, почувствовав мой взгляд, подняла нос <text:span text:style-name="T1">из</text:span> книги и <text:s/>посмотрела на меня, насторожив уши.</text:p>
      <text:p text:style-name="P53"><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5">– А по-моему, ты не…</text:p>
      <text:p text:style-name="P53"><text:span text:style-name="T15">– Так, я попрошу! – перебила меня венценосная кобыла. – Давай, ты не будешь лезть в мои дела, а я не буду</text:span><text:span text:style-name="T4">… эээ… ммм…</text:span></text:p>
      <text:p text:style-name="P55">– Не будешь что?</text:p>
      <text:p text:style-name="P65">Селестия нахмурилась и угрожающе подняла крылья.</text:p>
      <text:p text:style-name="P65"><text:span text:style-name="T14">– </text:span>Не забывай, человек, я — могущественный маг и правитель Эквестрии. Ко мне нужно относиться с должным уважением!</text:p>
      <text:p text:style-name="P65"><text:span text:style-name="T14">– </text:span>А то что? Превратишь в жабу? Сошлёшь на Луну? Убьёшь нахер?</text:p>
      <text:p text:style-name="P65"><text:soft-page-break/>Аликорница сникла. Уши её опустились.</text:p>
      <text:p text:style-name="P65"><text:span text:style-name="T14">– </text:span>Макс, не надо... Ты же знаешь, я этого не сделаю.</text:p>
      <text:p text:style-name="P65"><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5">Селестия приложила копыто ко лбу и издала протяжный стон.</text:p>
      <text:p text:style-name="P55">– О, небо! Я забыла распорядиться насчёт тебя! Какая же я тупая! Макс, извини, пожалуйста!</text:p>
      <text:p text:style-name="P65"><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65"><text:span text:style-name="T14">Аликорница уселась н</text:span>а пол <text:span text:style-name="T14">и прижала копыто к груди.</text:span></text:p>
      <text:p text:style-name="P55">– Да будет так! Сим заявляю, что отныне и впредь буду общаться с тобой на равных, человек Макс. Слово Селестии <text:span text:style-name="T1">Эквестрийской</text:span>!</text:p>
      <text:p text:style-name="P65">Закончив фразу, аликорница вскинула копыто вперёд и вверх. Я чуть не подавился нервным смешком, настолько это напоминало зигу<text:tab/>.</text:p>
      <text:p text:style-name="P65"><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65"><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5"><text:span text:style-name="T14">– </text:span>Вот, читай отсюда. <text:span text:style-name="T14">– а</text:span>ликорница подчеркнула абзац копытом.</text:p>
      <text:p text:style-name="P65"/>
      <text:p text:style-name="P67">***</text:p>
      <text:p text:style-name="P67"/>
      <text:p text:style-name="P7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8">Но величайшая справедливость юниверсума заключается в том, что не существует безвыходных положений. Всегда есть надежда.</text:p>
      <text:p text:style-name="P7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5"/>
      <text:p text:style-name="P65">&lt;<text:span text:style-name="T26">Селестии не удастся привлечь Макса на сторону Эквестри даже с помощью 34 — это удастся Дэш</text:span>&gt;</text:p>
      <text:p text:style-name="P65">В ухе стало щекотно от тёплого дуновения.</text:p>
      <text:p text:style-name="P55">– Теперь ты понимаешь, почему мы не ожидали увидеть тебя? Мы, вообще-то, вызывали сверхаликорна…</text:p>
      <text:p text:style-name="P55">Я повернулся к Селестии.</text:p>
      <text:p text:style-name="P5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5">Аликорница отвернулась.</text:p>
      <text:p text:style-name="P55">– Это очень чувствительная тема. – сказала она после недолгой заминки. – <text:s/>Постыдная для нас.</text:p>
      <text:p text:style-name="P55">– Какая тема?</text:p>
      <text:p text:style-name="P55">Селестия повернулась, но старалась избегать меня взглядом.</text:p>
      <text:p text:style-name="P55">– Магия.</text:p>
      <text:p text:style-name="P55">– Что?</text:p>
      <text:p text:style-name="P5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5">Я посмотрел на аликорницу. Та старательно делала вид, что интересуется состоянием лака на копыте.</text:p>
      <text:p text:style-name="P55">– То есть, вы почувствовали ослабление своих магических способностей, и решили, что миру приходит конец?</text:p>
      <text:p text:style-name="P5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5">– Ээээ… ммм… А вы пробовали обратиться к врачу? – начал я как можно мягче.</text:p>
      <text:p text:style-name="P55">БАЦ!</text:p>
      <text:p text:style-name="P5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5">– Это бесполезно… Он не верит мне. У меня нет времени его переубедить.</text:p>
      <text:p text:style-name="P55">Потом она обратилась ко мне.</text:p>
      <text:p text:style-name="P55">– <text:s/>Извини. Сорвалась. Мне очень стыдно. Последнее время всё идёт наперекосяк, совсем не так, как мы планировали.</text:p>
      <text:p text:style-name="P5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5"><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5">Я снял её копыто со своего плеча и осторожно поставил на пол.</text:p>
      <text:p text:style-name="P55"><text:span text:style-name="T1">– Зачем? </text:span>– спросил я. – Что это за театр, твоё… Ваше Высочество? Во-первых, я не давал своё согласие на чтение моих мыслей. Во-вторых…</text:p>
      <text:p text:style-name="P55">Я присел на корточки, раздвинул гриву и снизу вверх заглянул в морду аликорнице.</text:p>
      <text:p text:style-name="P6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5">Я протянул руку, вытер ей слёзы и погладил по шее.</text:p>
      <text:p text:style-name="P65">– Не плачь. Я не отказываюсь. Хотя, скорее всего, Стар Свирл что-то напутал в заклинании, потому что я человек, а не сверхаликорн.</text:p>
      <text:p text:style-name="P6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5">Селестия успокоилась и смущённо потёрлась носом мне о плечо.</text:p>
      <text:p text:style-name="P65">– <text:s/>И я не читала твои мысли. У тебя на лице и так всё написано — ты не умеешь скрывать эмоции.</text:p>
      <text:p text:style-name="P65">Наружная дверь заскрипела, после чего коридор наполнился топотом множества копыт и шумом голосов.</text:p>
      <text:p text:style-name="P55">Аликорница <text:span text:style-name="T1">прислушалась, </text:span>всполошилась и стала носиться по читальному залу с загнанным видом.</text:p>
      <text:p text:style-name="P55">– <text:s/><text:span text:style-name="T1">Дискордовы</text:span> яйца! Они нашли меня!</text:p>
      <text:p text:style-name="P55"><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5">– <text:s/>Ты! Чего! Делаешь! Твоё, <text:span text:style-name="T1">блин,</text:span> высочество!!! – <text:s/>я едва уберёг <text:span text:style-name="T1">своё </text:span>естество от острого рога.</text:p>
      <text:p text:style-name="P5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5">– Помоги! Мне самой не закрыть замок, – <text:s/>обратилась аликорница ко мне, тщётно пытаясь охватить зубами раскрытую защёлку.</text:p>
      <text:p text:style-name="P5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5">– <text:s/><text:span text:style-name="T1">Я</text:span> помогу! – <text:s/>Селестия изогнула шею и стала зубами сжимать защёлку.</text:p>
      <text:p text:style-name="P55">ШЛОП!</text:p>
      <text:p text:style-name="P5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5">Увидев Селестию, толпа замерла. Та в попытке спрятать меня, раскрыла крылья.</text:p>
      <text:p text:style-name="P65">В наступившей тишине аликорница прошептала мне убито:</text:p>
      <text:p text:style-name="P55">– <text:s/><text:span text:style-name="T1">Что-то мне не хочется оборачиваться.</text:span></text:p>
      <text:p text:style-name="P65">– <text:s/>А придётся. Кстати, крылья можешь опустить. Всё равно видна табуретка и мои ноги.</text:p>
      <text:p text:style-name="P65">Селестия закрыла глаза и медленно обернулась к толпе.</text:p>
      <text:p text:style-name="P5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5"><text:span text:style-name="T1">– Занавес. </text:span>– <text:s/><text:span text:style-name="T1">подытожил я.</text:span></text:p>
      <text:p text:style-name="P55"/>
      <text:h text:style-name="P184" text:outline-level="2"><text:span text:style-name="T14">5. </text:span>Индиго</text:h>
      <text:p text:style-name="P55"/>
      <text:p text:style-name="P55">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5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5"><text:span text:style-name="T1">– </text:span>А-а-апчхииии! – раздалось прямо у меня под ногами.</text:p>
      <text:p text:style-name="P65"><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5">– Ты кто? – машинально спросил я.</text:p>
      <text:p text:style-name="P65">– Индиго. – ответили глаза.</text:p>
      <text:p text:style-name="P65">Ответ не прояснил ситуацию ни на йоту, так что я продолжил.</text:p>
      <text:p text:style-name="P65">– А чего ты под лавкой делаешь?</text:p>
      <text:p text:style-name="P65">– Прячусь.</text:p>
      <text:p text:style-name="P65">Поняв, что расспросами ничего не добьёшься, я предложил прямо:</text:p>
      <text:p text:style-name="P65">– Может, ты вылезешь? Меня можно не бояться. Я не страшный.</text:p>
      <text:p text:style-name="P65">Под лавкой началась <text:s/>возня и сопение, потом наружу вылез жеребёнок-единорог насыщенного синего цвета.</text:p>
      <text:p text:style-name="P65">– А я тебя вовсе и не боюсь. Вот ещё! Я в прятки играла.</text:p>
      <text:p text:style-name="P65">–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5">– Ничо страшного! – малютка вытерла нос. – Меня всё равно искать некому.</text:p>
      <text:p text:style-name="P65">– Это как? Ты же с кем-то в прятки играешь? – продолжал допытываться я.</text:p>
      <text:p text:style-name="P65">– Сама с собой и играю. – хмуро ответила кобылка. – А тебе чего, дяденька?</text:p>
      <text:p text:style-name="P65">Я понял, что жеребёнок не настроен на беседу. Пожал плечами <text:s/>и повернулся было уходить.</text:p>
      <text:p text:style-name="P65">– Эээ, гм-м…</text:p>
      <text:p text:style-name="P65">Я повернулся обратно.</text:p>
      <text:p text:style-name="P65">– Что?</text:p>
      <text:p text:style-name="P65">Единорожка ковыряла копытом землю и шмыгала носом, не смотря на меня. Я терпеливо ждал.</text:p>
      <text:p text:style-name="P65">– Дяденька, а ты не мог бы спросить принцессу Селестию, куда девалась Шейла Блюскай? А то мне играть не с кем.</text:p>
      <text:p text:style-name="P65">– При случае спрошу. Если встречу.</text:p>
      <text:p text:style-name="P65">– Встретишь, канешн! Скажи ей, что у меня сегодня день рождения, и я здоровски обиделась, когда она на него не пришла!</text:p>
      <text:p text:style-name="P65"><text:s/>Такая уверенность кобылки меня заинтриговала. Я пригляделся к жеребёнку повнимательнее. Да нет, вроде, раньше её не встречал.</text:p>
      <text:p text:style-name="P65">– Позволь поинтересоваться, откуда у тебя такая уверенность, что я встречусь с Селестией? Я ей, знаешь ли, свиданий не назначаю.</text:p>
      <text:p text:style-name="P65">– Да ладно-о-о, брось заливать-то! – скептически протянуло юное создание. – Все знают, что вы встречаетесь. Вот и спроси её, пажалста, когда увидишь.</text:p>
      <text:p text:style-name="P65">– Кто это «все»?</text:p>
      <text:p text:style-name="P65">– Ну, прислуга, стража, мой па…</text:p>
      <text:p text:style-name="P65">Ох! Во что же это такое я вляпался, а? За кого они меня, чёрт побери, принимают?</text:p>
      <text:p text:style-name="P65">Я присел на лавочку и наклонился пониже, чтобы наши головы были на одном уровне.</text:p>
      <text:p text:style-name="P65">– А твоего «па» не смущает, что я и Селестия м-м-м… немного разных видов? Точнее, совсем разных?</text:p>
      <text:p text:style-name="P65">– И чо? – без малейшего замешательства спросила кроха.</text:p>
      <text:p text:style-name="P65"><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5">– <text:s/>Кха-кхе-гррхмм... Э-э-э... м-м-м... ну-у-у...</text:p>
      <text:p text:style-name="P65">У меня в голове произошло короткое замыкание. Слова пропали. Уши начали гореть.</text:p>
      <text:p text:style-name="P65">– <text:s/>Как, ты говоришь, тебя зовут? – в конце-концов выдавил осипшим голосом я, стараясь перевести тему. – Про чей день рождения я должен рассказать?</text:p>
      <text:p text:style-name="P6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5">У меня в памяти зажглась лампочка.</text:p>
      <text:p text:style-name="P65">– Постой-постой, не части. Твой отец, случайно, не Хорст Мэдтроттер?</text:p>
      <text:p text:style-name="P65">– Агась. А ты откудова знаешь?</text:p>
      <text:p text:style-name="P65">– Да так, один пони сказал. – я полез за пазуху и достал красную коробочку. – Вот тебе подарок.</text:p>
      <text:p text:style-name="P65">–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65">– Вообще-то, это не мой подарок. Его просил передать один старик, Норф Каррус из каретной мастерской.</text:p>
      <text:p text:style-name="P65">– Аааа, знаю его! Мы с Шейлой ходили к нему играть, пока она не пропала. У Норфа здоровски интересно!</text:p>
      <text:p text:style-name="P65">Индиго открыла коробочку. Внутри на подстилке из тырсы лежала крохотная модель кареты в мельчайших подробностях.</text:p>
      <text:p text:style-name="P65">– Ух ты! – благоговейно прошептала Индиго. – Королева Лорен! Я даже управляла ею немножко.</text:p>
      <text:p text:style-name="P65">– Как ею можно управлять, если она не запряжена? Уж не Норф ли таскал её? – усомнился я.</text:p>
      <text:p text:style-name="P65">–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65">Я остался сидеть в полнейшем замешательстве. </text:p>
      <text:p text:style-name="P65"/>
      <text:p text:style-name="P67">***</text:p>
      <text:p text:style-name="P65">&lt;<text:span text:style-name="T65">Depeche Mode - Painkiller</text:span>&gt;</text:p>
      <text:p text:style-name="P7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65"/>
      <text:p text:style-name="P65">В дверях библиотеки появился знакомый силуэт.</text:p>
      <text:p text:style-name="P65">– Привет, твоё высочество! Тебя уже выпустили, или опять от докторов смылась?</text:p>
      <text:p text:style-name="P65">Аликорница прошла в комнату и устало уселась рядом со мной.</text:p>
      <text:p text:style-name="P6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5">Я с подозрением посмотрел на Селестию. Где-то я уже видел эту улыбочку на хитрой роже.</text:p>
      <text:p text:style-name="P6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5">– Вот ещё! – возмущению Селестии не было предела. Аликорница встала и демонстративно повернулась ко мне задом.</text:p>
      <text:p text:style-name="P6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5">Я подёргал замок на накрупнике. Таки не врёт.</text:p>
      <text:p text:style-name="P65">– Убедился? Вообще-то, такое недоверие меня оскорбляет. Ни один пони так бы себя не вёл со мной. – Селестия улеглась возле кресла и надулась.</text:p>
      <text:p text:style-name="P65">– Разумеется, твои подданные вели бы себя с большим пиететом. Но я же не твой подданный, твоё высочество!</text:p>
      <text:p text:style-name="P65">Аликорница вскинула копыто к виску.</text:p>
      <text:p text:style-name="P6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5">– Окей, как хочешь. Никаких больше высочеств.</text:p>
      <text:p text:style-name="P6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65">Селестия сморщила нос в улыбке и спросила, прикрывшись крылом:</text:p>
      <text:p text:style-name="P65">– К слову, а что говорят мои подданные про нас? Что означает «чёрте-что»?</text:p>
      <text:p text:style-name="P65">Я вспомнил разговор с Индиго и почувствовал, как снова начинают гореть уши.</text:p>
      <text:p text:style-name="P65">– Чёрте-что — это значит «ерунда». Большая ерунда.</text:p>
      <text:p text:style-name="P65">– Оу, как интересно! – Селестия приблизила ко мне морду и повернула уши. – Расскажи-ка поподробнее. Я вся во внимании.</text:p>
      <text:p text:style-name="P6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5">Аликорница, широко раскрыв глаза, медленно тянула ко мне морду. Наконец, когда наши носы почти соприкоснулись, она не выдержала.</text:p>
      <text:p text:style-name="P65">– А-ха-ха-ха-ха-ха-ха!!! О-у-у-у-у-у-ха-ха-ха! И-и-и-и-ха-ха-ха! – Селестия перевернулась на спину и дёргала от смеха копытами.</text:p>
      <text:p text:style-name="P65"><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65">– <text:s/>И-и-изви-ни, Макс, не-мо-гу-у-у-у… Ох! Давненько я так не смеялась! Лет двести — так точно!</text:p>
      <text:p text:style-name="P65">Я потянул её за копыто и перевернул обратно на живот.</text:p>
      <text:p text:style-name="P65">– Что смешного-то?</text:p>
      <text:p text:style-name="P65">Аликорница вытерла крылом выступившие слёзы и объяснила:</text:p>
      <text:p text:style-name="P6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5">– Ты не видишь ничего странного в межвидовых спариваниях? – охренел я. – Куда я, блин, попал???</text:p>
      <text:p text:style-name="P65">Селестия развернула моё кресло к себе и задумчиво посмотрела мне в глаза.</text:p>
      <text:p text:style-name="P65">– Очевидно, мне стоит рассказать тебе, Макс, откуда произошли пегасы и единороги.</text:p>
      <text:p text:style-name="P6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5">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65">– А как выглядят сами истинные единороги? – спросил я.</text:p>
      <text:p text:style-name="P6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5">– Ха! – ответил я. – В моём мире они также известны. Правда, как несуществующий, сказочный вид.</text:p>
      <text:p text:style-name="P6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5">– Хм. А что было дальше?</text:p>
      <text:p text:style-name="P6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65"><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65">– Сто лет не гуляла по парку. Составишь мне компанию?</text:p>
      <text:p text:style-name="P65">Я поднялся с кресла, гадая, шутила Селестия про сто лет, или нет?</text:p>
      <text:p text:style-name="P65">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6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5">Селестия грустно засмеялась своим мыслям.</text:p>
      <text:p text:style-name="P6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5">&lt;<text:span text:style-name="T27">Селестия достаёт из потайной щели свиток с мыслями Селестии</text:span><text:span text:style-name="T26">`<text:tab/>`</text:span>&gt;</text:p>
      <text:p text:style-name="P65">– А о чём ты грустила?</text:p>
      <text:p text:style-name="P6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5">– Но ты не выглядишь сумасшедшей.</text:p>
      <text:p text:style-name="P6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6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5">– Постой, а как же Луна? Мне показалось, она питала тёплые чувства к Кимеринну?</text:p>
      <text:p text:style-name="P65">Селестия задумалась, автоматически ковыряя копытом ямку под валуном.</text:p>
      <text:p text:style-name="P6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5"><text:soft-page-break/>– А Дискорд? Он, вроде, не моложе вас. Тем-не-менее, он определённо «подъезжал» к Луне тогда, в развалинах.</text:p>
      <text:p text:style-name="P6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65">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65"/>
      <text:p text:style-name="P78">День 137344</text:p>
      <text:p text:style-name="P7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8">…</text:p>
      <text:p text:style-name="P78">День 287651</text:p>
      <text:p text:style-name="P7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8">…</text:p>
      <text:p text:style-name="P78">День 364886</text:p>
      <text:p text:style-name="P78">О небо, как я мечтаю, чтобы это поскорее закончилось! Сестра, приди скорей!</text:p>
      <text:p text:style-name="P65"/>
      <text:p text:style-name="P65">Селестия со вздохом захлопнула книгу.</text:p>
      <text:p text:style-name="P65">–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6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5">Селестия мелодично рассмеялась.</text:p>
      <text:p text:style-name="P6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5">Селестия вскочила с места.</text:p>
      <text:p text:style-name="P65">– АЙ-Я-Я-Я-Я-Й!</text:p>
      <text:p text:style-name="P6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5">– Раньше тут не было муравейника!!! – Селестия с мольбой взглянула на меня. – Мааакс!! Помоги! ОНИ КУСАЮТСЯ! Я <text:s/>сейчас свихнусь почище Дискорда!</text:p>
      <text:p text:style-name="P65">Аликорница подпрыгнула и, взбрыкнув, начала кружиться в обратную сторону.</text:p>
      <text:p text:style-name="P65">– Вот нечего землю ковырять там, где не надо! Стой!!! – я схватил её за хвост, останавливая. Затем осторожно завёл руку под накрупник.</text:p>
      <text:p text:style-name="P65"/>
      <text:p text:style-name="P65">…</text:p>
      <text:p text:style-name="P65"><text:soft-page-break/></text:p>
      <text:p text:style-name="P6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5">– Да ладно! Мне это ничего не стоило.</text:p>
      <text:p text:style-name="P6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5">– Эммм... Селестия?</text:p>
      <text:p text:style-name="P65">– Дааа? – ответила аликорница, не повернув головы. В её тоне слышались смешливые нотки.</text:p>
      <text:p text:style-name="P65">Я вытащил руку из-под накрупника.</text:p>
      <text:p text:style-name="P65">– Всё в порядке?</text:p>
      <text:p text:style-name="P65">Селестия повернула голову, и я ясно увидел широкую улыбку и фирменный ехидный прищур из-под чёлки.</text:p>
      <text:p text:style-name="P65">– А почему ты спрашиваешь? Ты разобрался с муравьями?</text:p>
      <text:p text:style-name="P65">– Вроде да. Хотя, по-моему, дело уже не в муравьях.</text:p>
      <text:p text:style-name="P65">– По-моему, тоже. – рассмеялась аликорница. – Продолжай...</text:p>
      <text:p text:style-name="P65"/>
      <text:h text:style-name="P183" text:outline-level="2">6. Стыд</text:h>
      <text:p text:style-name="P65">&lt;<text:span text:style-name="T94">Mylene Farmer — L`Ame-Stram-Gram</text:span>&gt;</text:p>
      <text:p text:style-name="P78">~~~ Завтра на семь в библиотеке ~~~</text:p>
      <text:p text:style-name="P78"/>
      <text:p text:style-name="P6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5"><text:soft-page-break/>Норф носился по мастерской, окрылённый новообретённым учеником.</text:p>
      <text:p text:style-name="P6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65">Я посмотрел на часы. До семи оставалось двадцать минут — как раз, чтоб успеть дойти до библиотеки. Я намеренно уронил на пол тяжёлый рашпиль.</text:p>
      <text:p text:style-name="P65">– На сегодня довольно. Я ж вижу, ты торопишься. – заметил Норф, просыпаясь.</text:p>
      <text:p text:style-name="P6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5">Я закрыл пенал и сунул его во внутренний карман куртки.</text:p>
      <text:p text:style-name="P65">– Завтра будешь? – спросил Норф. – Надо бы закончить заказ из <text:s/>Троттингема.</text:p>
      <text:p text:style-name="P65">– В это же время. – подтвердил я.</text:p>
      <text:p text:style-name="P65"/>
      <text:p text:style-name="P67">***</text:p>
      <text:p text:style-name="P65"/>
      <text:p text:style-name="P6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5">– Здрасьте!</text:p>
      <text:p text:style-name="P65">Аликорница не ответила, всматриваясь в глобус.</text:p>
      <text:p text:style-name="P65">– Привет, говорю! – я подошёл вплотную и легонько сжал ей холку.</text:p>
      <text:p text:style-name="P65">– А, это ты, Макс? Привет. – аликорница, наконец, оторвалась от разноцветной сферы. – Как осваиваешься?</text:p>
      <text:p text:style-name="P65">– Нормально осваиваюсь. Работу себе нашёл. К <text:s/>Норфолку Каррусу в ученики записался.</text:p>
      <text:p text:style-name="P6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5"><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5">– Да, уже пять дней. Так здорово снова чувствовать свои мышцы! Корсет был ужасен.</text:p>
      <text:p text:style-name="P65">Аликорница прошлась передо мной с раскрытыми крыльями, демонстрируя восстановленную работоспособность.</text:p>
      <text:p text:style-name="P65">– Ну что же, и я рад за тебя. – я отвернулся, присел на край стола и стал изучать потолок. – Зачем вызывала?</text:p>
      <text:p text:style-name="P6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5">– Ты сердишься?</text:p>
      <text:p text:style-name="P65">Её ресницы щекотали мне щёку. Я отодвинул её морду от лица и сказал скучающим тоном:</text:p>
      <text:p text:style-name="P65">– Та не, с чего бы? За что мне на тебя сердиться?</text:p>
      <text:p text:style-name="P65">– Но ты ведёшь себя как чужой. Как будто мы незнакомы! Ещё чуть-чуть, и станешь называть меня на «Вы» и «Ваше Высочество».</text:p>
      <text:p text:style-name="P65">Меня прорвало.</text:p>
      <text:p text:style-name="P6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5">Я вытащил из заднего кармана брюк смятую записку с королевскими вензелями и бросил её под ноги Селестии.</text:p>
      <text:p text:style-name="P6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5">Наконец Селестия развернулась и глубоко выдохнула.</text:p>
      <text:p text:style-name="P6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5">Я подошёл к аликорнице и прикоснулся к её шее.</text:p>
      <text:p text:style-name="P65">– Всё в порядке. Я тебя понимаю — и ценю твоё признание. Сам бы ещё и не так себя повёл на твоём месте.</text:p>
      <text:p text:style-name="P65">– Да? А как бы ты себя повёл? – заинтересовалась Селестия.</text:p>
      <text:p text:style-name="P65">Я вспомнил свои неудачные попытки завязать личную жизнь с девушками. Конечно, те были далеки от совершенства. Но так ли безгрешен был я сам?</text:p>
      <text:p text:style-name="P65">– Я бы не извинился. Огрызался бы и считал себя правым до последнего. Ещё и послал бы подальше.</text:p>
      <text:p text:style-name="P65">Аликорница насмешливо покачала головой.</text:p>
      <text:p text:style-name="P6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5">Я снова присел на столик, теперь уже лицом к аликорнице.</text:p>
      <text:p text:style-name="P65">– Так что случилось? Куда ты пропадала? Рассказывай.</text:p>
      <text:p text:style-name="P65"><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5">– Что ты видишь? – спросила она напряжённо.</text:p>
      <text:p text:style-name="P6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5">– Ты не ошиблась? Нет тут никакого города.</text:p>
      <text:p text:style-name="P65">– Сейчас нет. Раньше был. – еле слышно прошептала аликорница.</text:p>
      <text:p text:style-name="P65">– Чего ты так волнуешься? Может, на более подробной карте есть? Я бы на точность глобуса не слишком полагался.</text:p>
      <text:p text:style-name="P6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5">– Так, может, его и не было? – заметил я цинично.</text:p>
      <text:p text:style-name="P6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5">– Ты прав. Теперь уже не было. Было когда-то такое страшное заклинание — <text:span text:style-name="T81">Стирание</text:span> из бытия. Точнее, его нет и не было после того, как я замкнула его на его создателя, Иггуса. Суть заклинания <text:span text:style-name="T8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1">ни в настоящем, ни в прошлом, ни в будущем</text:span>.</text:p>
      <text:p text:style-name="P65">– А как ты сама помнишь о том заклинании, если оно стёрто из бытия? – резонно подметил я.</text:p>
      <text:p text:style-name="P65">– У меня <text:span text:style-name="T81">стоит</text:span> защита памяти. Я поставила её, когда сражалась с Иггусом… Правда, защита еле действует, так как прошло очень много времени.</text:p>
      <text:p text:style-name="P6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5">Аликорница потёрла висок и растерянно посмотрела на меня.</text:p>
      <text:p text:style-name="P65"><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5">Я обнял аликорницу, успокаивая.</text:p>
      <text:p text:style-name="P65">– Не волнуйся, принцесса. Ты делаешь всё, что от тебя зависит. Не твоя вина, если это происходит.</text:p>
      <text:p text:style-name="P65">Селестия рассеянно мотнула головой, не соглашаясь со мной.</text:p>
      <text:p text:style-name="P6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5">Она проследовала к выходу, кивком головы приглашая меня следовать за ней.</text:p>
      <text:p text:style-name="P6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5">– Да так, ни о чём. – покраснел я, вернувшись на дорожку.</text:p>
      <text:p text:style-name="P65">Селестия всмотрелась в меня внимательно и всё поняла.</text:p>
      <text:p text:style-name="P65">– <text:s/>Нам не туда. Не сейчас. Я хочу показать тебе Эквестрию. – тихо сказала она.</text:p>
      <text:p text:style-name="P65">&lt;<text:span text:style-name="T67">Pet Shop Boys — A Man Could Get Arrested</text:span>&gt;</text:p>
      <text:p text:style-name="P6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5">Она ещё сочувствует! Я старался не смотреть в её сторону, отводя глаза. Так мы дошли до городской стены.</text:p>
      <text:p text:style-name="P6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5">Взобравшись на галерею по винтовой лестнице крохотной сторожевой башенки, мы остановились у зубца.</text:p>
      <text:p text:style-name="P6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65">– Что ты чувствуешь? – спросила аликорница.</text:p>
      <text:p text:style-name="P65">– У меня нет слов. Ничего прекраснее я в жизни не видел! – только и смог выговорить я.</text:p>
      <text:p text:style-name="P65">Селестия склонила голову, соглашаясь.</text:p>
      <text:p text:style-name="P6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5">– Прошлогодний выпуск. – заметила Селестия. – Отличная работа, хотя жеребячливости хватает. Что неудивительно, учитывая их возраст.</text:p>
      <text:p text:style-name="P6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6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5">– Проблемы? Что за проблемы? Извини, я таки прослушал.</text:p>
      <text:p text:style-name="P6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5">– Когда твоя жизнь длится тысячи лет, начинаешь тонко чувствовать гармонию мира. – начала она.</text:p>
      <text:p text:style-name="P65"/>
      <text:h text:style-name="Heading_20_2" text:outline-level="2"><text:span text:style-name="T1">7</text:span>. Нелетающие пегасы</text:h>
      <text:p text:style-name="P69">&lt;<text:span text:style-name="T26">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5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9">***</text:p>
      <text:p text:style-name="P26">Семь жеребят-подростков стояли передо мною с отсутствующим видом.</text:p>
      <text:p text:style-name="P26">– Представьтесь перед вашей принцессой! – шикнул на них сопровождающий стражник.</text:p>
      <text:p text:style-name="P26">Жеребята встрепенулись.</text:p>
      <text:p text:style-name="P1"><text:soft-page-break/><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1">старший. </text:span><text:span text:style-name="T2">–</text:span><text:span text:style-name="T61">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11">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11">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11">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11">Лулу прибыла через пятнадцать минут.</text:p>
      <text:p text:style-name="P11">–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11">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11">– Извини, Лулу, дело срочное.</text:p>
      <text:p text:style-name="P11">– Надеюсь, оно стоит моих прерванных грёз об Ночной Эквестрии!</text:p>
      <text:p text:style-name="P11">– Об Ночной Эквестрии?? Брось, сестра, я знаю, о чём ты грезишь! Уж точно среди моих стражников нет никого с таким именем.</text:p>
      <text:p text:style-name="P11">– Да как ты смеешь?!!</text:p>
      <text:p text:style-name="P11">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11">– Это… твои??? И ты скрывала от нас всё это время??? Но кто??? Кто их отец?!! КТО ЭТОТ… !!!</text:p>
      <text:p text:style-name="P11">От волнения Лулу перешла на грандэквестрийский. Мне пришлось заткнуть ей рот, чтобы не разбудить жеребят.</text:p>
      <text:p text:style-name="P11">– Тсссс! Неужели ты думаешь, что по плодовитости я могу дать фору Кризалис? Нет, это не мои жеребята. Успокойся и взгляни на их сны.</text:p>
      <text:p text:style-name="P11">Лулу умолкла и сосредоточилась. Постепенно на её морде гнев сменился недоверием, а потом и ужасом.</text:p>
      <text:p text:style-name="P11">– Сто рогов Нам в круп! ЧТО ЭТО ЗА…</text:p>
      <text:p text:style-name="P11">Теперь Лулу вспомнила армейские ругательства. Мне снова пришлось заткнуть ей рот. </text:p>
      <text:p text:style-name="P11">– Из-за этого кошмара они отказались сдавать лётный экзамен и рискуют стать отвержеными. Ну, ты же знаешь пегасов...</text:p>
      <text:p text:style-name="P11">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11">–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11">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11">Наконец Лулу опустилась на пол, выходя из транса. Магическая аура исчезла и она обессиленно бухнулась на колени.</text:p>
      <text:p text:style-name="P11">– Проклятье! К такому Мы не были готовы!</text:p>
      <text:p text:style-name="P11">Лулу подняла голову, я с ужасом обнаружила, что вместо моей любимой и единственной сестры на меня змеиными глазами смотрит Найтмэр Мун.</text:p>
      <text:p text:style-name="P11">– Что? Что ты видела,? Что с тобой произошло, сестра?</text:p>
      <text:p text:style-name="P11">Я не верила своим глазам. Страхи прошлого вернулись ко мне с новой силой.</text:p>
      <text:p text:style-name="P11">– Сел, эта гадость пришла не из нашего мира. В их снах я видела...</text:p>
      <text:p text:style-name="P11">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6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5">Ну что же, основное искусство правления <text:span text:style-name="T14">— умение делегировать полномочия. Вечером того же дня я села за письменный стол.</text:span></text:p>
      <text:p text:style-name="P55">“<text:span text:style-name="T2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5"/>
      <text:p text:style-name="P67">***</text:p>
      <text:p text:style-name="P65"/>
      <text:p text:style-name="P65">– Так ты поручила Твайлайт Спаркл расследование необычных снов жеребят?</text:p>
      <text:p text:style-name="P65">– Да, их и других подобных, начавшихся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4"> Они засыпают, а на утро находят лишь примятую простыню в постели.</text:span></text:p>
      <text:p text:style-name="P65">– А что стало с жеребятами? – спросил я. – Они перестали бояться экзаменов?</text:p>
      <text:p text:style-name="P65"><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5">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5">Описав круг, Селестия перелетела через стену и приземлилась в парке. Я скатился на траву, пытаясь вдохнуть.</text:p>
      <text:p text:style-name="P65">– Что... Это... Было?</text:p>
      <text:p text:style-name="P65">Селестия осторожно, но настойчиво повалила меня на траву и принялась ощупывать рёбра.</text:p>
      <text:p text:style-name="P65">– Так больно? А так?</text:p>
      <text:p text:style-name="P6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5">– Не могу поверить. В Кантерлоте никогда не было землетрясений. Это неестественно. – пробормотала аликорница растерянно. – Слишком быстро.</text:p>
      <text:p text:style-name="P65">– Что <text:span text:style-name="T14">— </text:span>быстро? – не выдержал я.</text:p>
      <text:p text:style-name="P6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5">– Нет проблем, Селестия. Я всё понимаю.</text:p>
      <text:p text:style-name="P65">Аликорница приготовилась было взлетать, но в последний момент, приняв какое-то решение, остановилась.</text:p>
      <text:p text:style-name="P65">– Макс?</text:p>
      <text:p text:style-name="P65">– Да?</text:p>
      <text:p text:style-name="P65">– Мы уже достаточно неплохо знаем друг друга. Могу сказать, что ты меня знаешь лучше, чем кто-либо ещё во дворце, за исключением Луны.</text:p>
      <text:p text:style-name="P65"><text:soft-page-break/>– Да?</text:p>
      <text:p text:style-name="P65">– Да. Зови меня Селли. Если хочешь.</text:p>
      <text:p text:style-name="P65">– Хорошо. До встречи, Селли.</text:p>
      <text:p text:style-name="P65">– До встречи, Макс.</text:p>
      <text:p text:style-name="P65"/>
      <text:h text:style-name="Heading_20_2" text:outline-level="2"><text:span text:style-name="T1">8</text:span>. (40*<text:span text:style-name="T14">ctg(Pi/4)-6)/(ln(e)-sin(0))</text:span></text:h>
      <text:p text:style-name="P100">Mark Knopfler — Hill Farmers Blues — или на следующую главу (прощание)</text:p>
      <text:p text:style-name="P65"/>
      <text:p text:style-name="P7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4">— оставить тебе напутствие.</text:span></text:p>
      <text:p text:style-name="P78"><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8"><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8">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78">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8">Удачи!</text:p>
      <text:p text:style-name="P78"/>
      <text:p text:style-name="P55">…</text:p>
      <text:p text:style-name="P55"/>
      <text:p text:style-name="P65">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oft-page-break/><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9"> </text:span><text:span text:style-name="T47">— вся архитектура явно </text:span><text:span text:style-name="T38">была </text:span><text:span text:style-name="T47">заточена под крылатых. Таких, для которых приземлиться на балкон в тронном зале или уйти через портик на крыше</text:span><text:span text:style-name="T69"> </text:span><text:span text:style-name="T47">— обычное дело. </text:span><text:span text:style-name="T69">Хорошо, что ежедневные посещения каретной мастерской подняли мой тонус, изрядно посаженный сидячим образом жизни.</text:span></text:p>
      <text:p text:style-name="P1"><text:span text:style-name="T6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7"> </text:span><text:span text:style-name="T38">Его центр 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55">– Рада тебя видеть, Макс. – знакомый силуэт на балконе повернулся в мою сторону. Гардины раздвинулись и Селестия вошла в комнату.</text:p>
      <text:p text:style-name="P5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5">Аликорница смотрела на меня из под чёлки с фирменной саркастической улыбочкой.</text:p>
      <text:p text:style-name="P55">– <text:span text:style-name="T1">Такое впечатление, что ты увидел не меня, а василиска! Отомри!</text:span></text:p>
      <text:p text:style-name="P65">Я выдохнул.</text:p>
      <text:p text:style-name="P55">– <text:span text:style-name="T1">Как ты это делаешь? Я видел тебя и раньше, но ты никогда не была такой... Такой...</text:span></text:p>
      <text:p text:style-name="P5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5">Селестия тихо рассмеялась.</text:p>
      <text:p text:style-name="P55"><text:soft-page-break/>– <text:span text:style-name="T1">Могу же я расслабиться хотя бы раз в сто лет? Я тоже живое существо, что бы там ни говорили подпольщики.</text:span></text:p>
      <text:p text:style-name="P65">Она кивком указала мне на тапочки в углу рядом с накопытниками. Я переобулся и вошёл в комнату.</text:p>
      <text:p text:style-name="P55">– <text:span text:style-name="T1">О каких подпольщиках ты говоришь? В Эквестрии зреет революция?</text:span></text:p>
      <text:p text:style-name="P55">Селестия подошла к фонтанчику и начала набирать воду в серебряный чайник.</text:p>
      <text:p text:style-name="P5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5">Аликорница смутилась.</text:p>
      <text:p text:style-name="P6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5"><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5"><text:span text:style-name="T1">–</text:span> Спасибо, Селестия. Пожалуй, буду “кантерлотский королевский”.</text:p>
      <text:p text:style-name="P65">Аликорница искоса зыркнула на меня, недовольно сморщив нос.</text:p>
      <text:p text:style-name="P55"><text:span text:style-name="T1">–</text:span> Мы же договорились! <text:span text:style-name="T1">Селли</text:span>! Не хватало мне ещё слышать официоз у себя дома. Его в моей жизни и так хватает.</text:p>
      <text:p text:style-name="P55">Она открыла шкафчик и, потянув зубами золотой шнурок, вытащила чёрный с золотом пакетик.</text:p>
      <text:p text:style-name="P5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5"><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5"><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5"><text:span text:style-name="T1">–</text:span> Не стой столбом, Макс! Об тебя можно взгляд поцарапать!</text:p>
      <text:p text:style-name="P55">Я присел на краешек. Она немного придвинулась ко мне и смешливо сощурилась.</text:p>
      <text:p text:style-name="P55"><text:span text:style-name="T1">–</text:span> Ты не против, если мы продолжим знакомство? Я хотела пригласить тебя на чай ещё вчера, но землетрясение…</text:p>
      <text:p text:style-name="P5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5"><text:span text:style-name="T1">Селестия</text:span> виновато сморщила нос.</text:p>
      <text:p text:style-name="P55"><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55">Я молчал, раздумывая, чтобы такое остроумное ляпнуть в ответ, когда аликорница шутливо ткнула меня копытом в плечо. </text:p>
      <text:p text:style-name="P55"><text:span text:style-name="T1">–</text:span> Ну же, Макс, ты как деревянный! Расслабься! Можно подумать, тебя никогда раньше не приглашали на свидания!</text:p>
      <text:p text:style-name="P55">От неожиданности я повалился на ложе.</text:p>
      <text:p text:style-name="P55"><text:span text:style-name="T1">–</text:span> Эй, полегче! Ты пихаешься, как бульдозер!</text:p>
      <text:p text:style-name="P5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5"><text:span text:style-name="T1">–</text:span> Ты чего??? <text:span text:style-name="T1">–</text:span> я непонимающе уставился на аликорницу.</text:p>
      <text:p text:style-name="P55"><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62">Мне печалиться не стоит</text:p><text:p text:style-name="P162">Жизнь прекрасна и ярка</text:p><text:p text:style-name="P162">Телом молода, душою —</text:p><text:p text:style-name="P162">Как дракон морской мудра</text:p><text:p text:style-name="P162"/><text:p text:style-name="P162">Я видала взлёт империй,</text:p><text:p text:style-name="P162">Я жила среди легенд,</text:p><text:p text:style-name="P162">Древней магии мистерий</text:p><text:p text:style-name="P162">Я прилежнейший студент</text:p><text:p text:style-name="P162"/><text:p text:style-name="P162">Обожаема народом,</text:p><text:p text:style-name="P162">Уважаема врагом,</text:p><text:p text:style-name="P162">Но друзей моих немного,</text:p><text:p text:style-name="P162">Гложет душу холодом</text:p><text:p text:style-name="P162"/><text:p text:style-name="P162">Одинока и печальна,</text:p><text:p text:style-name="P162">Недоступна и строга,</text:p><text:p text:style-name="P162">Потеряла изначальный</text:p><text:p text:style-name="P162">Смысл жизни навсегда</text:p><text:p text:style-name="P162"/><text:p text:style-name="P162">Жизнь моя теперь публична,</text:p><text:p text:style-name="P162">Жизнь моя теперь для всех,</text:p><text:p text:style-name="P162">В этом — горе, в этом — счастье,</text:p><text:p text:style-name="P16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5">Аликорница поводила носом над чашками и заметила:</text:p>
      <text:p text:style-name="P5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5">Я трогал пальцем ноги воду, сидя на бортике бассейна, когда дверь открылась и внутрь сунулся нос аликорницы.</text:p>
      <text:p text:style-name="P55">– Тебе в чай класть мёд или сахар? – спросила она, невинно наблюдая за моими тщётными попытками прикрыться.</text:p>
      <text:p text:style-name="P5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5">– Ты бы предупреждала, прежде чем войти, что ли? – просипел я. </text:p>
      <text:p text:style-name="P5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5">– Мёд. Или сахар. На твоё усмотрение.</text:p>
      <text:p text:style-name="P55">– Как скажешь. – нос <text:span text:style-name="T1">Селестии</text:span> скрылся за дверью.</text:p>
      <text:p text:style-name="P55"><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5">– О, ты уже?</text:p>
      <text:p text:style-name="P55">Аликорница поставила на поднос чашки и плетёнку с бубликами и подошла с ним к тюфяку.</text:p>
      <text:p text:style-name="P55">– А почему ты опустила жалюзи на окне в ванной? Оттуда такой прекрасный вид!</text:p>
      <text:p text:style-name="P5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55"><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5">– Примерно такие. – расхохоталась Селестия. <text:span text:style-name="T14">– С</text:span>пасибо, мнет хоть инвалидное кресло не пририсовали!</text:p>
      <text:p text:style-name="P5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5">–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5">Я повернулся к <text:span text:style-name="T1">Селестии</text:span>. Мне пришлось осторожно напрягать мускулы шеи, чтобы они случайно не отвернули голову нафиг.</text:p>
      <text:p text:style-name="P55">– Это просто бомба! Я чувствую себя богом! Кажется, я понял секрет вашей силы и долголетия: вы пьёте эту траву каждый день.</text:p>
      <text:p text:style-name="P55">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5">Копыто легло мне на плечо и мягко повалило на постель. Селестия легла рядом и тепло дунула мне в ухо.</text:p>
      <text:p text:style-name="P55">– <text:span text:style-name="T1">Ты готов познакомиться поближе? Совсем близко?</text:span></text:p>
      <text:p text:style-name="P5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5">Тия фыркнула.</text:p>
      <text:p text:style-name="P6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65">Её ресницы щекотали мне щеку. Я повернулся к ней и буквально растворился в ласковом взгляде огромных фиалковых глаз.</text:p>
      <text:p text:style-name="P65">– Ты предлагаешь мне заняться сексом? С тобой? Но... как?</text:p>
      <text:p text:style-name="P5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5">Тия подняла голову.</text:p>
      <text:p text:style-name="P6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5">Как во сне я разделся и зашёл к ней сзади. "Это неправильно!» – пискнули во мне остатки ханжества и замолкли, раздавленные желанием.</text:p>
      <text:p text:style-name="P6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5">Через некоторое время Тия осторожно высвободилась из-под меня и встала с постели. </text:p>
      <text:p text:style-name="P65">– Лежи спокойно, я сейчас. – муркнула она, поцеловав меня в ухо.</text:p>
      <text:p text:style-name="P6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5">В открывшемся мини-баре я углядел ряд вычурных бутылок и пузатых графинчиков. Их содержимое не вызывало у меня никаких сомнений.</text:p>
      <text:p text:style-name="P53"><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53"><text:span text:style-name="T14">–</text:span> А водку у вас принято пить?</text:p>
      <text:p text:style-name="P53"><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5">Достав из шкафчика пузатую заплесневевшую бутылку, Тия что-то прикинула и наполнила её содержимым два бокала на полуметровых ножках.</text:p>
      <text:p text:style-name="P6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5">Тия покачала головой и прошла с бокалами в ванную, кивком пригласив меня следовать за ней.</text:p>
      <text:p text:style-name="P6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65"><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5">Наконец, я со вздохом отпрянул.</text:p>
      <text:p text:style-name="P65"><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6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5"><text:span text:style-name="T14">– Это ты называешь “дружбой”? – с </text:span>улыбкой хмыкнул<text:span text:style-name="T14"> я. – </text:span>Мне нравится твоё чувство юмора.</text:p>
      <text:p text:style-name="P65">Аликорница нахмурилась.</text:p>
      <text:p text:style-name="P65"><text:span text:style-name="T14">– </text:span>Тебе не нравится моя дружба? Ты не принимаешь её? Ты чем-то недоволен?</text:p>
      <text:p text:style-name="P65">Я расхохотался, чуть не поперхнувшись водой, плескавшейся у подбородка.</text:p>
      <text:p text:style-name="P65"><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65">Копыто аликорницы закрыло мне рот прежде чем я успел договорить заветное слово.</text:p>
      <text:p text:style-name="P55">– Макс, не надо! – умоляюще произнесла аликорница. – Не продолжай! Пожалуйста!</text:p>
      <text:p text:style-name="P55">Слова встали у меня поперёк горла. Я медленно отодвинул копыто от лица и потрясённо уставился на неё.</text:p>
      <text:p text:style-name="P55">– Но почему? – в конце-концов выдавил я. – Что не так? Это из-за того, что я — человек?</text:p>
      <text:p text:style-name="P55">Тия виновато закусила губу и отвернулась.</text:p>
      <text:p text:style-name="P5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5"><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5">– Макс… Я не смогу сделать тебя бессмертным… Мне очень жаль… Извини…</text:p>
      <text:p text:style-name="P5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5">Слёзы злости душили меня, но я сдержался.</text:p>
      <text:p text:style-name="P55">– Охренеть. – сказал я холодно. – А я прям напрашивался!</text:p>
      <text:p text:style-name="P55">Одиночество, отступившее перед мягким, но настойчивым натиском аликорницы в последние <text:span text:style-name="T1">дни</text:span>, снова сковало душу стужей.</text:p>
      <text:p text:style-name="P5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5">“...пожалуйста, останься...”</text:p>
      <text:p text:style-name="P55">Где этот чёртов носок?</text:p>
      <text:p text:style-name="P55">“...пойми, это эффект лазурного вина...”</text:p>
      <text:p text:style-name="P55">Джинсы узкие, блядь! На мокрое тело хрен натянешь...</text:p>
      <text:p text:style-name="P55">“...ох, я глупая...”</text:p>
      <text:p text:style-name="P55">Так, всё. Шмотки на мне, вроде, ничего не забыл.</text:p>
      <text:p text:style-name="P6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5"/>
      <text:h text:style-name="Heading_20_2" text:outline-level="2">9. <text:span text:style-name="T1">Прощание</text:span></text:h>
      <text:p text:style-name="P65"/>
      <text:p text:style-name="P55">– <text:span text:style-name="T1">Норф!.. Эй, Норф! Ты где?..</text:span></text:p>
      <text:p text:style-name="P6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5"/>
      <text:p text:style-name="P67">***</text:p>
      <text:p text:style-name="P5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11">От нечего делать, стал прислушиваться к полушёпоту, витавшему под сводами зала.</text:p>
      <text:p text:style-name="P11"><text:soft-page-break/>…</text:p>
      <text:p text:style-name="P1"><text:span text:style-name="T47">–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11"><text:span text:style-name="T47">– </text:span><text:span text:style-name="T52">А из Пинто Крика уже месяц нет новостей...</text:span></text:p>
      <text:p text:style-name="P11"><text:span text:style-name="T47">–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5">…</text:p>
      <text:p text:style-name="P26"><text:span text:style-name="T52">– </text:span>“<text:span text:style-name="T1">Что я могу сделать, чтобы вернуть всё назад?</text:span>”</text:p>
      <text:p text:style-name="P26"><text:span text:style-name="T52">–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6"><text:span text:style-name="T52">– </text:span><text:span text:style-name="T38">Что бы это значило, Флер?</text:span></text:p>
      <text:p text:style-name="P26"><text:span text:style-name="T52">–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5">…</text:p>
      <text:p text:style-name="P8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4">– Куда проваливаться?</text:p>
      <text:p text:style-name="P84">– Они не знают. В тех провалах не видно дна...</text:p>
      <text:p text:style-name="P84">…</text:p>
      <text:p text:style-name="P8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4">– Леди и джентльпони! Приём окончен! Её Высочество Принцесса Селестия будет рада видеть <text:s/>вас в следующую среду!</text:p>
      <text:p text:style-name="P8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54">– Привет, Селестия. – подчёркнуто нейтрально обратился я. – Как дела?</text:p>
      <text:p text:style-name="P54">– Привет… Макс. <text:s/>Не очень, мягко говоря.</text:p>
      <text:p text:style-name="P53"><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5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5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54">Селестия подошла к фонтанчику, обмакнула в него копыто и провела им по лбу.</text:p>
      <text:p text:style-name="P5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4">Я сделал вид, что не заметил полунамёка в последнем предложении. Выяснять отношения и мириться мне не хотелось.</text:p>
      <text:p text:style-name="P54">– Порадовать, к сожалению, нечем. Твой приятель, Норфолк Каррус, исчез. Судя по всему, во сне.</text:p>
      <text:p text:style-name="P54">– И Норф? О-о-о, нет!</text:p>
      <text:p text:style-name="P54">Селестия в отчаянии села на пол, прижав копыто к виску и опустошенно качая головой.</text:p>
      <text:p text:style-name="P5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4">Аликорница подняла голову и <text:span text:style-name="T1">удручённо</text:span> посмотрела на меня.</text:p>
      <text:p text:style-name="P5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4">– Может, спросишь Луну, куда деваются пони? Сон по её части.</text:p>
      <text:p text:style-name="P53"><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4">– Может, мне поговорить с ней?</text:p>
      <text:p text:style-name="P53"><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55">– Ну ок. Тогда она обрадуется следующей новости: я ухожу.</text:p>
      <text:p text:style-name="P55"><text:soft-page-break/>Селестия еле заметно дрогнула ушами. Она отвернулась и молча смотрела в окно, не выказывая эмоций.</text:p>
      <text:p text:style-name="P55">Я продолжил.</text:p>
      <text:p text:style-name="P5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5">Поза аликорницы стала чуть менее скованной. На грани слышимости я уловил её вздох. Она наконец повернулась ко мне и слабо улыбнулась.</text:p>
      <text:p text:style-name="P5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5">– А в мешочке что?</text:p>
      <text:p text:style-name="P5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5">Я хотел было оскорбиться такой опекой со стороны аликорницы, но, глянув в её глаза, передумал.</text:p>
      <text:p text:style-name="P55">– Твоё высочество<text:span text:style-name="T1">, ты, вообще, спишь по ночам? У тебя глаза красные, как у кролика-альбиноса.</text:span></text:p>
      <text:p text:style-name="P5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5">–<text:span text:style-name="T1"> Отправляйся, Макс. Очень надеюсь на успех твоей миссии.</text:span></text:p>
      <text:p text:style-name="P65">Она повернулась и вышла из зала, почти подметая хвостом пол.</text:p>
      <text:p text:style-name="P55"/>
      <text:p text:style-name="P1"><text:span text:style-name="T48">&lt;</text:span><text:span text:style-name="T72">Mark Knopfler - </text:span><text:span text:style-name="T71">Hill Farmer's Blues</text:span><text:span text:style-name="T48">&gt;</text:span></text:p>
      <text:p text:style-name="P57">***</text:p>
      <text:p text:style-name="P55"/>
      <text:p text:style-name="P6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61">–<text:span text:style-name="T1"> Но магия есть и сейчас, мам!</text:span></text:p>
      <text:p text:style-name="P61"><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6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8">Так возникли пони и многие другие.</text:p>
      <text:p text:style-name="P6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61">–<text:span text:style-name="T1"> Весь мир как Вечнодикий лес?</text:span></text:p>
      <text:p text:style-name="P7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8">– Ма-а-ам, а со мной связан элементаль?</text:p>
      <text:p text:style-name="P78">–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61"><text:span text:style-name="T1">– Конечно, мам! «День горящего очага» </text:span>— <text:span text:style-name="T1">верно?</text:span></text:p>
      <text:p text:style-name="P7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8">Так возникли аликорны.</text:p>
      <text:p text:style-name="P7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8">Имя её было Селестия.</text:p>
      <text:p text:style-name="P78">За ней последовала и сестра её, <text:span text:style-name="T14">Луна</text:span>.</text:p>
      <text:p text:style-name="P7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8">То есть, всегда.</text:p>
      <text:p text:style-name="P78">Тут и сказке конец. А теперь, Эйприл, залазь на полку и закрывай глазки.</text:p>
      <text:p text:style-name="P78">– Ну ма-а-ам! Раскажи ещё что-нибудь! Про Сомбру!</text:p>
      <text:p text:style-name="P78">–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78">– А почему только тебя? А меня? А дядю-<text:span text:style-name="T81">мино</text:span>тавра?</text:p>
      <text:p text:style-name="P78">– <text:s/>Тебя забрать я ему не дам. А в дядю не тыкай копытом, это невежливо! Спи уже, моя маленькая!</text:p>
      <text:p text:style-name="P78"><text:soft-page-break/>– Поцелуй меня на ночь, мам!</text:p>
      <text:p text:style-name="P78">– Конечно, моя хорошая...</text:p>
      <text:p text:style-name="P78"/>
      <text:p text:style-name="P55">Вагоны убаюкивающе перестукивались по рельсам, унося меня прочь от Кантерлота. Я перевернулся на другой бок и провалился в сон.</text:p>
      <text:p text:style-name="P101">&lt;https://www.youtube.com/watch?v=Py9SDdYGFrQ&gt;</text:p>
      <text:h text:style-name="Heading_20_2" text:outline-level="2">10. Понивилль</text:h>
      <text:p text:style-name="P55"/>
      <text:p text:style-name="P2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2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2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2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26">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5">–<text:span text:style-name="T1"> Вот этот подойдёт. </text:span>–<text:span text:style-name="T1"> ткнул я в квадратик на карте, расположенный на окраине.</text:span></text:p>
      <text:p text:style-name="P65">Уплатив в городской бюджет скромную арендную плату и получив ключ, я отправился обживаться.</text:p>
      <text:p text:style-name="P26"/>
      <text:p text:style-name="P33">***</text:p>
      <text:p text:style-name="P26"/>
      <text:p text:style-name="P2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2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8"> Эй, верзила, поосторожнее, лягать тя в пузо! Куда прёшься-то?</text:span></text:p>
      <text:p text:style-name="P2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5">– Ты что, как-тя-там, впервые на базаре? Так таращишься по сторонам, как будто морковку с картохой впервые в жизни увидел.</text:p>
      <text:p text:style-name="P5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5">Я перегнулся через прилавок, стараясь рассмотреть кьютимарку кобылки. </text:p>
      <text:p text:style-name="P55">–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5">Так и есть! На крупе кобылки красовались три яблока. Вот только, блин, как её звали-то?</text:p>
      <text:p text:style-name="P55">– <text:s/>Прошу прощения, Аппл... Эппл... Эпплхэт?</text:p>
      <text:p text:style-name="P55">– Ща залеплю оплеуху. – мрачно процедила пони. – Мало того, что таращится, как василиск, так ещё и издевается!</text:p>
      <text:p text:style-name="P55">– Да ладно тебе, Эй-Джей! Вполне милое имя. – хихикнул дракончик с кукурузой, проходя мимо.</text:p>
      <text:p text:style-name="P55">Ага, вот!</text:p>
      <text:p text:style-name="P55">– Извините меня пожалуйста, Эй-Джей, просто мне показалось, что вы напоминаете одну мою знакомую.</text:p>
      <text:p text:style-name="P55">– Эй-Джей я для друзей! – сварливо заметила поняха, – А для всех остальных — тебя тоже! — Эпплджек.</text:p>
      <text:p text:style-name="P55">Блин, опять облажался. Как-то хреново начинается знакомство с Понивиллем.</text:p>
      <text:p text:style-name="P55">– Понял. А меня зовут Макс. Приятно было познакомиться, Эпплджек.</text:p>
      <text:p text:style-name="P55">Я повернулся было уходить.</text:p>
      <text:p text:style-name="P55">– Э-э-э… Макс?</text:p>
      <text:p text:style-name="P55">– Да? – я повернулся обратно.</text:p>
      <text:p text:style-name="P55">Поняха водила копытом по прилавку. Надвинутая на лоб шляпа скрывала выражение мордочки. </text:p>
      <text:p text:style-name="P5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5">Я вернулся к прилавку.</text:p>
      <text:p text:style-name="P5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5">– Сколько стоят вот эти? – указал я на пирамидку красных яблок размером с <text:span text:style-name="T1">четверть</text:span> арбуза каждое.</text:p>
      <text:p text:style-name="P55">– Ред <text:span text:style-name="T1">Гала</text:span>? Две серебряшки.</text:p>
      <text:p text:style-name="P55">– Куча?</text:p>
      <text:p text:style-name="P55"><text:soft-page-break/>– Ну ты даёшь! – хмыкнула Эпплджек. – Даже не смешно.</text:p>
      <text:p text:style-name="P55">– Неужели штука?</text:p>
      <text:p text:style-name="P55">Поня<text:span text:style-name="T1">х</text:span>а выпрыгнула из-за прилавка и смерила меня долгим взглядом.</text:p>
      <text:p text:style-name="P55">–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5">Я улыбнулся и кивнул в ответ. Ситуация начала выправляться.</text:p>
      <text:p text:style-name="P55">–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5">– А сколько стоит вот это? – указал я на небольшую прикрытую от солнца мешковиной баночку с содержимым удивительной радужной расцветки.</text:p>
      <text:p text:style-name="P5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5">Поняшка набрала ложечку джема и предложила мне. </text:p>
      <text:p text:style-name="P5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5">– Это просто восхитительно! Чудесно! Никогда такого не пробовал! И даже представить не мог, что такая вкуснотень существует!</text:p>
      <text:p text:style-name="P55">Эпплджек просто расцвела от моих дифирамбов.</text:p>
      <text:p text:style-name="P55">– Тебе, сахарок, как гостю города, сделаю скидку. Забирай за шестьдесят. Раньше меньше чем золотой не отдавала.</text:p>
      <text:p text:style-name="P55">Расплачиваясь, я спросил:</text:p>
      <text:p text:style-name="P55">– Ты, случаем, не знаешь, как пройти к городской библиотеке?</text:p>
      <text:p text:style-name="P55">Эпплджек, вскинув копыто ко лбу, запричитала:</text:p>
      <text:p text:style-name="P5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5">Тут Эпплджек прервалась и что есть силы замахала кому-то:</text:p>
      <text:p text:style-name="P55">– Рэр! Эй! Рэр! Давай к нам!</text:p>
      <text:p text:style-name="P5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5"><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5">– Эпплджек! Сколько можно повторять: модельер, а не рукодельница! Проведу, конечно. – устало произнесла Рэрити.</text:p>
      <text:p text:style-name="P55">– А какая разница? – беспечно махнула копытом Эпплджек, не обращая внимание на нахмурившуюся единорожку. – Шмотки — они и в Эппллузе шмотки.</text:p>
      <text:p text:style-name="P55">– Разница, как если бы тебя вместо огородницы назвали… ммм… <text:s/>реднеком. Пойдёмте, Макс.</text:p>
      <text:p text:style-name="P5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5">– Огородница!.. Ишь, чего выдумала! По мне, так уж лучше “реднек”, чем “огородница”! – слышалось бурчание Эпплджек нам вдогонку.</text:p>
      <text:p text:style-name="P55">Единорожка с серьёзным видом завела меня за угол и только после этого звонко расхохоталась.</text:p>
      <text:p text:style-name="P55">– Я думал, вы друзья. – заметил я.</text:p>
      <text:p text:style-name="P5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5">– Буду только рад. Сам бы предложил, да не успел.</text:p>
      <text:p text:style-name="P5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5">– Не сомневаюсь. Мы в конце-концов неплохо поладили и она даже сделала мне скидку на вольт-яблочн<text:span text:style-name="T1">ый</text:span> джем.</text:p>
      <text:p text:style-name="P55">– А почём продала, если не секрет?</text:p>
      <text:p text:style-name="P55">– За шестьдесят бит.</text:p>
      <text:p text:style-name="P5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5">Единорожка чуть не подпрыгивала от любопытства. Заметив мою отвалившуюся челюсть, она вновь рассмеялась.</text:p>
      <text:p text:style-name="P5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5">– От недосыпа. – перебил я Рэрити. – Красные от недосыпа глаза я не спутаю ни с чем. Сам такие двадцать лет наблюдал в зеркале.</text:p>
      <text:p text:style-name="P5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5">Мы остановились перед деревом.</text:p>
      <text:p text:style-name="P55">Даже не так. </text:p>
      <text:p text:style-name="P55">Мы остановились перед ДЕРЕВОМ!</text:p>
      <text:p text:style-name="P5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5">Единорожка удалилась, оставив <text:span text:style-name="T1">после себя лёгкий запах жасмина.</text:span></text:p>
      <text:p text:style-name="P55"><text:soft-page-break/></text:p>
      <text:h text:style-name="Heading_20_2" text:outline-level="2">11. Библиотека Золотого Дуба</text:h>
      <text:p text:style-name="P55"/>
      <text:p text:style-name="P55">– Э-э-э… Добрый день?</text:p>
      <text:p text:style-name="P5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5">Мне показалось, единорожка смотрела на меня малость раздражённо. Фолиант с громким стуком хлопнулся на пол.</text:p>
      <text:p text:style-name="P5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5">Йопт! Ещё один Шерлок Холмс на мою голову!</text:p>
      <text:p text:style-name="P55">–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7">исчезновений уже год. Почту за честь работать </text:span><text:span text:style-name="T38">под твоим руководством</text:span><text:span text:style-name="T47">. Подожди немного, я </text:span><text:span text:style-name="T38">от</text:span><text:span text:style-name="T47">систематизирую нужную информацию и расскажу тебе, насколько далеко смогла продвинуться.</text:span></text:p>
      <text:p text:style-name="P53">“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5">Твайлайт аж затопала на месте.</text:p>
      <text:p text:style-name="P5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5">...</text:p>
      <text:p text:style-name="P55">– И оборудовать подвал библиотеки бронекапсулой для безопасных испытаний!</text:p>
      <text:p text:style-name="P55"><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5">– Хм. Странно. А я помню, как ты, вертясь перед зеркалом, говорила: ну почему я не…</text:p>
      <text:p text:style-name="P6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5"/>
      <text:p text:style-name="P56">***</text:p>
      <text:p text:style-name="P55"/>
      <text:p text:style-name="P148"><text:tab/>Свеча отбрасывала мягкие тени на книжные полки. Спайк положил обглоданную кочерыжку на горку и принялся облизывать пальцы.</text:p>
      <text:p text:style-name="P65">– Так. – <text:s/>я ткнул в позицию в длинном списке оснащения. – Зачем тебе преобразователь пси-поля?</text:p>
      <text:p text:style-name="P6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5">– Спайк! Ковыряться когтем в зубах некрасиво! Тем более, при посторонних!</text:p>
      <text:p text:style-name="P65"><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5">– СПАЙК!!! Откуда ты взял этот листок?!! – Твайлайт покраснела, как варёный рак и выхватила бумажку у меня из рук.</text:p>
      <text:p text:style-name="P65">– У тебя в черновиках, естественно. Ты сама сказала экономить бумагу. – пожал плечами дракончик.</text:p>
      <text:p text:style-name="P65">Я осторожно взял следующий листок.</text:p>
      <text:p text:style-name="P65">– Электростимулятор гипоталамуса. Драконий. В комплекте с усиленной больничной койкой и набором фиксаторов.</text:p>
      <text:p text:style-name="P65">– Это ещё чего??? – удивился Спайк. – я что-то не помню, чтоб ты такое хотела!</text:p>
      <text:p text:style-name="P6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65"><text:span text:style-name="T14">– Вот ещё! </text:span>– возмутился дракончик. – Никогда на такое не соглашусь!</text:p>
      <text:p text:style-name="P65"><text:soft-page-break/>– Но ты сам подумай, как было бы здорово обладать крыльями! – мечтательно возразила Твайлайт.</text:p>
      <text:p text:style-name="P65">–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5">– Угу. Только шар ты же и прожёг, соревнуясь с Рэйнбоу Дэш в силе отрыжки.</text:p>
      <text:p text:style-name="P6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5">–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65">– А почему тебя отстранили?</text:p>
      <text:p text:style-name="P65">– Из-за первых результатов. – единорожка насупилась ещё больше. – Они были ужасными.</text:p>
      <text:p text:style-name="P65"/>
      <text:p text:style-name="P67">***</text:p>
      <text:p text:style-name="P55"/>
      <text:p text:style-name="P5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5">Со слов Луны, оболочка реальности истончилась и начала прорываться. И первой она начала рваться во снах, где она и так тонка.</text:p>
      <text:p text:style-name="P5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8">– Ага, он был закладкой в четвёртом номере «PlayMare», в разделе «Тридцать две позы, которые удивят вашу френдпони».</text:p>
      <text:p text:style-name="P78">– Спайк! Немедленно ложись спать!</text:p>
      <text:p text:style-name="P78">– Уже иду. Кукурузу доем только и иду.</text:p>
      <text:p text:style-name="P78">– Кстати, а почему Индрэ считали одержимым?</text:p>
      <text:p text:style-name="P7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8">— далеко не у всякого опытного мага хватит силы его вызвать</text:span>. И совсем немногим удастся контролировать его направление.</text:p>
      <text:p text:style-name="P78">– Так у вас знают про людей? Вот это новость!. В Кантерлоте, да и в Понивилле все обращаются со мной, как с диковинкой.</text:p>
      <text:p text:style-name="P7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8">– Хм. Ясно. Продолжай, Твайлайт.</text:p>
      <text:p text:style-name="P65"/>
      <text:p text:style-name="P6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5">– Так давай сюда весь Понивилль притащим! Это ж будет на 20% круче! Представляю себе видок Биг Мака в теле мисс Черили, гы-гы!</text:p>
      <text:p text:style-name="P6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4">— максимум двух пони, </text:span>после чего мне придётся восстанавливаться около месяца<text:span text:style-name="T14">.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5">– Скажи уж прямо, поближе к королевскому дворцу, Рэр! Все в курсе твоих интересов, сахарок!</text:p>
      <text:p text:style-name="P65">– Эпплджек, я попрошу! Я же никому не говорю, ЧТО ты делаешь с огурцами!</text:p>
      <text:p text:style-name="P65">– !!!</text:p>
      <text:p text:style-name="P6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65">Я уселась на пуфике, а подруги заняли места на матрасах…</text:p>
      <text:p text:style-name="P78"/>
      <text:p text:style-name="P78">– Спайк, будь добр, принеси дневник эксперимента. Он в подвале, за шкафом с ретортами, в...</text:p>
      <text:p text:style-name="P78">– В сейфе, я в курсе.</text:p>
      <text:p text:style-name="P78"/>
      <text:p text:style-name="P79">***</text:p>
      <text:p text:style-name="P97">&lt;Seal — Amazing <text:span text:style-name="T1">(T</text:span><text:span text:style-name="T14">hin White Duke Remix)</text:span>&gt;</text:p>
      <text:p text:style-name="P78">Дата: 12.04.1003 А.С.</text:p>
      <text:p text:style-name="P78">Эксперимент: заклинание Воплощения Индрэ</text:p>
      <text:p text:style-name="P78">Испытуемая: Эпплджек</text:p>
      <text:p text:style-name="P78">Синопсис: запись сна со слов испытуемой</text:p>
      <text:p text:style-name="P78">Замечания: замечаний нет</text:p>
      <text:p text:style-name="P78"/>
      <text:p text:style-name="P1">Я посмотрела на застывшее у моих ног<text:span text:style-name="T1"> тело</text:span>.</text:p>
      <text:p text:style-name="P3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34">“Как её зовут? Запамятовала... Дочка Бловбола, я его ещё последним втащила, прежде чем дверь затворилась. Как же её зовут-то?”</text:p>
      <text:p text:style-name="P9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8">»</text:span></text:p>
      <text:p text:style-name="P22">Я остановилась перед дверью. Четыре ярда брони отделяли меня от Эквестрии. Четыре ярда и двадцать пять лет.</text:p>
      <text:p text:style-name="P3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11">Я прошла сквозь дверь.</text:p>
      <text:p text:style-name="P11"><text:soft-page-break/>Снаружи вставало солнце. Размытый а<text:span text:style-name="T3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11">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8"/>
      <text:p text:style-name="P78">Примечания: ПипБак? Стойло? Двойники? Параллельные Эквестрии?</text:p>
      <text:p text:style-name="P1"/>
      <text:p text:style-name="P9">***</text:p>
      <text:p text:style-name="P1"/>
      <text:p text:style-name="P78">Дата: 12.04.1003 А.С.</text:p>
      <text:p text:style-name="P78">Эксперимент: заклинание Воплощения Индрэ</text:p>
      <text:p text:style-name="P78">Испытуемая: Рэйнбоу Дэш</text:p>
      <text:p text:style-name="P78">Синопсис: описание пробуждения испытуемой</text:p>
      <text:p text:style-name="P78">Замечания: испытуемая отказалась дать описание сна. «Гы-гы... Фигасе... Человеки рулят...» <text:span text:style-name="T17">—</text:span><text:span text:style-name="T18"> </text:span><text:span text:style-name="T75">всё, что удалось от неё добиться.</text:span></text:p>
      <text:p text:style-name="P1"/>
      <text:p text:style-name="P3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15">Примечания: человеки?</text:p>
      <text:p text:style-name="P15"/>
      <text:p text:style-name="P9">***</text:p>
      <text:p text:style-name="P65">&lt;<text:span text:style-name="T74">d.notive — Talking Flight</text:span>&gt;</text:p>
      <text:p text:style-name="P78">Дата: 12.04.1003 А.С.</text:p>
      <text:p text:style-name="P78">Эксперимент: заклинание Воплощения Индрэ</text:p>
      <text:p text:style-name="P78">Испытуемая: Рэрити</text:p>
      <text:p text:style-name="P78"><text:soft-page-break/>Синопсис: запись сна со слов испытуемой</text:p>
      <text:p text:style-name="P78">Замечания: замечаний нет</text:p>
      <text:p text:style-name="P78"/>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34">Примечания: <text:span text:style-name="T51">чёрный экран?</text:span></text:p>
      <text:p text:style-name="P62"/>
      <text:p text:style-name="P67">***</text:p>
      <text:p text:style-name="P65"/>
      <text:p text:style-name="P78">Дата: 12.04.1003 А.С.</text:p>
      <text:p text:style-name="P78">Эксперимент: заклинание Воплощения Индрэ</text:p>
      <text:p text:style-name="P78">Испытуемая: Пинки Пай</text:p>
      <text:p text:style-name="P78">Синопсис: описание пробуждения испытуемой</text:p>
      <text:p text:style-name="P78">Замечания: испытуемая отказалась дать описание сна.</text:p>
      <text:p text:style-name="P78"/>
      <text:p text:style-name="P7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8"/>
      <text:p text:style-name="P78">Примечания: через месяц волосы Пинки пришли в обычное состояние, хотя при встрече с Рэйнбоу Дэш она по прежнему прячет глаза.</text:p>
      <text:p text:style-name="P78"/>
      <text:p text:style-name="P79">***</text:p>
      <text:p text:style-name="P78"/>
      <text:p text:style-name="P78">Дата: 12.04.1003 А.С.</text:p>
      <text:p text:style-name="P78">Эксперимент: заклинание Воплощения Индрэ</text:p>
      <text:p text:style-name="P78"><text:soft-page-break/>Испытуемая: Флаттершай</text:p>
      <text:p text:style-name="P78">Синопсис: описание пробуждения испытуемой</text:p>
      <text:p text:style-name="P7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8"/>
      <text:p text:style-name="P78">* Примечания: при виде кексиков истерика случилась с Пинки Пай.</text:p>
      <text:p text:style-name="P78"/>
      <text:p text:style-name="P9">***</text:p>
      <text:p text:style-name="P1"/>
      <text:p text:style-name="P34">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34"/>
      <text:p text:style-name="P3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6"/>
      <text:p text:style-name="P104"/>
      <text:h text:style-name="Heading_20_2" text:outline-level="2">12. День сурка</text:h>
      <text:p text:style-name="P26">&lt;<text:span text:style-name="T67">Seal - amazing</text:span>&gt;</text:p>
      <text:p text:style-name="P11">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15">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21">Дорога исчезла в снежном сугробе.</text:p>
      <text:p text:style-name="P1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4">BMW</text:span>. Значит, скоро выйду на дорогу, а там через пару кварталов мой дом.</text:p>
      <text:p text:style-name="P11">Дрожащий круг света наткнулся на очертания белой фигуры.</text:p>
      <text:p text:style-name="P65">– Здравствуй, Макс.</text:p>
      <text:p text:style-name="P65">Я молча смотрел на неё, слегка пошатываясь. В голове воцарилась звенящая пустота.</text:p>
      <text:p text:style-name="P65">Селестия шагнула мне навстречу.</text:p>
      <text:p text:style-name="P65">– Пожалуйста, прошу тебя, не думай так. Мы — не плод твоего воображения, мы — живые, мы — существуем! Когда ты так думаешь, я чувствую, как мир тает.</text:p>
      <text:p text:style-name="P6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5">– <text:s/>Думаю как?</text:p>
      <text:p text:style-name="P65">– Думаешь, что мы — плод твоего воображения, отравленного наркотиком. Это не так. Прошу тебя...</text:p>
      <text:p text:style-name="P65">– А если ты — действительно мой бред? – съязвил я. – Вот сейчас протрезвею, и ты исчезнешь.</text:p>
      <text:p text:style-name="P65">Порыв ветра скрыл аликорницу в вихре снежинок. Её очертания расплылись.</text:p>
      <text:p text:style-name="P65">– Эй, постой, ты куда? Я пошутил! Погоди, не исчезай! Стой! Не оставляй меня здесь!!! Я пошутил!!!</text:p>
      <text:p text:style-name="P6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65">– Ты напугала меня! – пожаловался я ей. – Не исчезай больше!</text:p>
      <text:p text:style-name="P65">Аликорница прижала меня к себе крыльями и устало усмехнулась.</text:p>
      <text:p text:style-name="P65">–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11"><text:span text:style-name="T5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5">– Знаешь, я всё думал над твоими словами тогда, ну, ты помнишь... В бассейне. Они всё ещё в силе? Я могу быть твоим другом?</text:p>
      <text:p text:style-name="P65">Аликорница тихо засмеялась, защекотав мне ухо.</text:p>
      <text:p text:style-name="P6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5">Я перестал чувствовать метель и холод. Я обнимал аликорницу и мне было хорошо.</text:p>
      <text:p text:style-name="P11">Где-то вдали, на пределе слышимости послышался стук.</text:p>
      <text:p text:style-name="P65">– Времени осталось немного. Мне надо, чтобы ты запомнил одну вещь.</text:p>
      <text:p text:style-name="P65">– А?</text:p>
      <text:p text:style-name="P6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 Но что может случиться с тобой, Селли?</text:p>
      <text:p text:style-name="P11">Стук стал громче.</text:p>
      <text:p text:style-name="P6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11">…</text:p>
      <text:p text:style-name="P11">Тук-тук-тук.</text:p>
      <text:p text:style-name="P11">Я заворочался в постели, стараясь удержать ускользающий сон. Потянувшись за одеялом, рукой упёрся во что-то тёплое.</text:p>
      <text:p text:style-name="P11">Тук-тук-тук!</text:p>
      <text:p text:style-name="P11"><text:soft-page-break/>Я с удивлением обнаружил рядом с собой сопящую розовую пони, кудряшки гривы которой разметались по всей подушке.</text:p>
      <text:p text:style-name="P6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5">Пони почавкала спросонку, пошарила по кровати копытом и, не открывая глаз, завернулась в одеяло с головой, совершенно сдёрнув его с меня.</text:p>
      <text:p text:style-name="P11">ТУК-ТУК-ТУК!</text:p>
      <text:p text:style-name="P65">– Что за ерунда? – Я схватился за голову, пытаясь не дать ей взорваться. Потом взглянул вниз и схватился за другое. – Что за херня??!</text:p>
      <text:p text:style-name="P65">Я вскочил и в спешке начал одеваться.</text:p>
      <text:p text:style-name="P65">БАЦ-БАЦ-БАЦ!!!</text:p>
      <text:p text:style-name="P65">– Уже бегу!</text:p>
      <text:p text:style-name="P65">Одевая штаны, я попрыгал к двери на одной ноге. На пороге стояла серая пегаска с косящим взглядом.</text:p>
      <text:p text:style-name="P65">– Привет, Макс. Тебе корреспонденция. – пегаска порылась в сумке и выудила зубами пухлый пакет.</text:p>
      <text:p text:style-name="P65">– «Особенности поведения, питания и размножения приматов». – прочитал я на стикере.</text:p>
      <text:p text:style-name="P65">– Упс! Ошибочка! Это для Твайлайт. – пегаска забрала пакет и выудила из сумки конверт. – Вот. Распишись в ведомости получения, пожалуйста.</text:p>
      <text:p text:style-name="P11">Вручив конверт, пегаска улетела. Я присел на крыльцо, яростно массируя виски и вспоминая вчерашнее...</text:p>
      <text:p text:style-name="P11"/>
      <text:p text:style-name="P20">***</text:p>
      <text:p text:style-name="P11"/>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7">—</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11">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11">…</text:p>
      <text:p text:style-name="P65">– Но нигде не сказано, какие частицы надо ускорять! Мне за эти самоцветы от сестры влетит!</text:p>
      <text:p text:style-name="P6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55">– Эээ! Это что же получается? Выходит, зря я яблоки <text:span text:style-name="T1">притащила</text:span>? Нам же не сидр нужен?</text:p>
      <text:p text:style-name="P5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5"><text:soft-page-break/>– А, по-моему, ты перепутала, Скуталу. Мыслью направляется <text:span text:style-name="T1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5">– Эээ! Я не собираюсь ни с чем сталкивать свои яблоки! И перегонять тоже! Давайте лучше их съедим.</text:p>
      <text:p text:style-name="P65">– Тише, поняши! Нас могут услышать! Зачем сейчас спорить о том, о чём мы уже спорили вчера и позавчера?</text:p>
      <text:p text:style-name="P65">– Тебе легко говорить, Ску! Ты никакой своей особенной частицы не притащила! Давай мы твой скутер к ускорителю пришпандорим?</text:p>
      <text:p text:style-name="P5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5">– Так причём тут ускоритель, Скуталу?! Говорю ж, это для заклинания Индрэ...</text:p>
      <text:p text:style-name="P65"/>
      <text:p text:style-name="P65">…</text:p>
      <text:p text:style-name="P65"/>
      <text:p text:style-name="P6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4">— то ли я был глух к магии, то ли она ко мне, но с в</text:span>олшебством<text:span text:style-name="T14">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65">Закрыв дверь, я отправился в город.</text:p>
      <text:p text:style-name="P65"/>
      <text:p text:style-name="P65">…</text:p>
      <text:p text:style-name="P65"/>
      <text:p text:style-name="P65">–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5">– Ну, если по аналогии с садовым шлангом, струя воды сметёт весь песок и может облить всех рядом присутствующих.</text:p>
      <text:p text:style-name="P65">–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5">– А ты неопытный маг? – парировал я.</text:p>
      <text:p text:style-name="P65">–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oft-page-break/><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8">Мощнее ускорителя только магия драконов,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Макс.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2"><text:span text:style-name="T47">– Я </text:span><text:span text:style-name="T52">всегда буду оставаться в тени. </text:span><text:span text:style-name="T47">– </text:span><text:span text:style-name="T52">хлюпала единорожка. </text:span><text:span text:style-name="T47">–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114"><text:span text:style-name="T14">– </text:span>Ты?!</text:p>
      <text:p text:style-name="P114"><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14"><text:span text:style-name="T14">– М</text:span>ожет тогда, ты скажешь, что в нём пошло не так и почему к вам попал я, а не сверхаликорн?</text:p>
      <text:p text:style-name="P114"><text:span text:style-name="T14">– </text:span>Не скажу. Заклинания Стар Свирла Бородатого обычно если срабатывают, то без ошибок.</text:p>
      <text:p text:style-name="P65"><text:span text:style-name="T14">– Если </text:span>только <text:span text:style-name="T14">их правильно вызывают. – </text:span>пробурчал Спайк, возвращаясь в корзинку.</text:p>
      <text:p text:style-name="P53"><text:span text:style-name="T14">–</text:span> <text:span text:style-name="T1">Эмм. </text:span>Что он имел ввиду?</text:p>
      <text:p text:style-name="P53"><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5">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53"><text:span text:style-name="T14">– </text:span><text:span text:style-name="T1">Да, завершилось всё препаршиво. Принцесса Луна сказала, лучше бы её обратно на Луну закинули.</text:span></text:p>
      <text:p text:style-name="P53"><text:span text:style-name="T14">– </text:span><text:span text:style-name="T1">И я её понимаю! Не каждый может справиться с потерей своего особенного пони. Вот у тебя, Макс, есть своя особенная пони?</text:span></text:p>
      <text:p text:style-name="P53"><text:span text:style-name="T14">– </text:span><text:span text:style-name="T1">Хм. Нет.</text:span></text:p>
      <text:p text:style-name="P53"><text:span text:style-name="T14">– </text:span><text:span text:style-name="T1">А друзья?</text:span></text:p>
      <text:p text:style-name="P53"><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26">– Да, это вариант. – единорожка не выглядела обрадованной. – Потому что с драконами нам совсем не светит.</text:p>
      <text:p text:style-name="P1"><text:soft-page-break/><text:span text:style-name="T1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8">.</text:span></text:p>
      <text:p text:style-name="P65"/>
      <text:p text:style-name="P65">…</text:p>
      <text:p text:style-name="P65"/>
      <text:p text:style-name="P6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5">«<text:span text:style-name="T34">Чужестранец-примат разбил сердце нашей обожаемой Селестии! Двор в отчаянии </text:span><text:span text:style-name="T17">—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5">Папарацци хреновы!</text:p>
      <text:p text:style-name="P6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5"><text:span text:style-name="T14">– </text:span>Привет, Эй-Джей! У тебя проблемы?</text:p>
      <text:p text:style-name="P65"><text:span text:style-name="T14">– </text:span>Привет, сахарок. <text:span text:style-name="T14">– </text:span>озабоченно поприветствовала меня пони.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5"><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6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5"><text:span text:style-name="T14">– </text:span>Думаю, я могу починить телегу. Только больших нагрузок эта ось уже не выдержит. Но до фермы худо-бедно доедете.</text:p>
      <text:p text:style-name="P65">Эпплджек с сомнением посмотрела на меня.</text:p>
      <text:p text:style-name="P65"><text:span text:style-name="T14">– </text:span>Хошь сказать, ты в Кантерлоте у Селестии под крылышком телеги чинил? Или Рэр сбрехала про Селестию?</text:p>
      <text:p text:style-name="P65">Я мысленно ругнулся на языкатую единорожку и молча достал пенал с инструментами.</text:p>
      <text:p text:style-name="P65"/>
      <text:p text:style-name="P65">…</text:p>
      <text:p text:style-name="P65"/>
      <text:p text:style-name="P65">Собрав инструмент, я потолкал тележку назад-вперёд.</text:p>
      <text:p text:style-name="P65"><text:span text:style-name="T14">– Г</text:span>отово. Принимай работу, хозяйка!</text:p>
      <text:p text:style-name="P65">Эпплджек стиснула меня в сокрушающих объятиях.</text:p>
      <text:p text:style-name="P65"><text:soft-page-break/><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5"><text:span text:style-name="T14">– </text:span>Этой... Бери... Сам делал... Ток не говори никому, лады?</text:p>
      <text:p text:style-name="P65">Я сунул флягу за пазуху. Биг Мак молниеносно накрыл дерюгой подсумок и через мгновение за телегу заглянула Эпплджек.</text:p>
      <text:p text:style-name="P65"><text:span text:style-name="T14">– </text:span>Чегой-то вы тут скрытничаете, а?</text:p>
      <text:p text:style-name="P6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5"><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65">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75">именно в такой последовательности.</text:span></text:p>
      <text:p text:style-name="P6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75">объявляла вывеска.</text:span></text:p>
      <text:p text:style-name="P65">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5"><text:span text:style-name="T14">– </text:span>Свободно? <text:span text:style-name="T14">– </text:span>спросил я у единственной пони, сидящей за столиком.</text:p>
      <text:p text:style-name="P65"><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65"><text:span text:style-name="T14">– <text:s/></text:span>Пирог с грибами, яишницу и чизкейк<text:span text:style-name="T14"> – </text:span>сообщил я подошедшей официантке.</text:p>
      <text:p text:style-name="P65"><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65"><text:span text:style-name="T14">– </text:span>И салат «по-Кантерлотски».</text:p>
      <text:p text:style-name="P68">Пока я ел, пони мрачно смотрела на меня, положив голову на стол. Мне стало неловко от её тяжёлого взгляда и я попытался завести разговор.</text:p>
      <text:p text:style-name="P68"><text:span text:style-name="T14">– </text:span>Вы, наверное, ждёте кого-то?</text:p>
      <text:p text:style-name="P68"><text:span text:style-name="T14">– </text:span>Неа.</text:p>
      <text:p text:style-name="P68"><text:span text:style-name="T14">– </text:span>Просто обедаете?</text:p>
      <text:p text:style-name="P68"><text:span text:style-name="T14">– </text:span>Неа.</text:p>
      <text:p text:style-name="P68"><text:span text:style-name="T14">– </text:span>Просто сидите и мрачно смотрите на меня?</text:p>
      <text:p text:style-name="P68"><text:span text:style-name="T14">– </text:span>Неа.</text:p>
      <text:p text:style-name="P68">Хм, а эта пони не из разговорчивых. Ну ладно.</text:p>
      <text:p text:style-name="P68"><text:span text:style-name="T14">– </text:span>А что же вы делаете?</text:p>
      <text:p text:style-name="P68"><text:span text:style-name="T14">– </text:span>Веселюсь. <text:span text:style-name="T14">– </text:span>мрачно заявила пони.</text:p>
      <text:p text:style-name="P68"><text:span text:style-name="T14">– </text:span>Если я вас достал, то так и скажите. Извините.</text:p>
      <text:p text:style-name="P68"><text:soft-page-break/>Я продолжил есть молча.</text:p>
      <text:p text:style-name="P68">Неожиданно пони улыбнулась и подмигнула мне. Её сморщенная мордочка разгладилась и стала весьма милой.</text:p>
      <text:p text:style-name="P68"><text:span text:style-name="T14">– </text:span>Привет, Анон!</text:p>
      <text:p text:style-name="P68">Вот дискорд! То есть, чёрт! Обитатели этого городка в который раз поражали меня своей проницательностью. У меня на лбу написано, что ли?!</text:p>
      <text:p text:style-name="P68"><text:span text:style-name="T14">– </text:span>Мы с вами раньше встречались?</text:p>
      <text:p text:style-name="P68"><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8"><text:span text:style-name="T14">– </text:span>Оставь, Салвер.<text:span text:style-name="T14"> </text:span>Ему за счёт заведения.</text:p>
      <text:p text:style-name="P65"><text:span text:style-name="T14">– </text:span>Ясно, мисс Пинки. <text:span text:style-name="T14">– </text:span>официантка кивнула и ушла.</text:p>
      <text:p text:style-name="P65"><text:span text:style-name="T14">– Ч</text:span>его-о-о?<text:span text:style-name="T14"> </text:span>Так это твой бар?</text:p>
      <text:p text:style-name="P65"><text:span text:style-name="T14">– </text:span>Агась. <text:span text:style-name="T14">– </text:span>поняха пожала плеч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5">Говоря это, кобылка оттянула передними копытами нижние веки, став похожей на маньяка.</text:p>
      <text:p text:style-name="P65"><text:span text:style-name="T14">– </text:span>Тихо-тихо. <text:span text:style-name="T14">– </text:span>я оглянулся на посетителей. Шёпот Пинки, наверное, был слышен даже на улице. <text:span text:style-name="T14">– </text:span>Не вспоминай опять. Давай лучше выпьем на брудершафт. За знакомство.</text:p>
      <text:p text:style-name="P65"><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6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5"><text:span text:style-name="T14">– </text:span>У меня есть идея получше. <text:span text:style-name="T14">– </text:span>на свет показалась фляга Большого Макинтоша.</text:p>
      <text:p text:style-name="P65"><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5"><text:span text:style-name="T14">– </text:span>Починил телегу. Только молчок про самогон, раз уж ты в курсе. <text:span text:style-name="T14">– </text:span>я разлил сидр по чашкам.</text:p>
      <text:p text:style-name="P65"><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5"><text:s/>Сидр Биг Мака на вкус был безобидным, чуть забродившим яблочным соком. Я выпил полную чашку и заявил Пинки:</text:p>
      <text:p text:style-name="P65"><text:span text:style-name="T14">– </text:span>Эт-то ты наззваешь ссуфер-ддуфер-ссильн...?</text:p>
      <text:p text:style-name="P6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5"><text:soft-page-break/><text:span text:style-name="T14">– У </text:span>тебя такая смешная мордочка! <text:span text:style-name="T14">– </text:span>захихикали Пинки, покачиваясь. <text:span text:style-name="T14">– </text:span>Как будто ты <text:span text:style-name="T75">подкову </text:span>в пироге обнаружил. Или Селестию в ванной.</text:p>
      <text:p text:style-name="P65">Это сравнение пробудило во мне полузабытое воспоминание.</text:p>
      <text:p text:style-name="P65"><text:span text:style-name="T14">– </text:span>Эммм... Скажи-ка мне, мой друг П-п-пинки... Легенда про фаэри <text:span text:style-name="T18">— </text:span><text:span text:style-name="T75">эт правда?</text:span></text:p>
      <text:p text:style-name="P65"><text:span text:style-name="T18">– </text:span><text:span text:style-name="T75">Какая из? Их много, вообще-то. Ик!</text:span></text:p>
      <text:p text:style-name="P65"><text:span text:style-name="T18">– </text:span><text:span text:style-name="T75">Про принцесс. Про то, что они фаэри, спустившиеся с неба во плоти, чтоб помогать пони управлять Эквестрией?</text:span></text:p>
      <text:p text:style-name="P65"><text:span text:style-name="T18">– </text:span><text:span text:style-name="T75">Макс, </text:span><text:span text:style-name="T18">– </text:span><text:span text:style-name="T75">захихикала Пинки, взъерошив копытами розовые кудряшки и попытавшись соорудить из них бороду, </text:span><text:span text:style-name="T18">– </text:span><text:span text:style-name="T7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65"><text:span text:style-name="T18">– </text:span><text:span text:style-name="T75">Да так. Всё думаю, насколько это одиноко — быть бессмертной в мире смертных. Когда сам никого не любишь, и тебя никто не любит...</text:span></text:p>
      <text:p text:style-name="P65"><text:span text:style-name="T18">– </text:span><text:span text:style-name="T75">Ты что-о-о! Нельзя любить фаэри! Она похитит твоё сердце, и ты будешь искать её, пока не... </text:span><text:span text:style-name="T18">– </text:span><text:span text:style-name="T75">Пинки погрузилась в так и не съеденный салат «по-Кантерлотски» и захрапела.</text:span></text:p>
      <text:p text:style-name="P65"><text:span text:style-name="T18">– </text:span><text:span text:style-name="T75">Пока не умру?</text:span></text:p>
      <text:p text:style-name="P65"><text:span text:style-name="T18">– </text:span><text:span text:style-name="T75">Нет, глупенький, </text:span><text:span text:style-name="T18">– </text:span><text:span text:style-name="T75">пробулькала Пинки из миски. </text:span><text:span text:style-name="T18">– </text:span><text:span text:style-name="T75">Пока не найдёшь.</text:span></text:p>
      <text:p text:style-name="P6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9">Холодок незаметно прокрался мне в душу и прояснил мозги. Я кинул взгляд на часы на стене. Было без десяти шесть.</text:p>
      <text:p text:style-name="P69">Бля!</text:p>
      <text:p text:style-name="P69">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9">БАМММ!!!</text:p>
      <text:p text:style-name="P6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9"><text:span text:style-name="T14">– </text:span>Судя по тому, как ты стремительно сбежал от меня не попрощавшись, у тебя проблемы. <text:span text:style-name="T14">– </text:span>заметила с укором кобылка.</text:p>
      <text:p text:style-name="P69"><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69"><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69"><text:span text:style-name="T14">– </text:span>У нас?</text:p>
      <text:p text:style-name="P69"><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9">Но недостаточное.</text:p>
      <text:p text:style-name="P6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9"><text:span text:style-name="T14">– </text:span>Стооой! <text:span text:style-name="T14">– </text:span>заорал я. <text:span text:style-name="T14">– </text:span>Выпрыгивай из бочки!!!</text:p>
      <text:p text:style-name="P69">Кобылка-пилот улыбнулась и постукала копытцем по шлему, показывая, что не слышит меня.</text:p>
      <text:p text:style-name="P69"><text:span text:style-name="T14">– </text:span>Выпрыгивааа... <text:span text:style-name="T14">– </text:span>мой крик утонул в рёве рвущихся фейерверков.</text:p>
      <text:p text:style-name="P6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9"><text:span text:style-name="T14">– </text:span>Эм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69">Поняшка ткнула в бок белоснежную пони-единорога. Та раскрыла глаза и осмотрелась.</text:p>
      <text:p text:style-name="P69"><text:span text:style-name="T14">– </text:span>Смотри, вот те и ответ на вопрос, куда деваются пони!</text:p>
      <text:p text:style-name="P69"><text:span text:style-name="T14">– </text:span>Где? <text:span text:style-name="T14">– </text:span>единорожка начала оглядываться.</text:p>
      <text:p text:style-name="P69"><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69"><text:span text:style-name="T14">– </text:span>И что? Я всё равно не пойму, куда пони деваются? И куда пропала Скуталу?</text:p>
      <text:p text:style-name="P69"><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6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9"><text:soft-page-break/></text:p>
      <text:p text:style-name="P70">***<text:line-break/></text:p>
      <text:p text:style-name="P11">Со скрипом восстановив в памяти предыдущий день, я встал с крыльца. Взгляд упал на конверт, машинально свёрнутый трубочкой в кулаке.</text:p>
      <text:p text:style-name="P15"/>
      <text:p text:style-name="P15">Кому: Человеку Максу, Понивилль.</text:p>
      <text:p text:style-name="P15">От кого: Кантерлот, Дворец, Королевский Секретариат Её Высочества, Дневной Главы Диархии, Принцессы Селестии.</text:p>
      <text:p text:style-name="P65"/>
      <text:p text:style-name="P80">Приветствую тебя, мой маленький человек!</text:p>
      <text:p text:style-name="P8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8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4">— </text:span>забавного, не вполне нормального единорога, считающего себя то человеком, то аликорном.<text:span text:style-name="T14">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80"><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8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8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8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8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0">Мак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0">«<text:span text:style-name="T14">P.S. Н</text:span>е гневите мироздание воровством! <text:span text:style-name="T34">Обмен рулит</text:span>!»</text:p>
      <text:p text:style-name="P8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0">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80"/>
      <text:p text:style-name="P6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61"/>
      <text:p text:style-name="P6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8"/>
      <text:h text:style-name="Heading_20_2" text:outline-level="2">13. Мэйнхэттен</text:h>
      <text:p text:style-name="P103">ZZ Top – Gimme all your lovin</text:p>
      <text:p text:style-name="P103">Mothley Crue – Kick Start My Heart</text:p>
      <text:p text:style-name="P69"><text:soft-page-break/><text:span text:style-name="T14">– </text:span>Попробуй ещё раз. Может, сбой соединения.</text:p>
      <text:p text:style-name="P6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9"><text:span text:style-name="T14">– </text:span>Не отсылается. Глюк какой-то.</text:p>
      <text:p text:style-name="P6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ли нарисовать солнцем «<text:span text:style-name="T14">х#й</text:span>» на небе, чем заставить пони-чинушу поступиться хотя бы запятой в должностных инструкциях.</text:p>
      <text:p text:style-name="P69"><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69"><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9"/>
      <text:p text:style-name="P70">***</text:p>
      <text:p text:style-name="P69"/>
      <text:p text:style-name="P11">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9"><text:span text:style-name="T14">– </text:span>Это неправильно! <text:span text:style-name="T14">– </text:span>заявила Рэйнбоу Дэш, отвернувшись от окна.</text:p>
      <text:p text:style-name="P69"><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69"><text:span text:style-name="T14">– </text:span>Да я не про то! <text:span text:style-name="T14">– </text:span>отмахнулась пегаска. <text:span text:style-name="T14">– </text:span>Посмотри на поле.</text:p>
      <text:p text:style-name="P69"><text:span text:style-name="T14">– </text:span>И что? Поле как поле.</text:p>
      <text:p text:style-name="P69"><text:span text:style-name="T14">– </text:span>Оно не убрано. <text:span text:style-name="T14">– </text:span>мрачно ответила пегаска. <text:span text:style-name="T14">– </text:span>Ужас, сколько кукурузы пропадает!</text:p>
      <text:p text:style-name="P69">Я присмотрелся получше и указал ей на очередной городок, проносящийся за окном.</text:p>
      <text:p text:style-name="P69"><text:span text:style-name="T14">– </text:span>У самого посёлка поля убраны. Наверняка дойдёт дело и до остальных.</text:p>
      <text:p text:style-name="P69"><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9"><text:span text:style-name="T14">– </text:span>Спасибо, но от пинкиных плюшек у меня фланки округляются.</text:p>
      <text:p text:style-name="P69"><text:span text:style-name="T14">– </text:span>Да ладно тебе, Рэйнбоу Дэш! От одной не округлятся.</text:p>
      <text:p text:style-name="P69"><text:span text:style-name="T14">– </text:span>От одной —<text:span text:style-name="T14"> </text:span>нет. Но я ж на одной не остановлюсь... И вот что. Зови меня Дэш! А то и мне придётся звать тебя полным именем, а я этого не выношу. <text:span text:style-name="T14">– </text:span>Пегаска взяла карту и нахмурилась. <text:span text:style-name="T14">– </text:span>Да что ж такое, какого сена! Одни валеты идут!</text:p>
      <text:p text:style-name="P69">За окном несколько пони работали на поле. Что-то странное было в их деятельности.<text:span text:style-name="T14"> </text:span>Как будто…</text:p>
      <text:p text:style-name="P69"><text:soft-page-break/><text:span text:style-name="T14">– О</text:span>но и понятно, что поля не убраны. Откуда ж им быть убранными, когда на двух работающих пони целая толпа бездельников!</text:p>
      <text:p text:style-name="P6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9"><text:span text:style-name="T14">– </text:span>Они паслись… Ты можешь себе представить? Макс! Они ПАСЛИСЬ! Ели траву, как какие-то дикари! Фигня какая-то…</text:p>
      <text:p text:style-name="P6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9">…</text:p>
      <text:p text:style-name="P69">ВЖИИИИИИИИИ!!!</text:p>
      <text:p text:style-name="P6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9"><text:span text:style-name="T14">– </text:span>Что за…?</text:p>
      <text:p text:style-name="P13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9"><text:span text:style-name="T14">– </text:span>Леди и джентльпони! Просьба не паниковать! Поезд дальше не идёт: впереди провал! <text:span text:style-name="T14">– </text:span>крикнул проводник.</text:p>
      <text:p text:style-name="P69"><text:span text:style-name="T14">– </text:span>Какой ещё, в дышло, провал? Я проезжал тут два дня назад!</text:p>
      <text:p text:style-name="P69"><text:span text:style-name="T14">– </text:span>Безобразие! Верните мне деньги за билет!</text:p>
      <text:p text:style-name="P69"><text:span text:style-name="T14">– </text:span>Как вы смеете! Я опоздаю в порт! <text:s/><text:span text:style-name="T14">– </text:span>послышались выкрики в толпе.</text:p>
      <text:p text:style-name="P69">Проводник — седой земнопони стального цвета — поставил фонарь на пол и вытер со лба пот.</text:p>
      <text:p text:style-name="P69"><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11">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9">Я осторожно подошёл к краю и глянул вниз. </text:p>
      <text:p text:style-name="P6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9"><text:span text:style-name="T14">– </text:span>Эта дыра фиг знает на сколько длится! <text:span text:style-name="T14">– </text:span>заявила Дэш, выныривая из темноты. <text:span text:style-name="T1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9"><text:span text:style-name="T14">– </text:span>Дэш, нам надо на ту сторону.</text:p>
      <text:p text:style-name="P69"><text:span text:style-name="T14">– </text:span>Нет проблем. Я могу тебя перенести.</text:p>
      <text:p text:style-name="P69">Я с сомнением посмотрел на пегаску. Дэш в холке была мне по пояс.</text:p>
      <text:p text:style-name="P69"><text:span text:style-name="T14">– </text:span>Ты точно в этом уверена?</text:p>
      <text:p text:style-name="P6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9"><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69">Мля.</text:p>
      <text:p text:style-name="P69"><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9">Пегаска почесала затылок и заметила.</text:p>
      <text:p text:style-name="P69"><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6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9">А что, это идея! Если «мостик» из висящих рельсов выдержал её, то выдержит и меня —<text:span text:style-name="T14"> </text:span>я уже давно заметил, что пони по весу были не легче, а то и тяжелее меня. Я поплевал на руки и сбросил рюкзак.</text:p>
      <text:p text:style-name="P69">…</text:p>
      <text:p text:style-name="P6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9">Разумеется, я посмотрел вниз.</text:p>
      <text:p text:style-name="P6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9">…</text:p>
      <text:p text:style-name="P69">Я валялся на насыпи и трясся как в лихорадке. От пережитого шока меня тошнило. <text:span text:style-name="T113">Ёбаная Селестия!</text:span></text:p>
      <text:p text:style-name="P69"><text:span text:style-name="T14">– </text:span>Ты как, в порядке? Макс? <text:span text:style-name="T14">– п</text:span>егаска озабоченно потрогала меня за плечо. <text:span text:style-name="T14">– </text:span>В чём дело? Как ты себя чувствуешь?</text:p>
      <text:p text:style-name="P6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9"><text:span text:style-name="T14">– </text:span>Я чувствую, что только что упустил отличную возможность отлить на вселенную!</text:p>
      <text:p text:style-name="P69"><text:soft-page-break/></text:p>
      <text:p text:style-name="P70">***</text:p>
      <text:p text:style-name="P11"/>
      <text:p text:style-name="P11">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11">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9"><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8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11"><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69"><text:span text:style-name="T14">– </text:span>Удостоверение личности предъявлять? <text:span text:style-name="T14">– </text:span>осведомился я.</text:p>
      <text:p text:style-name="P69"><text:span text:style-name="T14">– </text:span>Ч-ч-человеку М-м-максу? <text:span text:style-name="T14">– </text:span>заикаясь, переспросил охранник. Он присмотрелся ко мне получше и изо всех сил опустил копыто мне на ботинок.</text:p>
      <text:p text:style-name="P69">Бляяя!!! Ах ты ж!!!</text:p>
      <text:p text:style-name="P69">Хлопнула освобождённая дверь, изнутри клацнула щеколда.</text:p>
      <text:p text:style-name="P69"><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69">Дэш, ни слова не говоря, прислонила ухо к двери.</text:p>
      <text:p text:style-name="P69"><text:span text:style-name="T14">– </text:span>Будешь смеяться, но именно этим он и занят. Вызывает полицию по телефону. <text:span text:style-name="T14">– </text:span>сообщила пегаска.</text:p>
      <text:p text:style-name="P69"><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69">Пегаска продолжала слушать. Потом глаза её округлились от удивления.</text:p>
      <text:p text:style-name="P69"><text:span text:style-name="T14">– </text:span>Оп-па! <text:span text:style-name="T14">– </text:span>пегаска оторвала ухо от двери. <text:span text:style-name="T14">– </text:span>Макс, кажись, у нас проблемы. Надо сваливать отсюда. Долго объяснять. Из того, что я поняла, копы будут не на нашей стороне.</text:p>
      <text:p text:style-name="P69">Ну охренеть! Я что, нанёс моральную травму охраннику своим видом? Добро пожаловать в Эквестрию, страну дружбы и пони!</text:p>
      <text:p text:style-name="P69"><text:span text:style-name="T14">– </text:span>Сколько у нас времени?</text:p>
      <text:p text:style-name="P69">Дэш почесала в затылке.</text:p>
      <text:p text:style-name="P69"><text:soft-page-break/><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4">– </text:span>двадцать минут у нас есть.</text:p>
      <text:p text:style-name="P69">Я с наслаждением захреначил ногой в стеклянную дверь павильона. Осколки стекла брызнули во все стороны.</text:p>
      <text:p text:style-name="P69"><text:span text:style-name="T14">– </text:span>Тогда давай сначала обыщем контору. Если уж полиция всё равно едет сюда, так пусть у них хотя бы будет повод!</text:p>
      <text:p text:style-name="P69"/>
      <text:p text:style-name="P70">***</text:p>
      <text:p text:style-name="P69"/>
      <text:p text:style-name="P69">Разумеется, полиция приехала, как только мы обнаружили эти чёртовы резонаторы — иначе ж и быть не могло!</text:p>
      <text:p text:style-name="P69"/>
      <text:p text:style-name="P69">…</text:p>
      <text:p text:style-name="P69"/>
      <text:p text:style-name="P69">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9"><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69">Снаружи послышался вой сирены и цокот множества копыт.</text:p>
      <text:p text:style-name="P69"><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9">Пиздец! Мы с Дэш переглянулись.</text:p>
      <text:p text:style-name="P69"><text:span text:style-name="T14">– </text:span>Это твои двадцать минут? <text:span text:style-name="T14">– </text:span>возмутился я. <text:span text:style-name="T14">– </text:span>Да ещё и десяти не прошло!</text:p>
      <text:p text:style-name="P69">Дэш вымучено скривилась.</text:p>
      <text:p text:style-name="P69"><text:span text:style-name="T14">– П</text:span>римат Макс, здание окружено! Мы знаем, что ты внутри! Выходи добровольно, или будешь взят силой! <text:span text:style-name="T14">– </text:span>загремел усиленный мегафоном голос.</text:p>
      <text:p text:style-name="P69">Я разбил топором стеклянные дверцы прибора и вытащил рубины.</text:p>
      <text:p text:style-name="P69"><text:span text:style-name="T1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9">Пегаска отрицательно помотала головой.</text:p>
      <text:p text:style-name="P69"><text:span text:style-name="T14">– </text:span>Ну уж фигушки. Я тебя тут не оставлю.</text:p>
      <text:p text:style-name="P69"><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69"><text:span text:style-name="T14">– Н</text:span>е тупи! <text:span text:style-name="T14">– </text:span>упрямо мотнула головой пегаска. <text:span text:style-name="T14">– </text:span>Всё изменилось. Никто тебя не вытащит.</text:p>
      <text:p text:style-name="P6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9"><text:soft-page-break/><text:span text:style-name="T14">– </text:span>Быстро за мной! <text:span text:style-name="T14">– </text:span>скомандовала пегаска, помчавшись к лестнице в офисные этажи.</text:p>
      <text:p text:style-name="P69">Я припустил было за ней, потом вернулся и поднял над головой раскуроченный ускоритель.</text:p>
      <text:p text:style-name="P69"><text:span text:style-name="T14">– Ю-</text:span>хууу<text:span text:style-name="T14">!!!</text:span></text:p>
      <text:p text:style-name="P6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9">На последнем этаже пегаска стояла в коридоре, с сомнением обозревая ряд дверей.</text:p>
      <text:p text:style-name="P69"><text:span text:style-name="T14">– </text:span>Где-то тут должна быть дверь на крышу. Не могли же они залазить туда по пожарной лестнице?</text:p>
      <text:p text:style-name="P6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6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9"><text:span text:style-name="T14">– </text:span>Макс, подвинься!</text:p>
      <text:p text:style-name="P69">Пегаска оттеснила меня крупом и повернулась к двери задом.</text:p>
      <text:p text:style-name="P69"><text:span text:style-name="T14">– </text:span>Ю-хууу!</text:p>
      <text:p text:style-name="P69">БАБАХ!!!</text:p>
      <text:p text:style-name="P6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9"><text:span text:style-name="T14">– </text:span>Ты чего на меня так уставился? <text:span text:style-name="T14">– </text:span>подозрительно спросила пегаска.</text:p>
      <text:p text:style-name="P69"><text:span text:style-name="T14">– </text:span>Да так… Не ожидал, что ты такая…</text:p>
      <text:p text:style-name="P69"><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69">С лестницы донёсся топот копыт, в конце коридора появились пони-полицейские.</text:p>
      <text:p text:style-name="P6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9"><text:span text:style-name="T1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9"><text:span text:style-name="T14">– </text:span>Ты! Не! По! Нял! Те! Бе! Не! Льзя! Тут! Ос! Та! ВАТЬСЯ!!! <text:span text:style-name="T14">– </text:span>мощный толчок изнутри катапультировал её с люка.</text:p>
      <text:p text:style-name="P6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9"><text:soft-page-break/><text:span text:style-name="T14">– </text:span>Ты чего делаешь??! Пипец, мы же упадём! Ты ж не удержишь!..</text:p>
      <text:p text:style-name="P6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9">Некоторое время было тихо. Потом хлопнули ставни и чей-то сонный голос недовольно пробормотал:</text:p>
      <text:p text:style-name="P69"><text:span text:style-name="T14">– </text:span>Кто мешает нам спать после тяжкого выступления?</text:p>
      <text:p text:style-name="P69">Я осторожно выглянул из куста.</text:p>
      <text:p text:style-name="P6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9">Птицы и цикады продолжили пение, прерванное нашим вторжением. </text:p>
      <text:p text:style-name="P6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9"><text:span text:style-name="T14">– </text:span>Так вот кто тревожит наш сон!</text:p>
      <text:p text:style-name="P69">Дверь дома приоткрылась. Стало видно, что за ней притаилась единорожка, уже спустившаяся с мансарды.</text:p>
      <text:p text:style-name="P69"><text:span text:style-name="T14">– </text:span>Так-так, посмотрим, что тут у нас. Ага. Гм. Это наверняка тот монстр-примат, о котором писали в газетах. Занятно.</text:p>
      <text:p text:style-name="P69">Я крутился в телекинетическом поле перед единорожкой как некий диковинный экспонат шоу уродцев.</text:p>
      <text:p text:style-name="P69"><text:span text:style-name="T14">– </text:span>А это у нас кто? Гмм. Пегаска. Вот так раз! Рэйнбоу Дэш! Какими судьбами?</text:p>
      <text:p text:style-name="P69"><text:span text:style-name="T14">– </text:span>ТРИКСИ! <text:span text:style-name="T14">– <text:s/></text:span>фейсхуфнула Дэш. <text:span text:style-name="T14">– </text:span>Во имя Селестии, ЧТО ты тут делаешь?!!</text:p>
      <text:p text:style-name="P69"><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69">Так как дипломатические таланты пегаски оставляли желать лучшего, я решил взять переговоры в свои руки.</text:p>
      <text:p text:style-name="P69"><text:span text:style-name="T14">– </text:span>Эээ. Гм. Я дико извиняюсь, мы не знали, что вы спите днём, а то бы ни за что не стали вас тревожить. Мы пролетали мимо, и я подумал...</text:p>
      <text:p text:style-name="P69"><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69"><text:span text:style-name="T14">– </text:span>Трикси! Не смей! У нас мегаважное задание! Нам нужно вернуться Понивилль во что бы то ни стало! <text:span text:style-name="T14">– </text:span>пегаска извивалась изо всех сил, пытаясь выбраться из магического захвата.</text:p>
      <text:p text:style-name="P69"><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69">Пегаска задумалась. Она обернулась на меня и мрачно спросила:</text:p>
      <text:p text:style-name="P69"><text:span text:style-name="T14">– </text:span>Ей ведь нельзя рассказывать, да?</text:p>
      <text:p text:style-name="P69"><text:soft-page-break/><text:span text:style-name="T14">– </text:span>Нельзя. <text:span text:style-name="T14">– </text:span>подтвердил я. <text:span text:style-name="T14">– </text:span>Селестия запретила. Может возникнуть паника и всё такое.</text:p>
      <text:p text:style-name="P6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9"><text:span text:style-name="T14">– </text:span>Трикси. Если ты нас не выдашь, я готова выступать. В твоих представлениях. Кем угодно. Целый месяц! После сопровождения Макса в Понивилль…</text:p>
      <text:p text:style-name="P69"><text:span text:style-name="T14">– </text:span>ОГО!</text:p>
      <text:p text:style-name="P69">Единорожка аж уселась на крыльцо от удивления.</text:p>
      <text:p text:style-name="P69"><text:span text:style-name="T14">– </text:span>Представлем себе, ЧТО вы скрываете, если ты готова на ТАКОЕ! Признаюсь, вам удалось нас заинтересовать!</text:p>
      <text:p text:style-name="P69">Единорожка в задумчивости стала ходить по веранде туда-сюда, разговаривая сама с собой.</text:p>
      <text:p text:style-name="P69"><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9">Единорожка встала на задние ноги и захлопала в копыта. После чего она метнулась в дом, потянув нас за собой.</text:p>
      <text:p text:style-name="P6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9">Единорожка улеглась на диване. Мы с Дэш шмякнулись на ковёр.</text:p>
      <text:p text:style-name="P69"><text:span text:style-name="T14">– </text:span>Мы приняли решение не выдавать вас полиции в обмен на то, что вы расскажете нам о вашей секретной миссии!</text:p>
      <text:p text:style-name="P69"><text:span text:style-name="T14">– </text:span>Не пойдёт! <text:span text:style-name="T14">– </text:span>заявил я. <text:span text:style-name="T14">– </text:span>Я уже сказал, что это тайна. Мне добавить нечего.</text:p>
      <text:p text:style-name="P69"><text:span text:style-name="T14">– </text:span>Да неужели? <text:span text:style-name="T14">– </text:span>захлопала ресницами Трикси. <text:span text:style-name="T14">– </text:span>Ты хорошо подумал?</text:p>
      <text:p text:style-name="P69">Окно <text:s/>комнаты распахнулось. В комнату ворвался вой сирены. Несколько полицейских фургонов промчались мимо.</text:p>
      <text:p text:style-name="P69">Вот чёрт!!!</text:p>
      <text:p text:style-name="P69"/>
      <text:p text:style-name="P69">…</text:p>
      <text:p text:style-name="P58"/>
      <text:p text:style-name="P69"><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69"><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9"><text:span text:style-name="T14">– </text:span>Стой! Что ты там сказала о Селестии?</text:p>
      <text:p text:style-name="P69">Трикси молча левитировала мне газеты с трюмо.</text:p>
      <text:p text:style-name="P69">…</text:p>
      <text:p text:style-name="P69">Фак! Фак-фак-фак!!!</text:p>
      <text:p text:style-name="P69">«<text:span text:style-name="T34">Исчезновение дневной главы диархии: Эквестрия в панике!</text:span>» (статья двухдневной давности).</text:p>
      <text:p text:style-name="P69">«<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9"><text:soft-page-break/>«<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69">«<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9">«<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9">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58"><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8">– <text:span text:style-name="T1">ОНИ ЧТО, ШУТОК НЕ ПОНИМАЮТ?!! </text:span>– <text:span text:style-name="T1">заорал я наконец. </text:span>– <text:span text:style-name="T1">Нашли пониеда, ёбнутые пони!!!</text:span></text:p>
      <text:p text:style-name="P69"><text:span text:style-name="T14">– </text:span>Прикинь, а? <text:span text:style-name="T14">– </text:span>участливо ткнулась в меня носом Дэш. <text:span text:style-name="T14">– </text:span>Над моими приколами тоже одна я смеюсь. У<text:span text:style-name="T14"> </text:span>большинства вместо чувства юмора жир на ляжках.</text:p>
      <text:p text:style-name="P8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9">Я зажал голову в ладонях и застонал, покачиваясь из стороны в сторону.</text:p>
      <text:p text:style-name="P69"><text:span text:style-name="T14">– </text:span>Макс? Ты в порядке?</text:p>
      <text:p text:style-name="P6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9">И вот теперь её нет. Зачем куда-то бежать, скрываться, рисковать, если смысл стараний потерян?</text:p>
      <text:p text:style-name="P78"/>
      <text:p text:style-name="P7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1">– Я доведу! Обещаю!..»</text:p>
      <text:p text:style-name="P69"/>
      <text:p text:style-name="P6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9">И у меня есть кое-какие результаты, чёрт побери!</text:p>
      <text:p text:style-name="P6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9">Дерьмо! Слишком много «если» и «может быть»!</text:p>
      <text:p text:style-name="P69"><text:soft-page-break/>Трижды дерьмо!!! Я забыл, что для проведения эксперимента, нам нужна помощь Селестии!</text:p>
      <text:p text:style-name="P69"/>
      <text:p text:style-name="P87"><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9"/>
      <text:p text:style-name="P6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9">Что ж, вполне привычное для меня состояние. Последний месяц был просто ярким фантастически-нереальным исключением из правила.</text:p>
      <text:p text:style-name="P47">МУ-ХА-ХА!</text:p>
      <text:p text:style-name="P47">Кажется, я знаю, как показать фак провидению! <text:span text:style-name="T14">Show must go on!</text:span></text:p>
      <text:p text:style-name="P69">Я улыбнулся и помахал пегаске рукой, показывая, что в норме. Дэш облегчённо выдохнула.</text:p>
      <text:p text:style-name="P58">– <text:span text:style-name="T1">Так что, мы свободны? </text:span>– <text:span text:style-name="T1">спросил я, поднимаясь с пола.</text:span></text:p>
      <text:p text:style-name="P58">– <text:span text:style-name="T1">О, да! Великая и могучая Трикси держит слово!</text:span></text:p>
      <text:p text:style-name="P69">Единорожка задумалась и продолжила:</text:p>
      <text:p text:style-name="P5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9"/>
      <text:h text:style-name="Heading_20_2" text:outline-level="2">14. <text:span text:style-name="T1">Деградация</text:span></text:h>
      <text:p text:style-name="P58">&lt;<text:span text:style-name="T79">David Bowie - Lets Dance/ Ashes To Ashes</text:span></text:p>
      <text:p text:style-name="P58"><text:span text:style-name="T79">Roxette – Queen of rain</text:span>&gt;</text:p>
      <text:p text:style-name="P69">– Ы! Ы! Ы! Ы! Ы!</text:p>
      <text:p text:style-name="P69">Дэш стучала лбом о сосну с такой силой, что на неё падали иголки и шишки.</text:p>
      <text:p text:style-name="P69">Я вышел из фургона и присел рядом.</text:p>
      <text:p text:style-name="P69">– Дэш! В конце-концов, мы можем спать днём, а идти ночью. Тогда я могу тащить фургон. Не стоит тебе так мучаться.</text:p>
      <text:p text:style-name="P69">Пегаска стояла, прижавшись лбом к стволу, и молчала. Я продолжил.</text:p>
      <text:p text:style-name="P69">– Или же мы можем нанять земнопони. Я не буду показываться из фургона, а ты строго запретишь ему совать нос внутрь.</text:p>
      <text:p text:style-name="P69">Дэш тяжело вздохнула и закатила глаза.</text:p>
      <text:p text:style-name="P6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9">Пегаска пробормотала что-то чуть слышно.</text:p>
      <text:p text:style-name="P69">– Что? – не расслышал я.</text:p>
      <text:p text:style-name="P6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9">Я пожал плечами и обнял пегаску.</text:p>
      <text:p text:style-name="P69">– Э, нет, погоди. – Дэш сбросила плащ Трикси, скрывающий её крылья. – Давай!</text:p>
      <text:p text:style-name="P69">Я обнял её повторно. В этот раз пегаска не стояла смирно, а, в свою очередь, обняла меня.</text:p>
      <text:p text:style-name="P6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9">– Эмм… Ты чего?</text:p>
      <text:p text:style-name="P69">Дэш раскрыла глаза. Я упёрся ладонью ей в грудь и осторожно отодвинул от себя. Пегаска разжала обьятия.</text:p>
      <text:p text:style-name="P69">– Йей! Обнимашки таки клёво снимают стресс! Тебе разве не нравится?</text:p>
      <text:p text:style-name="P69">– Нравится. Но ты слишком увлеклась: я чуть не оказался на земле.</text:p>
      <text:p text:style-name="P69">Дэш смутилась.</text:p>
      <text:p text:style-name="P69">– Упс! Забыла, что у тебя только одна пара ног для упора! Не сердись!</text:p>
      <text:p text:style-name="P69">Я покровительно похлопал пегаску по шее.</text:p>
      <text:p text:style-name="P6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9">Пегаска немедленно заорала:</text:p>
      <text:p text:style-name="P69">– Обнимашки-и-и!!! – и повалила меня на траву. Сила, таящаяся в её худеньком теле, обескураживала.</text:p>
      <text:p text:style-name="P69">– Дэш! Ну, не воспринимай же всё так буквально, ё-моё!</text:p>
      <text:p text:style-name="P69">– Гы! Что-то ты не слишком был готов к этому разу!</text:p>
      <text:p text:style-name="P6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9">Наконец она приземлилась, пропахав в дёрне борозды тормозного следа.</text:p>
      <text:p text:style-name="P69"><text:soft-page-break/>– Ффух! Ещё бы немного, и я бы рехнулась от тоски! Как только Эпплджек эти телеги таскает? Это же офигенно скучно!</text:p>
      <text:p text:style-name="P69">Пегаска накинула на себя плащ, скрыв крылья, и стала впрягаться в фургончик.</text:p>
      <text:p text:style-name="P69">– Макс, залазь в фургон. Там впереди какой-то посёлок. Купим еды и узнаем новости.</text:p>
      <text:p text:style-name="P69"/>
      <text:p text:style-name="P70">***</text:p>
      <text:p text:style-name="P69"/>
      <text:p text:style-name="P69">Три дня спустя…</text:p>
      <text:p text:style-name="P69"/>
      <text:p text:style-name="P69">«<text:span text:style-name="T34">Добро пожаловать в Груммингтон! Вам здесь рады!</text:span></text:p>
      <text:p text:style-name="P69"><text:span text:style-name="T34">Население города </text:span><text:span text:style-name="T80">302 пони</text:span><text:span text:style-name="T34">.</text:span></text:p>
      <text:p text:style-name="P69"><text:span text:style-name="T80">250 пони</text:span><text:span text:style-name="T34">.</text:span></text:p>
      <text:p text:style-name="P69"><text:span text:style-name="T80">125 поней</text:span><text:span text:style-name="T34">.</text:span></text:p>
      <text:p text:style-name="P69"><text:span text:style-name="T34">54 паня.</text:span>»</text:p>
      <text:p text:style-name="P69"/>
      <text:p text:style-name="P6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9">Я вернулся за столик у окна и продолжил писать письмо.</text:p>
      <text:p text:style-name="P69">«<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8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8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8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8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7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24">Дружба </text:span><text:span text:style-name="T43">—</text:span><text:span text:style-name="T24"> </text:span><text:span text:style-name="T3">э</text:span><text:span text:style-name="T24">то, </text:span><text:span text:style-name="T82">так её </text:span><text:span text:style-name="T3">разэтак</text:span><text:span text:style-name="T82">,</text:span><text:span text:style-name="T24"> магия!</text:span><text:span text:style-name="T69">»</text:span></text:p>
      <text:p text:style-name="P69"/>
      <text:p text:style-name="P6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9">– Всё в порядке, Дэш?</text:p>
      <text:p text:style-name="P69">Пегаска смотрела на язычки огня, танцующие в окошке печной дверцы и молчала. Наконец она отозвалась.</text:p>
      <text:p text:style-name="P69">– Нет. Не всё в порядке.</text:p>
      <text:p text:style-name="P69">Дэш отвернулась от огня и взглянула на меня.</text:p>
      <text:p text:style-name="P6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9">Я сел рядом с пегаской, обнял её и легонько встряхнул.</text:p>
      <text:p text:style-name="P6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9">Дэш негромко всхлипнула и тут же закашлялась, пытаясь скрыть секундную слабость.</text:p>
      <text:p text:style-name="P6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9"><text:soft-page-break/>Пегаска фейсхуфнула.</text:p>
      <text:p text:style-name="P6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9">Я поставил кастрюлю с картошкой на печку.</text:p>
      <text:p text:style-name="P69">– Дэш. Когда ты в последний раз летала?</text:p>
      <text:p text:style-name="P69">– Вчера утром немного. А что?</text:p>
      <text:p text:style-name="P69">– Попробуй взлети сейчас. Просто поднимись к потолку.</text:p>
      <text:p text:style-name="P6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9">– …Да ладно!</text:p>
      <text:p text:style-name="P69">Пегаска сидела на полу и удивлённо рассматривала свои крылья. Потом для уверенности подёргала зубами за маховые перья.</text:p>
      <text:p text:style-name="P69">– Вроде не сплю — боль чувствуется. Тогда какого сена я падаю?!!</text:p>
      <text:p text:style-name="P69">– Дэш. – мягко сказал я. – Судя по площади крыльев, пегасы держатся в воздухе, в основном, за счёт магии.</text:p>
      <text:p text:style-name="P69">– И?</text:p>
      <text:p text:style-name="P6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9">– У-у-у-ы-ы-ы-а-а-а!</text:p>
      <text:p text:style-name="P69">Дэш горько, с подвыванием, разрыдалась.</text:p>
      <text:p text:style-name="P69">– Ы-ы-ы! Я не могу без неба-а-а! Мне нужно лета-а-ать! Я пега-а-ас!</text:p>
      <text:p text:style-name="P69">Крутая и тренированная пегаска сотрясалась от плача, как ребёнок. Её депрессия последних дней вырвалась наружу эмоциональным взрывом.</text:p>
      <text:p text:style-name="P69">– Почему всё так… хнык... паршиво? Что мы сделали не так? Хнык… Я даже не знаю, с кем надо подраться, чтобы всё исправить…</text:p>
      <text:p text:style-name="P69">Я сел рядом. Мне нечем было её утешить, я мог лишь молча обнять её, поглаживая по растрёпанной гриве. Пегаска, вхлипывая, прижалась ко мне.</text:p>
      <text:p text:style-name="P69">– Макс?</text:p>
      <text:p text:style-name="P69">– Да?</text:p>
      <text:p text:style-name="P6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9">– Дэш, мы дойдём до Понивилля, что бы ни случилось. Обещаю тебе.</text:p>
      <text:p text:style-name="P69">Пегаска утешилась и замерла, глядя в огонь.</text:p>
      <text:p text:style-name="P69">Я мыл тарелки после ужина, когда услышал бормотание Дэш за спиной.</text:p>
      <text:p text:style-name="P69">«И-и-и… о-о-о… эн… а-а-а… И она.. П-э-э-э… о-о-о… Как эта буква называется, забери меня дискорд? Ша? Ша! Эл! А! Мммм… И она пошла... Ы-ы-ы!!!»</text:p>
      <text:p text:style-name="P69">Громкий «бабах» дал понять, что Дэш захлопнула книгу. После короткой паузы взьерошенная пегаска <text:s/>выглянула из-за спины.</text:p>
      <text:p text:style-name="P69">– Макс? Расскажи какую-нибудь сказку на ночь? Что-то спать не хочется.</text:p>
      <text:p text:style-name="P69"><text:soft-page-break/>Пегаска залезла на диван и похлопала рядом с собой.</text:p>
      <text:p text:style-name="P69">Я поставил тарелку в шкафчик и вытер руки о передник.</text:p>
      <text:p text:style-name="P69">– Дэш, это плохая идея. Давай, я лучше тебе почитаю.</text:p>
      <text:p text:style-name="P69">– Хочу сказку! – пегаска насупилась и отгородилась от меня подушкой. – Ты плохой!</text:p>
      <text:p text:style-name="P69">– Дэш! Я не помню ни черта!</text:p>
      <text:p text:style-name="P69">– Сказку!!! – подушка полетела в меня.</text:p>
      <text:p text:style-name="P6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9">Дэш повернулась ко мне спиной и стала подозрительно шмыгать носом.</text:p>
      <text:p text:style-name="P69">Я подошёл к дивану и сел рядом, развернув её к себе.</text:p>
      <text:p text:style-name="P69">– Ну ладно. Сама напросилась!</text:p>
      <text:p text:style-name="P69">Я задумался.</text:p>
      <text:p text:style-name="P69">…</text:p>
      <text:p text:style-name="P69">– Вот тебе сказка с моралью. Слушай.</text:p>
      <text:p text:style-name="P69">Я устроился на диване, положив под ноги подушку, на которой тут же примостилась и пегаска.</text:p>
      <text:p text:style-name="P69">– Однажды в кувшин с молоком попали две жабы…</text:p>
      <text:p text:style-name="P69">– Бггг! Уже смешно! – заржала Дэш. – <text:s/>Как могли жабы попасть в кувшин? Он же высокий? Жабы прыгают низко. Может, это было блюдце?</text:p>
      <text:p text:style-name="P69">– Нет! – упёрся я. – Кувшин! Иначе морали не получится! Жабы… эээ… свалились в него с кантерлотской скалы.</text:p>
      <text:p text:style-name="P69">– Ух ты! Круто! А что они там делали?</text:p>
      <text:p text:style-name="P69">– Дэш! Как я могу рассказывать, если ты постоянно меня перебиваешь?</text:p>
      <text:p text:style-name="P69">– Ну пожалуйста! Больше не буду, только объясни, как жабы оказались в Кантерлоте?</text:p>
      <text:p text:style-name="P6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9">– Вау! Прикольно!</text:p>
      <text:p text:style-name="P6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9">– А потом?</text:p>
      <text:p text:style-name="P6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9">Пегаска затряслась от смеха. Потом, прервавшись, строго спросила с меня:</text:p>
      <text:p text:style-name="P69">– А какая тут мораль? Ты говорил, в этой сказке будет мораль!</text:p>
      <text:p text:style-name="P69">– Мораль? Э-э-э... Мораль тут такая. – <text:s/>мрачно заявил я. – Не умеешь летать — не суйся к принцессе!</text:p>
      <text:p text:style-name="P69"><text:soft-page-break/>– Хорошая… ммм… сказка… – пробормотала пегаска сонно. Зевнув во весь рот она потянулась и, прижавшись к моей ноге, заснула.</text:p>
      <text:p text:style-name="P69">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9">Я пожал плечами, устроился поудобнее и укрылся одеялом.</text:p>
      <text:p text:style-name="P69">…</text:p>
      <text:p text:style-name="P6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9">Скррржжжж… Скррржжж… Скррржжж…</text:p>
      <text:p text:style-name="P69">Снаружи раздался скрежет. В глубокой ночи, посреди абсолютной тишины этот тихий <text:s/>звук таил необъяснимую угрозу.</text:p>
      <text:p text:style-name="P69">Скррржжжж… Скррржжж…</text:p>
      <text:p text:style-name="P6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9">На земле прямо перед фургоном сидела кобылка-жеребёнок и, зажав в зубах гвоздь, выцарапывала что-то на жестяной крышке коробки из-под конфет.</text:p>
      <text:p text:style-name="P69">– Что ты тут делаешь так поздно? Где твои родители? – вздохнув с облегчением, спросил я.</text:p>
      <text:p text:style-name="P69">Выйдя из фургона, я подошёл к жеребёнку и посветил на жестянку.</text:p>
      <text:p text:style-name="P69">– Чем ты тут занимаешься?</text:p>
      <text:p text:style-name="P69">Жеребёнка молча смотрела на меня, зажав гвоздь в зубах. На жестянке были коряво выцарапаны буквы.</text:p>
      <text:p text:style-name="P69">«<text:span text:style-name="T80">37 пни</text:span></text:p>
      <text:p text:style-name="P89">24пн</text:p>
      <text:p text:style-name="P89">15</text:p>
      <text:p text:style-name="P69"><text:span text:style-name="T34">1</text:span>»</text:p>
      <text:p text:style-name="P69">– Что это за цифры? – спросил я.</text:p>
      <text:p text:style-name="P6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9">«<text:span text:style-name="T34">Добро пожаловать в Груммингтон! Вам здесь рады!</text:span></text:p>
      <text:p text:style-name="P69"><text:span text:style-name="T34">Население города </text:span><text:span text:style-name="T80">302 пони</text:span><text:span text:style-name="T34">.</text:span></text:p>
      <text:p text:style-name="P69"><text:span text:style-name="T80">250 пони</text:span><text:span text:style-name="T34">.</text:span></text:p>
      <text:p text:style-name="P69"><text:span text:style-name="T80">125 поней</text:span><text:span text:style-name="T34">.</text:span></text:p>
      <text:p text:style-name="P69"><text:span text:style-name="T34">54 паня.</text:span>»</text:p>
      <text:p text:style-name="P6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9">– Ты хочешь сказать, этой ночью из населения осталась ты одна? – хрипло спросил я.</text:p>
      <text:p text:style-name="P69">Кобылка кивнула и снова показала на жестянку и вверх.</text:p>
      <text:p text:style-name="P69">– Макс! Оглянись! – тревожно воскликнула Дэш у меня за спиной.</text:p>
      <text:p text:style-name="P69"><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9">– Дэш! Быстро!</text:p>
      <text:p text:style-name="P6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9">УУУУУУРРРРРРГГГГХХХХХХХ!!!<text:span text:style-name="T14">&lt;</text:span><text:span text:style-name="T68">Metallica-Enter Sandman</text:span><text:span text:style-name="T14">&gt;</text:span></text:p>
      <text:p text:style-name="P6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9">– Макс, запрыгивай!</text:p>
      <text:p text:style-name="P6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5"/>
      <text:p text:style-name="P75">0</text:p>
      <text:p text:style-name="P69"/>
      <text:p text:style-name="P6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9"/>
      <text:h text:style-name="Heading_20_2" text:outline-level="2">15. Филлидельфия</text:h>
      <text:p text:style-name="P58">&lt;<text:span text:style-name="T67">Kiss – I Was Made For Lovin’ You</text:span>&gt;</text:p>
      <text:p text:style-name="P69">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9">Я поднял кусок газеты, прибитый ветром к ограждению и быстро пробежался по заголовкам.</text:p>
      <text:p text:style-name="P69">«<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1">«</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1">».</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text:span><text:soft-page-break/><text:span text:style-name="T34">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69">На ближайшем же столбе висело объявление, в котором за мою голову уже предлагалось двадцать пять тысяч.</text:p>
      <text:p text:style-name="P6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9">Пегаска взмахнула крыльями для эффекта. Неожиданно для неё и меня, взмах крыльев подбросил её вверх на хороший метр.</text:p>
      <text:p text:style-name="P69">– Какого се… – пегаска приземлилась на круп, изумлённо глядя на свои крылья. – ...на!</text:p>
      <text:p text:style-name="P69">Подумав немного, Дэш выбралась из упряжи и что есть мочи замахала крыльями.</text:p>
      <text:p text:style-name="P6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9">Я перевязывал пегаске голову, когда мне в голову пришла идея. Я указал на валяющийся рядом с нами самокат.</text:p>
      <text:p text:style-name="P69">– Дэш, ты ведь сможешь буксировать его на лету?</text:p>
      <text:p text:style-name="P69">– Этот? Конечно могу! Плёвое дело!</text:p>
      <text:p text:style-name="P69">– А со мной?</text:p>
      <text:p text:style-name="P69">– Хмм. Понимаю, к чему ты клонишь.</text:p>
      <text:p text:style-name="P69">Пегаска критически оглядела меня.</text:p>
      <text:p text:style-name="P6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9">…</text:p>
      <text:p text:style-name="P69">Когда дорожное покрытие слилось в сплошную серую полосу, а руль самоката начал у меня в руках вибрировать от скорости, я заорал:</text:p>
      <text:p text:style-name="P69">– Дэ-э-э-ш!!! Сто-о-ой!!! Хватит! Испытание пройдено! Не увлекайся!!!</text:p>
      <text:p text:style-name="P69">Пегаска приземлилась и, выплюнув поводья изо рта, встала в гордую позу.</text:p>
      <text:p text:style-name="P69">– Я ещё и не начинала, между прочим! Так, только чуть-чуть размялась!</text:p>
      <text:p text:style-name="P69">Я положил самокат и на трясущихся ногах приближался к ней. Сердце ходило ходуном где-то в районе пяток.</text:p>
      <text:p text:style-name="P69">– Дэш, ты это нарочно? Про «клячу» и всё такое?</text:p>
      <text:p text:style-name="P69">– А что такое? – невинно спросила пегаска, полуобернувшись ко мне задом.</text:p>
      <text:p text:style-name="P69"><text:soft-page-break/>– А ничего. – нарочито спокойно сказал я, демонстративно закатывая рукава.</text:p>
      <text:p text:style-name="P6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9">– <text:s/>А того, что я тебя сейчас!..</text:p>
      <text:p text:style-name="P69">ХЛОП!</text:p>
      <text:p text:style-name="P6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9">– Бггг! – <text:s/>заржала пегаска. – Макс, не будь нытиком! Прикольная же шутка!</text:p>
      <text:p text:style-name="P6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9"><text:s/>Я потрепал пегаску между ушей.</text:p>
      <text:p text:style-name="P69">– Насчёт шуток я уже заметил. Не парься, я не сержусь. Вдобавок, не такой уж я и хрупкий, просто люблю перестраховаться.</text:p>
      <text:p text:style-name="P69">– Да? Это клёво. – успокоилась Дэш. – А можно попросить тебя об одной вещи?</text:p>
      <text:p text:style-name="P69">– Да?</text:p>
      <text:p text:style-name="P69">– Помнишь, я разревелась в Груммингтоне?</text:p>
      <text:p text:style-name="P69">– Ну да, было дело.</text:p>
      <text:p text:style-name="P69">– Забудь про это!</text:p>
      <text:p text:style-name="P69">– Почему? – озадачился я. – Ты тогда была такой милой тогда.</text:p>
      <text:p text:style-name="P69">Дэш насупилась и принялась ковырять копытом асфальт.</text:p>
      <text:p text:style-name="P6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9">Я пожал плечами.</text:p>
      <text:p text:style-name="P6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9">– Но ты не плачешь.</text:p>
      <text:p text:style-name="P69">Я задумался.</text:p>
      <text:p text:style-name="P6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9">– Ни фига себе! Куда ж может быть хуже? – воскликнула Дэш. – У вас что, все поголовно встают в восемь утра и едят сено на завтрак, обед и ужин?</text:p>
      <text:p text:style-name="P69">Я засмеялся.</text:p>
      <text:p text:style-name="P69">– Кто-то встаёт и раньше. Но не в этом проблема. У нас... Как бы это сказать... очень холодно.</text:p>
      <text:p text:style-name="P6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9">– Нет, я не то имел ввиду. Холодно не в физическом смысле. В душевном.</text:p>
      <text:p text:style-name="P69">Пегаска всмотрелась мне в лицо, как будто впервые видя его.</text:p>
      <text:p text:style-name="P69">– Ты имеешь ввиду, что тебе утром некому сказать: «Привет, хорошего дня»?</text:p>
      <text:p text:style-name="P69">– Да, примерно это я имел ввиду.</text:p>
      <text:p text:style-name="P69">– Сочувствую. Без друзей не прикольно. Всем нужны друзья. Даже Дискорду, дискорд его забери!</text:p>
      <text:p text:style-name="P69">Пегаска вдруг стала на задние ноги, положив передние мне на плечи.</text:p>
      <text:p text:style-name="P69">– Макс! В Эквестрии у тебя всегда будут друзья, что бы ни случилось!</text:p>
      <text:p text:style-name="P69">Я растроганно обнял пегаску и погладил её по шее.</text:p>
      <text:p text:style-name="P69">– Спасибо, Дэш. Это просто здорово!</text:p>
      <text:p text:style-name="P69">…</text:p>
      <text:p text:style-name="P69">Оставляя на прилавке очередной пустующей филлидельфийской лавки монетку, я озабоченно заметил:</text:p>
      <text:p text:style-name="P6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9">– Ты чего? – не поняла шутки пегаска. – А как же твоё участие в эксперименте?</text:p>
      <text:p text:style-name="P69">– Ты меня всё равно как-нибудь вытащишь. – отмахнулся я. – Лучше помоги искать палатку.</text:p>
      <text:p text:style-name="P6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9">Я пропустил замечание пегаски мимо ушей и продолжил паковать рюкзак.</text:p>
      <text:p text:style-name="P6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9">– Надеюсь, с ним ничего не случится. – озабоченно сказал я. – Иначе придётся объясняться с Трикси.</text:p>
      <text:p text:style-name="P69">– Ерунда! В крайнем случае, купишь ей новый. – отмахнулась пегаска. – Ты не представляешь, как я рада, что избавилась от него!</text:p>
      <text:p text:style-name="P69">Пегаска взлетела и осторожно потянула упряжь. Потом приземлилась и недовольно глянула на меня.</text:p>
      <text:p text:style-name="P69">– Скидывай! – скомандовала пегаска, указав на рюкзак.</text:p>
      <text:p text:style-name="P69">– В чём дело?</text:p>
      <text:p text:style-name="P69">Пегаска молча потянула зубами за шлейку рюкзака, сдёргивая его с меня.</text:p>
      <text:p text:style-name="P69">– Дэш, ты чего?</text:p>
      <text:p text:style-name="P69">Пегаска раскрыла рюкзак и стала копаться в нём.</text:p>
      <text:p text:style-name="P69">– Я могу нести тебя, когда ты весишь семьдесят килограмм. – больший из двух котелков отправился в провал.</text:p>
      <text:p text:style-name="P69">– Я могу тянуть тебя, когда ты весишь восемьдесят килограмм. – две трети наших запасов картошки и ухнули следом.</text:p>
      <text:p text:style-name="P69">– Я могу тащить тебя, даже когда ты весишь девяносто! – насос и запасное колесо к самокату улетели туда же.</text:p>
      <text:p text:style-name="P69">– Но мы не договаривались, что ты будешь весить под сто десять только потому, что дорвался до бесплатных магазинов! Лягать, это уже слишком!</text:p>
      <text:p text:style-name="P69"><text:soft-page-break/>– Погоди, Дэш, консервы-то не выкидывай! Ты ж сама говорила, что только-только размялась и всё такое. <text:span text:style-name="T81">И магазин</text:span>ы вовсе<text:span text:style-name="T81"> не </text:span>бесплатные<text:span text:style-name="T81"> <text:s/></text:span>— я оставлял там деньги — последние, кстати. Дай, я сам отберу припасы...</text:p>
      <text:p text:style-name="P69">…</text:p>
      <text:p text:style-name="P6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9">– Я уже вижу Кантерлот. Ещё день пути — и сворачиваем к Понивиллю.</text:p>
      <text:p text:style-name="P69">– А ты выдержишь?</text:p>
      <text:p text:style-name="P69">Пегаска фыркнула.</text:p>
      <text:p text:style-name="P69">– Я-то выдержу. Самокат — нет.</text:p>
      <text:p text:style-name="P6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9">– Я уже думала над этим. Там часто встречаются пони. Тебя узнают.</text:p>
      <text:p text:style-name="P6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9">– «Трасса 52» – прочла Дэш на табличке. – Что-то я не помню тут никаких трасс. Наверное, недавно построили.</text:p>
      <text:p text:style-name="P6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9">– Дэ-э-эш! Тормози-и-и!!!</text:p>
      <text:p text:style-name="P69">– Чего-о-о?! Не слышу!!!</text:p>
      <text:p text:style-name="P69">КРАК!!!</text:p>
      <text:p text:style-name="P6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9"/>
      <text:p text:style-name="P69">…</text:p>
      <text:p text:style-name="P69"/>
      <text:p text:style-name="P81"><text:soft-page-break/>Сияние. <text:span text:style-name="T81">Оно п</text:span>овсюду. <text:span text:style-name="T81">Нет верха и низа, нет направлений и расстояний. Нет м</text:span>ыслей. Нет чувств. Нет времени. Есть только бесконечное сияние.</text:p>
      <text:p text:style-name="P81"><text:s/>В какой-то момент пришло осознание.</text:p>
      <text:p text:style-name="P8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81">– Док, позавчерашний приходит в сознание!</text:p>
      <text:p text:style-name="P81">– Следи за давлением.</text:p>
      <text:p text:style-name="P81">В поле зрения появляется предмет. Сквозь ресницы видны только его расплывчатые очертания. Предмет движется, проводя какие-то манипуляции.</text:p>
      <text:p text:style-name="P81">Я открываю глаза и вижу фигуру в голубом.</text:p>
      <text:p text:style-name="P8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81">– Больной, как вы себя чувствуете? Вы можете назвать своё имя?</text:p>
      <text:p text:style-name="P81">Я закрываю глаза и пытаюсь вспомнить.</text:p>
      <text:p text:style-name="P8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8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81">Я вспомнил почти всё. Моё имя? Осталось вспомнить имя. Меня зовут...</text:p>
      <text:p text:style-name="P81">– Ма-а-акс! Ма-а-акс! Ма-а-акс!</text:p>
      <text:p text:style-name="P8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81">Я открываю глаза и вижу фигуру в голубом.</text:p>
      <text:p text:style-name="P81"/>
      <text:p text:style-name="P69">…</text:p>
      <text:p text:style-name="P69"/>
      <text:p text:style-name="P69">Сознание с трудом возвращалось в гудевшую <text:span text:style-name="T8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9">– Ма-а-акс! Ма-а-акс! Встава-а-ай!</text:p>
      <text:p text:style-name="P69">– И как я, интересно, могу встать, если ты стоишь прямо надо мной? – с трудом отвечаю я.</text:p>
      <text:p text:style-name="P69"><text:soft-page-break/>– Хорош умничать! – буркнула пегаска сквозь слёзы. – Макс?!!</text:p>
      <text:p text:style-name="P69">Я был полузадушен силой объятий пегаски.</text:p>
      <text:p text:style-name="P69">– Что-то я слишком часто реву с тех пор, как мы познакомились. – пробормотала Дэш, прижавшись ко мне. – Это не круто.</text:p>
      <text:p text:style-name="P69">– Ещё как круто! – утешил пегаску я. – Ты мне всю рубашку промочила. Прямо как водомётная машина.</text:p>
      <text:p text:style-name="P69">– <text:span text:style-name="T81">А т</text:span>ы вставать не хотел! Я очень-очень испугалась. <text:span text:style-name="T81">Всё-таки, д</text:span>урацкая это была затея с самокатом! Если бы можно было вернуться к фургону!</text:p>
      <text:p text:style-name="P6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9">Дэш почесала в затылке.</text:p>
      <text:p text:style-name="P6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9">Вроде, не издевается.</text:p>
      <text:p text:style-name="P69">– Дэш!</text:p>
      <text:p text:style-name="P69">– Ась?</text:p>
      <text:p text:style-name="P69">Пегаска с невинным видом уставилась на меня, практически упёршись своим носом в мой.</text:p>
      <text:p text:style-name="P69">– Я бегаю ещё хуже, чем ты таскаешь фургоны. То есть, чуть лучше, чем никак.</text:p>
      <text:p text:style-name="P69">Пегаска критически осмотрела меня и помотала головой.</text:p>
      <text:p text:style-name="P69">– Фиговые у тебя шутки. Не смешные.</text:p>
      <text:p text:style-name="P69">– Дэш, я не шучу.</text:p>
      <text:p text:style-name="P69">– Не верю. – пегаска провела крылом по моей ноге от пояса до пятки. – У тебя очень длинные ноги. Почти как у аликорнов. Ты не можешь плохо бегать.</text:p>
      <text:p text:style-name="P6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9"><text:span text:style-name="T14">–</text:span> А какой у тебя там был образ жизни?</text:p>
      <text:p text:style-name="P69"><text:span text:style-name="T14">–</text:span> Сидячий. Каждый день по восемь-десять часов в день на стуле, перед компьютером. Иногда и по двенадцать.</text:p>
      <text:p text:style-name="P69">У Дэш отвалилась челюсть.</text:p>
      <text:p text:style-name="P69"><text:span text:style-name="T14">–</text:span> Дискордовы яйца! Ты сидел в тюрьме? За что тебя посадили?</text:p>
      <text:p text:style-name="P69"><text:span text:style-name="T14">–</text:span> Я не сидел в тюрьме! У меня работа сидячая. Была. Программисты так работают, понимаешь? Сидя. У нас это в порядке вещей.</text:p>
      <text:p text:style-name="P69">Пегаска неверяще смотрела на меня. Потом её удивление сменилось сочувствием. Она схватилась за голову.</text:p>
      <text:p text:style-name="P69"><text:span text:style-name="T14">–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5">пишешь</text:span><text:span text:style-name="T56"> программу, запускаешь её, а потом она делает что-то для тебя.</text:span></text:p>
      <text:p text:style-name="P5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52"><text:span text:style-name="T1">–</text:span> Вряд ли меня так можно называть. Очень далёкие параллели. <text:span text:style-name="T1">И у</text:span> нас совсем нет магии.</text:p>
      <text:p text:style-name="P69"><text:span text:style-name="T6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71">– Не парься. Просто исходи из того, что до Понивилля мы доберёмся шагом. И ещё вот что…</text:p>
      <text:p text:style-name="P71">– Да?</text:p>
      <text:p text:style-name="P71">– Слезь с меня наконец!</text:p>
      <text:p text:style-name="P71"/>
      <text:p text:style-name="P70">***</text:p>
      <text:p text:style-name="P69"/>
      <text:p text:style-name="P69">Два дня спустя…</text:p>
      <text:p text:style-name="P69"/>
      <text:p text:style-name="P69">Мы стояли на берегу Седлового озера. Дэш озадаченно осматривалась.</text:p>
      <text:p text:style-name="P7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71">– Ты хочешь сказать, нам надо <text:span text:style-name="T14">сделать крюк</text:span> в сто миль?! Да это ж ещё неделю ходьбы! У нас картошки осталось на день, твоими стараниями<text:span text:style-name="T14">!</text:span></text:p>
      <text:p text:style-name="P71">Пегаска <text:span text:style-name="T14">сконфужено</text:span> заметила:</text:p>
      <text:p text:style-name="P71">– Я в этих краях впервые. И обычно я путешествую по воздуху или поездом.</text:p>
      <text:p text:style-name="P7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7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7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1">матюков мне</text:span> удалось замазать самые большие щели. За тестовый<text:span text:style-name="T81"> </text:span>получасовый заплыв<text:span text:style-name="T81"> </text:span>в лодку набралось всего две банки воды.</text:p>
      <text:p text:style-name="P71">– Ну что, отправляемся? – Дэш свеслилась с носа, глядя в зеленоватую воду. – Как лодку назовёшь, кэп?</text:p>
      <text:p text:style-name="P71">– «Две банки». – буркнул я.</text:p>
      <text:p text:style-name="P59"/>
      <text:p text:style-name="P59">…</text:p>
      <text:p text:style-name="P59">&lt;<text:bookmark text:name="eow-title"/><text:span text:style-name="T71">Haddaway - What is love </text:span>&gt;</text:p>
      <text:p text:style-name="P7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7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7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7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71">– Макс. – прервала ход моих мыслей пегаска. – Наш путь заканчивается. В Понивилле мы расстанемся. Ты ничего не хочешь сказать?</text:p>
      <text:p text:style-name="P71">– Что именно? – вопрос застал меня врасплох. Я прекратил грести и обернулся.</text:p>
      <text:p text:style-name="P71">– Ну… – пегаска смутилась. – Что у тебя на душе? Какие чувства? Ты правда совсем-совсем ничего не хочешь мне сказать?</text:p>
      <text:p text:style-name="P71">– Да вроде нет. Ни о чём не думал вообще.</text:p>
      <text:p text:style-name="P7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71">– Значит, тебе нечего мне сказать? Тогда я скажу! Ты врёшь, что ни о чём не думал! Ты опять думал о ней!</text:p>
      <text:p text:style-name="P71">– О ком?</text:p>
      <text:p text:style-name="P7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71">Та-а-ак! Вот в чём дело, лягать меня в пузо! Пегаска ревнует! Какого хера? <text:span text:style-name="T81">Я не давал ей повода!</text:span></text:p>
      <text:p text:style-name="P71">– Это не твоё дело! – рявкнул я.</text:p>
      <text:p text:style-name="P71">– Ах, не моё?! Не моё после побега из центра Псинтела?! Не моё после обнимашек в фургоне?! Не моё после трассы 52?!! Ты… Ты…</text:p>
      <text:p text:style-name="P7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71">– Да пожалуйста! – пегаска топнула ногой. – Нет там для вас ничего полезного! Но раз уж ты это вспомнил — на здоровье! Я видела во сне человека! И о<text:span text:style-name="T81">н жил с пони! И они </text:span>офигенски <text:span text:style-name="T81">любили друг друга! И у них </text:span>был<text:span text:style-name="T81"> </text:span>офигенский <text:span text:style-name="T81">секс! </text:span>И это было круто!<text:span text:style-name="T81"> </text:span>А ты… Ты <text:span text:style-name="T14">— н</text:span>е такой! Ты не любишь пони!!!</text:p>
      <text:p text:style-name="P71">С каждой фразой пегаска всё сильнее топала ногой. Последнюю фразу она завершила сокрушительным фумикоми.</text:p>
      <text:p text:style-name="P71">КРАК!</text:p>
      <text:p text:style-name="P71">– Ой! – пегаска поспешно отдёрнула ногу. Но было поздно.</text:p>
      <text:p text:style-name="P7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7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7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7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71">– Оставь меня в покое! Мне не нужна твоя помощь!!!</text:p>
      <text:p text:style-name="P7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11">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7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71">Приволочив меня на берег, Дэш разжала зубы. Я успел перевернуться на спину, когда она со стоном повалилась на меня, раскинув крылья.</text:p>
      <text:p text:style-name="P71"><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71"><text:span text:style-name="T14">– </text:span>Выф-выф-вуф! <text:span text:style-name="T14">– </text:span>возразил я.</text:p>
      <text:p text:style-name="P71">Отпихнув от лица живот пегаски и выплюнув шерсть, я продолжил.</text:p>
      <text:p text:style-name="P71"><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71"><text:span text:style-name="T14">– </text:span>Бе-бе-бе! <text:span text:style-name="T14">– </text:span>устало передразнила меня Дэш. <text:span text:style-name="T14">– </text:span><text:span text:style-name="T26">Макс! Я </text:span><text:span text:style-name="T30">— </text:span><text:span text:style-name="T26">плохая пони, потому что хотела получить то, что мне не принадлежит.</text:span>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71">Я молчал, осмысливая услышанное. Злость ушла. Пришла печаль.</text:p>
      <text:p text:style-name="P71"><text:span text:style-name="T14">– </text:span>Дэш, я знаю. Просто не могу о ней забыть.</text:p>
      <text:p text:style-name="P71">Пегаска тяжело поднялась.</text:p>
      <text:p text:style-name="P71"><text:span text:style-name="T14">– </text:span>Везёт же некоторым. <text:span text:style-name="T14">– </text:span>пробормотала она, раскрывая крылья для просушки.</text:p>
      <text:p text:style-name="P71">…</text:p>
      <text:p text:style-name="P71"><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71">Я сидел на песке, прижимаясь спиной к спине пегаски. Её распахнутые крылья защищали меня от ветра.</text:p>
      <text:p text:style-name="P71"><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text:span><text:span text:style-name="T40">Макс, ты весь дрожишь! Тебе надо просушить шерсть. </text:span>Снимай-ка одежду! <text:span text:style-name="T14">–</text:span> <text:span text:style-name="T1">с</text:span>командовала Дэш.</text:p>
      <text:p text:style-name="P1"><text:span text:style-name="T14">–</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Макс. Хочешь, верь, не хочешь — не верь. Нельзя сохнуть по аликорну! &lt;</text:span><text:span text:style-name="T2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7">. Я не могу навязать тебе своих чувств... Но если бы ты хотя бы согласился на физический контакт. Может быть, этого хватило бы.</text:span></text:p>
      <text:p text:style-name="P11">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5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9"><text:soft-page-break/>– <text:span text:style-name="T1">Дэш… Ты же понимаешь, что я не люблю тебя?</text:span></text:p>
      <text:p text:style-name="P59">–<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11">Я засмеялся. Пегаска была неисправима.</text:p>
      <text:p text:style-name="P11"><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11">Пегаска о чём-то подумала и кивнула.</text:p>
      <text:p text:style-name="P11"><text:span text:style-name="T14">– </text:span>Хорошо, пусть это будет моей фантазией. А ты правда принимаешь меня?</text:p>
      <text:p text:style-name="P11"><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ммм…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26">&lt;<text:span text:style-name="T67">Seal – Amazing (Thin White Duke remix)</text:span>&gt;</text:p>
      <text:p text:style-name="P1"><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text:soft-page-break/>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71"/>
      <text:h text:style-name="Heading_20_2" text:outline-level="2">16. <text:span text:style-name="T1">Понивилль. Фейс-контроль </text:span></text:h>
      <text:p text:style-name="P59">&lt;<text:span text:style-name="T67">Mothley Crue – Cickstart my heart</text:span>&gt;</text:p>
      <text:p text:style-name="P71">«<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71"/>
      <text:p text:style-name="P71">Я отложил стопку газет, принесенных пегаской.</text:p>
      <text:p text:style-name="P71"><text:span text:style-name="T14">–</text:span> Про меня таки забыли. Отлично.</text:p>
      <text:p text:style-name="P71"><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71"><text:span text:style-name="T14">–</text:span> Ого! Луна никак не уймется. Ладно, это её проблемы.</text:p>
      <text:p text:style-name="P71">К счастью, библиотека Понивилля располагалась на окраине. Пробраться туда под покровом сумерек было раз плюнуть.</text:p>
      <text:p text:style-name="P71"><text:span text:style-name="T14">– </text:span>Твайлайт, привет! Мы вернулись! <text:span text:style-name="T14">–</text:span> я захлопнул за собой дверь.</text:p>
      <text:p text:style-name="P7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71">Ни слова ни говоря, Твайлайт отперла дверь в подвал и потащила меня за собой.</text:p>
      <text:p text:style-name="P71"><text:span text:style-name="T14">– К</text:span>АКОГО ХУЯ?!! Твайлайт, ёб твою понимать, ты чё творишь? <text:span text:style-name="T14">– </text:span>я вцепился в ручку двери.</text:p>
      <text:p text:style-name="P71"><text:span text:style-name="T14">– </text:span>Твайли, ты чего? <text:span text:style-name="T14">– </text:span>брыкалась Дэш. <text:span text:style-name="T14">– </text:span>Немедленно опусти меня на пол!</text:p>
      <text:p text:style-name="P71"><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71"><text:soft-page-break/>ХРУСТЬ!</text:p>
      <text:p text:style-name="P71">Дверная ручка оторвалась с мясом и я продолжил низвержение в подвал.</text:p>
      <text:p text:style-name="P71"><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7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71"><text:span text:style-name="T14">– </text:span>Не беспокойся, Макс-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71">Я молча дёргался, пытаясь сломать браслеты.</text:p>
      <text:p text:style-name="P71"><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71">Единорожка отвернулась к стеклянному шкафу и стала рыться в нём.</text:p>
      <text:p text:style-name="P71"><text:span text:style-name="T14">– </text:span>Где-то он тут был, я же клала его сюда на прошлой неделе, после эксперимента с тыквой!</text:p>
      <text:p text:style-name="P7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71"><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71">Я снова распластался на столе, скованный браслетами. Твайлайт с безумными глазами склонилась надо мной. Рядом с ней парил скальпель.</text:p>
      <text:p text:style-name="P71"><text:span text:style-name="T14">– </text:span>Твайлайт, не смей! <text:span text:style-name="T14">– </text:span>хриплым от ужаса голосом прошептал я.</text:p>
      <text:p text:style-name="P71"><text:span text:style-name="T14">–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71">Скальпель с огромной скоростью метнулся ко мне.</text:p>
      <text:p text:style-name="P71"><text:span text:style-name="T14">– </text:span>А-А-А-А-А-А!</text:p>
      <text:p text:style-name="P71">Вжик-вжие-вжик!</text:p>
      <text:p text:style-name="P71">Лоскутья одежды полетели на пол. Я лежал на столе как новорождённый и орал соответственно.</text:p>
      <text:p text:style-name="P71"><text:span text:style-name="T14">– О</text:span>у! <text:span text:style-name="T81">Что-то новенькое! </text:span>Это надо задокументировать.</text:p>
      <text:p text:style-name="P71">Невесть откуда взявшийся фотоаппарат сделал несколько снимков моего естества в разных ракурсах.</text:p>
      <text:p text:style-name="P71"><text:span text:style-name="T14">– </text:span>Хрен-то тебе зачем? <text:span text:style-name="T14">– </text:span>с бессильной злостью спросил я. <text:span text:style-name="T14">– </text:span><text:span text:style-name="T81">Т</text:span>ы собираешься устроить филиал порнхаба для пони-извращенцев?</text:p>
      <text:p text:style-name="P71"><text:span text:style-name="T14">–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7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71"><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71"><text:soft-page-break/><text:span text:style-name="T14">– </text:span>А если попроще?</text:p>
      <text:p text:style-name="P71"><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71">Твайлайт вытащила воронку из аппарата и приставила её к моей груди. За воронкой к ящику тянулся толстый гофрированный шланг.</text:p>
      <text:p text:style-name="P71"><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71"><text:span text:style-name="T14">– М</text:span>агнетрон вводит в резонанс только частицы магического субстрата. Тебе не о чём волноваться.</text:p>
      <text:p text:style-name="P7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71"><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7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71"/>
      <text:p text:style-name="P60">***</text:p>
      <text:p text:style-name="P60"/>
      <text:p text:style-name="P71"><text:span text:style-name="T14">– </text:span>А-А-А-А-А-А!!! Бля!</text:p>
      <text:p text:style-name="P71">Мой полёт сквозь усыпанную звёздами сине-зелёную мглу закончился столкновением с чем-то мягким.</text:p>
      <text:p text:style-name="P71"><text:span text:style-name="T14">– </text:span>Сестра???</text:p>
      <text:p text:style-name="P7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71"><text:span text:style-name="T14">– </text:span>А-А-А-А-А-А!!!</text:p>
      <text:p text:style-name="P71"/>
      <text:p text:style-name="P73">***</text:p>
      <text:p text:style-name="P73"/>
      <text:p text:style-name="P71">Две кляксы надо мной сформировались в Рэйнбоу Дэш и Твайлайт Спаркл. Пони озадаченно наблюдали за мной и тихо шушукались.</text:p>
      <text:p text:style-name="P71"><text:span text:style-name="T14">– </text:span>Никогда, слышишь, никогда больше не смей подымать меня...</text:p>
      <text:p text:style-name="P71"><text:span text:style-name="T14">– </text:span>Откуда я знала, что резонансное заклинание так среагирует на...</text:p>
      <text:p text:style-name="P71"><text:span text:style-name="T14">– М</text:span>акс? <text:span text:style-name="T14">– </text:span>пегаска заметила, что я открыл глаза. <text:span text:style-name="T14">– </text:span>Ты в порядке?</text:p>
      <text:p text:style-name="P71">Я издал нечто среднее между брачным рёвом лося и стоном умирающего слона.</text:p>
      <text:p text:style-name="P71"><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71"><text:soft-page-break/><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74"/>
      <text:p text:style-name="P71">…</text:p>
      <text:p text:style-name="P71"/>
      <text:p text:style-name="P7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71"><text:span text:style-name="T14">– </text:span>Итак, мы:</text:p>
      <text:p text:style-name="P71">а) Имеем резонаторные рубины для ускорителя.</text:p>
      <text:p text:style-name="P71">б) После исчезновения принцессы Селестиии, не имеем <text:s/>возможности контролировать усиленное ускорителем <text:s/>заклинание Индрэ.</text:p>
      <text:p text:style-name="P71">Это значит, что:</text:p>
      <text:p text:style-name="P71">а) Нам придётся пользоваться обычной версией заклинания. Вероятность успеха в этом случае я оцениваю как <text:s/>один к пяти.</text:p>
      <text:p text:style-name="P71">б) Или идти на большой риск и вызвать неконтролируемое усиленное заклинание.</text:p>
      <text:p text:style-name="P71">Во втором случае вероятность возникновения крупной энергомагической вспышки я оцениваю как один к трём.</text:p>
      <text:p text:style-name="P71"><text:span text:style-name="T14">– Н</text:span>е умничай! Чт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71"><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71"><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71">– Дорогая, каждый пони должен быть готов на всё во имя Эквестрии! Если, конечно, это не грязь под туалетным ковриком. – заявила Рэрити.</text:p>
      <text:p text:style-name="P71"><text:span text:style-name="T14">– </text:span>Ты хорошо подумала? <text:span text:style-name="T14">– н</text:span>ахмурилась Рэйнбоу Дэш. <text:span text:style-name="T14">– </text:span>В Эквестрии десятки таких городов, как Понивилль! Мы не можем махнуть на них крылом!</text:p>
      <text:p text:style-name="P71"><text:span text:style-name="T14">– </text:span>Тебе-то на Понивилль точно махать! <text:span text:style-name="T14">– </text:span>огрызнулась фермерша. <text:span text:style-name="T14">– Т</text:span>вой дом, поди, не зацепит.</text:p>
      <text:p text:style-name="P71"><text:span text:style-name="T14">– </text:span>Что ты сказала? А ну, повтори? <text:span text:style-name="T14">– </text:span>взвилась пегаска.</text:p>
      <text:p text:style-name="P71"><text:span text:style-name="T14">– </text:span>Не ссорьтесь, девчёнки. <text:span text:style-name="T14">– </text:span>встрял я. <text:span text:style-name="T14">– </text:span>Ничем рисковать не придётся. У меня есть другой вариант.</text:p>
      <text:p text:style-name="P71"><text:span text:style-name="T14">– </text:span>Ась?</text:p>
      <text:p text:style-name="P71"><text:span text:style-name="T14">– </text:span>Что?</text:p>
      <text:p text:style-name="P71"><text:span text:style-name="T14">– </text:span>Какой? <text:span text:style-name="T14">– </text:span>разом <text:span text:style-name="T14">о</text:span>бернулась ко мне компания.</text:p>
      <text:p text:style-name="P71"><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71"><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71"><text:span text:style-name="T14">– Л</text:span>ягать! <text:span text:style-name="T14">– </text:span>сморщилась Эпплджек. <text:span text:style-name="T14">– </text:span>У меня после ожерелья Честности в башке гудит, как после маковского сидра!</text:p>
      <text:p text:style-name="P71"><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71"><text:span text:style-name="T14">– </text:span>Рэр, иногда лучше жевать, чем говорить. Вот честно!</text:p>
      <text:p text:style-name="P71"><text:soft-page-break/><text:span text:style-name="T14">– </text:span>Как пожелаешь! Макс,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71"><text:span text:style-name="T14">– </text:span>Они лежали в нагрудном кармане рубашки.</text:p>
      <text:p text:style-name="P71">Твайлайт отвлеклась от доски.</text:p>
      <text:p text:style-name="P71"><text:span text:style-name="T14">– В р</text:span>убашке? Я послала вниз Спайка прибраться. Те лохмотья тлели после вспышки... Спа-а-айк!!!</text:p>
      <text:p text:style-name="P71">Дракончик поднялся по лестнице с веником в одной лапе и мусорным пакетом в другой. Он был весь перемазан сажей и что-то торопливо жевал.</text:p>
      <text:p text:style-name="P71"><text:span text:style-name="T14">– </text:span>Вот, прибрался малёхо. Но с потолка сажу ещё не успел счистить, там стремянка нужна.</text:p>
      <text:p text:style-name="P71"><text:span text:style-name="T14">– </text:span>Спайки-Вайки, не выкидывай одежду, пожалуйста. В ней должны быть рубины.</text:p>
      <text:p text:style-name="P71"><text:span text:style-name="T14">– </text:span>Какие ещё рубины? <text:span text:style-name="T14">– </text:span>переспросил Спайк и зажевал быстрее.</text:p>
      <text:p text:style-name="P71"><text:span text:style-name="T14">–</text:span> Резонаторные! <text:span text:style-name="T14">–</text:span> холодея, ответил я. <text:span text:style-name="T14">– </text:span>В кармане рубашки должны лежать четыре кристалла.</text:p>
      <text:p text:style-name="P71"><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48"/>
      <text:p text:style-name="P71">…</text:p>
      <text:p text:style-name="P71"/>
      <text:p text:style-name="P71"><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71"><text:span text:style-name="T14">– К</text:span>акой-то неправильный у Макса смех! <text:span text:style-name="T14">– </text:span>голос Пинки был еле слышен из-под наваленных на меня подушек. <text:span text:style-name="T14">– <text:s/></text:span>И, мне кажется, сам Макс сейчас немножечко неправильный. Правильно я говорю?</text:p>
      <text:p text:style-name="P71">Подушка отогнулась и в прямоугольнике света показалась голова Пинки.</text:p>
      <text:p text:style-name="P71"><text:span text:style-name="T14">– </text:span>Макс. Ты сейчас правильный, или нет?</text:p>
      <text:p text:style-name="P71"><text:span text:style-name="T14">– </text:span>Макс, ты как? Тебе уже лучше? <text:span text:style-name="T14">– </text:span>в прямоугольнике появилась голова Рэйнбоу Дэш.</text:p>
      <text:p text:style-name="P71"><text:span text:style-name="T14">– </text:span>Фигурально выражаясь, ты в себе? <text:span text:style-name="T14">– </text:span>вклинилась между ними Твайлайт Спаркл.</text:p>
      <text:p text:style-name="P71"><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71">Я отдышался. Поняхи участливо смотрели на меня, выискивая признаки успокоения.</text:p>
      <text:p text:style-name="P71"><text:span text:style-name="T14">– </text:span>Отпустите. Я уже правильный. <text:span text:style-name="T14">– </text:span>наконец произнёс я.</text:p>
      <text:p text:style-name="P71">Пинки, Дэш и Твайлайт слезли с горки подушек, наваленных на меня после эмоционального взрыва. Эпплджек встала с ног.</text:p>
      <text:p text:style-name="P71"><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71"><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71"><text:span text:style-name="T14">– </text:span>Спайк!!! Немедленно... <text:s/>сбегай в лавку к Кейкам за выпечкой! Нам всем нужно успокоиться.</text:p>
      <text:p text:style-name="P71"><text:span text:style-name="T14">– </text:span>Уже бегу!</text:p>
      <text:p text:style-name="P71"/>
      <text:p text:style-name="P73">***</text:p>
      <text:p text:style-name="P71"/>
      <text:p text:style-name="P7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71"><text:span text:style-name="T14">– </text:span>Ты точно знаешь, что делаешь? <text:span text:style-name="T14">– </text:span>переспросила Эпплджек. <text:span text:style-name="T14">– </text:span>Мне бы не хотелось, чтоб от Понивилля остались одни головешки.</text:p>
      <text:p text:style-name="P71"><text:span text:style-name="T14">– </text:span>Не беспокойся, всё просчитано. Я уверена, я подчёркиваю, абсолютно уверена в безопасности эксперимента!</text:p>
      <text:p text:style-name="P71"><text:span text:style-name="T14">– </text:span>Ой, чего-то мне нехорошо становится, когда ты так говоришь...</text:p>
      <text:p text:style-name="P71"><text:span text:style-name="T14">– </text:span>Девочки, приготовились! Начинаю обратный отсчёт! Десять! Девять! Восемь! Семь!</text:p>
      <text:p text:style-name="P71">Гудение синхрофазотрона усилилось. Картинка у меня перед глазами поплыла.</text:p>
      <text:p text:style-name="P71"><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71">Картинка у меня перед глазами выключилась.</text:p>
      <text:p text:style-name="P71"/>
      <text:h text:style-name="Heading_20_2" text:outline-level="2">17. <text:span text:style-name="T1">Откровение</text:span></text:h>
      <text:p text:style-name="P59">&lt;<text:span text:style-name="T67">Mission Impossible theme</text:span>&gt;</text:p>
      <text:p text:style-name="P7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71">Я вглядываюсь в него.</text:p>
      <text:p text:style-name="P7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7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7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71">Я перехожу провал.</text:p>
      <text:p text:style-name="P7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3">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71">Я тяну ручку двери на верхней площадке. Сильный сквозняк чуть не сбивает меня с ног: ветер задувает в<text:span text:style-name="T81"> </text:span>покои Луны<text:span text:style-name="T81"> </text:span>через открытые балконные двери<text:span text:style-name="T81">.</text:span></text:p>
      <text:p text:style-name="P71"><text:soft-page-break/>Мириады пульсирующих нитей сходятся к центру комнаты, где на матрасе лежит обтянутый шкурой скелет аликорна.</text:p>
      <text:p text:style-name="P71">Я осторожно пересекаю комнату и захлопываю двери на балкон.</text:p>
      <text:p text:style-name="P71"><text:span text:style-name="T14">– </text:span>А-а-а, ты всё-таки пришёл… <text:span text:style-name="T14">– </text:span>шелестит скрипучий голос за моей спиной.</text:p>
      <text:p text:style-name="P7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71"><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71"><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71"><text:span text:style-name="T14">– </text:span>ТЫ НИЧЕГО НЕ УЗНАЕШЬ!!!</text:p>
      <text:p text:style-name="P7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71"><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71">Луна закашливается едким смехом и отпивает из вазы, стоящей на полу рядом с матрацем.</text:p>
      <text:p text:style-name="P71"><text:span text:style-name="T14">– </text:span>Открой балкон. Мы призвали Найтмэр, чтобы подольше продержаться. Этой сучке из племени виндиго нужен ветер.</text:p>
      <text:p text:style-name="P7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71"><text:span text:style-name="T14">– </text:span>Сожалеем, что не можем убить тебя.</text:p>
      <text:p text:style-name="P71">Обернувшись я встречаюсь с рогом аликорницы, нацеленным мне в грудь.</text:p>
      <text:p text:style-name="P71"><text:span text:style-name="T14">– </text:span>Твоё тело соткано из наваждения — Нам ли не знать! Мы всё ещё Владыка Снов.</text:p>
      <text:p text:style-name="P71">Я делаю шаг назад, на балкон. Луна трескуче смеётся и шагает следом.</text:p>
      <text:p text:style-name="P71"><text:span text:style-name="T14">– </text:span>Но что в Нашей власти — так это вышвырнуть тебя отсюда!</text:p>
      <text:p text:style-name="P71">Я снова отступаю. Как я помню, балкон метра три в ширину и без перил. И хоть я осознаю, что это сон, мне страшно до онемения.</text:p>
      <text:p text:style-name="P71"><text:span text:style-name="T14">– </text:span>Призвав тебя сюда, мы потратили последние силы. Которыми можно было поддерживать Эквестрию ещё долгие годы.</text:p>
      <text:p text:style-name="P71">Шаг назад.</text:p>
      <text:p text:style-name="P71"><text:span text:style-name="T14">– </text:span>Кимеринн погиб, чтобы ты жил.</text:p>
      <text:p text:style-name="P71">Шаг назад.</text:p>
      <text:p text:style-name="P71"><text:span text:style-name="T14">– </text:span>Сел осталась без магии и развоплотилась из-за тебя.</text:p>
      <text:p text:style-name="P71">Шаг назад.</text:p>
      <text:p text:style-name="P71"><text:span text:style-name="T14">– </text:span>Столько надежд впустую. И, как финальная насмешка, ты увидишь гибель всего, что Нам дорого?! Не бывать этому! ПОШЁЛ ВОН!!!</text:p>
      <text:p text:style-name="P71"><text:soft-page-break/>Я мешкаю, не чувствуя под отступающей ногой опоры, и этого хватает, чтобы Луна в выпаде достала меня рогом.</text:p>
      <text:p text:style-name="P71">Магический разряд пронзает грудь сетью молний и вышвыривает меня с балкона. Луна — или Найтмэр Мун? — хохочет, видя моё падение.</text:p>
      <text:p text:style-name="P71">Я проваливаюсь в звёздную сине-зелёную мглу.</text:p>
      <text:p text:style-name="P71"/>
      <text:p text:style-name="P71">…</text:p>
      <text:p text:style-name="P59"/>
      <text:p text:style-name="P7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7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1">её </text:span>расплываются. Она исчезает, не дойдя до экрана.</text:p>
      <text:p text:style-name="P8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71">Ближе.</text:p>
      <text:p text:style-name="P71">Всем телом ощущаю дискомфорт от низкочастотной вибрации, как будто рядом проходит поезд.</text:p>
      <text:p text:style-name="P71">Ещё ближе.</text:p>
      <text:p text:style-name="P7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71">Совсем близко.</text:p>
      <text:p text:style-name="P7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71">Я ВИЖУ!!! ПРОКЛЯТЬЕ, КАК ВСЁ ПРОСТО!!!</text:p>
      <text:p text:style-name="P7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71"><text:span text:style-name="T14">– </text:span>Ты ведь вернёшься? Не говори им, что увидел там! <text:span text:style-name="T14">– </text:span>жеребёнок машет в сторону экрана. Её голос слышится глухо, как через подушку.</text:p>
      <text:p text:style-name="P71">Я киваю ей в ответ. Мне понятно, почему.</text:p>
      <text:p text:style-name="P71"><text:span text:style-name="T14">– </text:span>Как тебя зовут, малышка? Я постараюсь найти тебя. Может быть, ещё не поздно.</text:p>
      <text:p text:style-name="P71">Пегаска приветственно машет копытом.</text:p>
      <text:p text:style-name="P48"><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 </text:span><text:span text:style-name="T14">&lt;</text:span>Макс находит её в Терре по кьютимарке на рюкзаке<text:span text:style-name="T14">&gt;</text:span></text:p>
      <text:p text:style-name="P7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88"/>
      <text:p text:style-name="P73">***</text:p>
      <text:p text:style-name="P73"/>
      <text:p text:style-name="P1"><text:soft-page-break/><text:span text:style-name="T14">–</text:span> <text:span text:style-name="T1">Макс?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50">–</text:span><text:span text:style-name="T40"> … чувствуешь, дорогая Рэрити?! Я могу чем-нибудь помочь? Вот, выпей воды! </text:span><text:span text:style-name="T50">–</text:span><text:span text:style-name="T40"> дракончик метался вокруг светлой единорожки, в волнении заламывая лапы.</text:span></text:p>
      <text:p text:style-name="P7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71"><text:span text:style-name="T14">– </text:span>Ну что? Увидел что-нибудь, сахарок?</text:p>
      <text:p text:style-name="P71">Пони уставились на меня с надеждой.</text:p>
      <text:p text:style-name="P71"><text:span text:style-name="T14">– </text:span>Да.</text:p>
      <text:p text:style-name="P71">Откровение давило на психику как тонна кирпичей. Я не знал, что им сказать. Я не мог.</text:p>
      <text:p text:style-name="P71"><text:span text:style-name="T14">– П</text:span>ревосходно!</text:p>
      <text:p text:style-name="P71"><text:span text:style-name="T14">– </text:span>Это просто супер-дупер-здоровски-потрясно!</text:p>
      <text:p text:style-name="P71"><text:span text:style-name="T14">– </text:span>Йей!</text:p>
      <text:p text:style-name="P71"><text:span text:style-name="T14">– </text:span>Ю-ху!</text:p>
      <text:p text:style-name="P71"><text:span text:style-name="T14">– О</text:span>фигенно! Мы победили! Макс, ты молодец!</text:p>
      <text:p text:style-name="P71"><text:span text:style-name="T14">– </text:span>Замечательно! Секундочку, я приготовлю дневник…</text:p>
      <text:p text:style-name="P71">Восторг пони постепенно сменился ожиданием. Я молчал.</text:p>
      <text:p text:style-name="P71"><text:span text:style-name="T14">– </text:span>Э-м-м? И что же ты увидел? <text:span text:style-name="T14">– </text:span>не выдержала Твайлайт.</text:p>
      <text:p text:style-name="P71"><text:span text:style-name="T14">– </text:span>Я… не могу сказать.</text:p>
      <text:p text:style-name="P71">Ожидание сменилось недоумением. Рэйнбоу Дэш насмешливо скривила губы.</text:p>
      <text:p text:style-name="P71"><text:span text:style-name="T14">– </text:span>Да ладно! Кончай прикалываться, мы же ждём! Шутка зачлась!</text:p>
      <text:p text:style-name="P71"><text:span text:style-name="T14">– </text:span>Не могу!!!</text:p>
      <text:p text:style-name="P71"/>
      <text:p text:style-name="P71">…</text:p>
      <text:p text:style-name="P71"/>
      <text:p text:style-name="P71">Молчание прервала Эпплджек.</text:p>
      <text:p text:style-name="P71"><text:span text:style-name="T14">– </text:span>Сахарок, с тобой всё в порядке?</text:p>
      <text:p text:style-name="P71">Дэш подошла ко мне вплотную, обняла мою голову и прижалась нос к носу.</text:p>
      <text:p text:style-name="P71"><text:span text:style-name="T14">– </text:span>Макс, ты чего? <text:span text:style-name="T14">– </text:span>прошептала она. <text:span text:style-name="T14">– </text:span>Тебя во сне кто-то заколдовал? Мигни мне правым глазом, если да.</text:p>
      <text:p text:style-name="P71">Я высвободился из объятий пегаски.</text:p>
      <text:p text:style-name="P71"><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71">Тишина сменилась гулом голосов. Пони вполголоса обсуждали ситуацию, посматривая на меня и почёсывая в затылках.</text:p>
      <text:p text:style-name="P71"><text:span text:style-name="T14">– </text:span>Конски яблоки! Вот это поворот! А мне так хотелось узнать, что за нечисть тут орудует!</text:p>
      <text:p text:style-name="P71"><text:soft-page-break/><text:span text:style-name="T14">–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71"><text:span text:style-name="T14">–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71"><text:span text:style-name="T14">– </text:span>Рэр, отвали!</text:p>
      <text:p text:style-name="P71"><text:span text:style-name="T14">– </text:span>Оу, какие страсти! Ладно-ладно, не сердись, дорогая, не мешаю!</text:p>
      <text:p text:style-name="P71"><text:span text:style-name="T14">–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71"><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71"><text:span text:style-name="T14">– </text:span>Стойте!</text:p>
      <text:p text:style-name="P71">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71"><text:span text:style-name="T14">– </text:span>Ага, вот! Нашла! Макс прав! В «Заклинании Последнего Шанса» есть такое! <text:span text:style-name="T14">– </text:span>единорожка принялась зачитывать отрывок.</text:p>
      <text:p text:style-name="P71">…</text:p>
      <text:p text:style-name="P71">«<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6">слишком громко думать. И сообщить способ спасения — означает его разрушить.</text:span>»</text:p>
      <text:p text:style-name="P71">…</text:p>
      <text:p text:style-name="P71"><text:span text:style-name="T14">– </text:span>Ты хочешь сказать, если Макс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71">Пегаска сжала голову копытами.</text:p>
      <text:p text:style-name="P71"><text:span text:style-name="T14">– </text:span>Это может быть случай так называемого «кота Шротингера». Никогда бы не подумала, что он мне встретится на практике!</text:p>
      <text:p text:style-name="P71">Твайлайт протёрла доску тряпочкой и нарисовала на ней коробку.</text:p>
      <text:p text:style-name="P71"><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71"><text:span text:style-name="T14">– </text:span><text:span text:style-name="T81">Допустим, кот бессмертен. Также допустим, что кот з</text:span>аколдован<text:span text:style-name="T81"> </text:span>отложенным <text:span text:style-name="T81">заклятие</text:span>м<text:span text:style-name="T81"> Стирания, которое сработает, если кто-то откроет ящик</text:span>. <text:span text:style-name="T81">То есть, п</text:span>ри открытии<text:span text:style-name="T81"> ящик</text:span>а<text:span text:style-name="T81"> кот исчезнет из </text:span>бытия<text:span text:style-name="T81"> </text:span>— его нет, и никогда не было.</text:p>
      <text:p text:style-name="P71"><text:span text:style-name="T14">– </text:span>Бедный котик. <text:span text:style-name="T14">– </text:span>прошептала Флаттершай.</text:p>
      <text:p text:style-name="P71">Я насторожился, услышав знакомое заклинание.</text:p>
      <text:p text:style-name="P71"><text:span text:style-name="T14">– </text:span>Стой! Откуда тебе известно про заклинание Стирания?</text:p>
      <text:p text:style-name="P71"><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71"><text:span text:style-name="T14">– </text:span>Гм. Ну ладно, продолжай.</text:p>
      <text:p text:style-name="P71"><text:span text:style-name="T14">– </text:span>Так вот, по условию эксперимента известно, что вероятность того, что кто-то откроет ящик, ненулевая.</text:p>
      <text:p text:style-name="P71"><text:span text:style-name="T14">– </text:span>И что это означает, дорогая? <text:span text:style-name="T14">– </text:span>спросила Рэрити.</text:p>
      <text:p text:style-name="P71"><text:soft-page-break/><text:span text:style-name="T14">– </text:span>Это значит, что кто-нибудь когда-нибудь обязательно откроет его.</text:p>
      <text:p text:style-name="P71"><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71"><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71">Твайлайт прокашлялась, отпила из графина и продолжила.</text:p>
      <text:p text:style-name="P71"><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71">Пони молчали, переваривая информацию. Дэш с отсутствующим видом следила за пауком на потолке.</text:p>
      <text:p text:style-name="P71">Наконец Эпплджек сдвинула шляпу на лоб.</text:p>
      <text:p text:style-name="P71"><text:span text:style-name="T14">–</text:span> То есть, ты хочешь сказать, что мы все — навроде этого кота, а Макс боится открыть ящик? Чтоб мы не исчезли окончательно?</text:p>
      <text:p text:style-name="P71"><text:span text:style-name="T14">– </text:span>Нечто около того. Стар Свирл пишет, что разглашение способа спасения его же и разрушит. Иными словами, открывать ящик нельзя.</text:p>
      <text:p text:style-name="P71">Я поднял руку, прося слово. Пони обернулись на меня и затихли.</text:p>
      <text:p text:style-name="P71"><text:span text:style-name="T14">–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71">…</text:p>
      <text:p text:style-name="P71"><text:span text:style-name="T14">– </text:span>Лягать! <text:span text:style-name="T14">– </text:span>выругалась Дэш. <text:span text:style-name="T14">– </text:span>Значит, наши усилия по доставке резонаторов пошли лесом.</text:p>
      <text:p text:style-name="P71"><text:span text:style-name="T14">– </text:span>Не совсем. Мне таки удалось узнать, где искать Селестию.</text:p>
      <text:p text:style-name="P71">В библиотеке снова поднялся галдёж. Твайлайт подняла копыто.</text:p>
      <text:p text:style-name="P71"><text:span text:style-name="T14">– </text:span>Тихо! Спайк, будь добр, сбегай к Кейкам за выпечкой. Нам надо успокоиться. Макс, хоть про Селестию ты нам можешь рассказать?</text:p>
      <text:p text:style-name="P71"><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71"><text:span text:style-name="T14">– А </text:span>как ты узнал… <text:span text:style-name="T14">– </text:span>начала было единорожка, но её перебил напряжённый голос Спайка.</text:p>
      <text:p text:style-name="P71"><text:span text:style-name="T14">– </text:span>Твай! <text:span text:style-name="T14">– </text:span>дракончик стоял в дверях спиной к нам. <text:span text:style-name="T14">– </text:span>У нас гости.</text:p>
      <text:p text:style-name="P71">Спайк попятился назад. Дверь широко растворилась и в библиотеку вошла Луна.</text:p>
      <text:p text:style-name="P71"/>
      <text:h text:style-name="Heading_20_2" text:outline-level="2">18. Поединок с Луной.</text:h>
      <text:p text:style-name="P71"/>
      <text:p text:style-name="P71">Дружный вздох прокатился по залу.</text:p>
      <text:p text:style-name="P7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71"><text:span text:style-name="T14">– </text:span>Макс, беги!!!</text:p>
      <text:p text:style-name="P71"><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71"><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71">Мы с пегаской застыли в синем левитационном поле и поплыли к Луне.</text:p>
      <text:p text:style-name="P71"><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71">Нас с Дэш обернуло лавандовое левитационное поле и мы полетели к библиотекарше.</text:p>
      <text:p text:style-name="P71"><text:span text:style-name="T14">–</text:span> Что? Мы не ослышались? ТЫ СМЕЕШЬ МЕШАТЬ НАМ?!!</text:p>
      <text:p text:style-name="P71">Нас опять потащило к Луне. Дэш подпёрла голову копытом и скорчила скучающую мину.</text:p>
      <text:p text:style-name="P71"><text:span text:style-name="T14">–</text:span> Мне очень жаль, Ваше Высочество, но Селестия назначила Макса МОИМ руководителем, и этот приказ НИКТО не отменял! Он МОЙ! <text:span text:style-name="T14">&lt;</text:span><text:span text:style-name="T26">Добавить в главы с Твайлайт её попытки заигрывания с Максом</text:span><text:span text:style-name="T14">&gt;</text:span></text:p>
      <text:p text:style-name="P71">В голосе лавандовой единорожки звучал металл. Мы опять полетели к Твайлайт.</text:p>
      <text:p text:style-name="P71"><text:span text:style-name="T14">–</text:span> ДОВОЛЬНО! НАМ НАДОЕЛА ЭТА НЕПОКОРНОСТЬ! ПОЗНАЙ ГНЕВ ПРИНЦЕССЫ НОЧИ!!!</text:p>
      <text:p text:style-name="P71"><text:span text:style-name="T14">–</text:span> Элементы! Аврал!!! Работаем!!!</text:p>
      <text:p text:style-name="P71">Ярко-фиолетовый луч разгневанной аликорницы столкнулся со щитом наспех мобилизованных Элементов <text:s/>Гармонии.</text:p>
      <text:p text:style-name="P71">Началась жара.</text:p>
      <text:p text:style-name="P7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7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71"><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71"><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7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71"><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71"><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71"><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71"><text:soft-page-break/><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71"><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71">Перед Луной возник ярко-фиолетовый шар, окутанный роем голубых искорок.</text:p>
      <text:p text:style-name="P71"><text:span text:style-name="T14">– О</text:span>хренеть! <text:span text:style-name="T14">– </text:span>чертыхнулся Спайк. <text:span text:style-name="T14">– </text:span><text:s/>Твай, она создаёт сферу стихий!</text:p>
      <text:p text:style-name="P71"><text:span text:style-name="T14">– </text:span>Вижу! <text:span text:style-name="T14">– </text:span>донёсся голос единорожки из-под потолка. <text:span text:style-name="T14">– </text:span>Задействовала план «Д»!</text:p>
      <text:p text:style-name="P7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71"><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71">Дракончик пополз было к окну, но я придержал его за хвост.</text:p>
      <text:p text:style-name="P71"><text:span text:style-name="T14">– </text:span>Погоди. У меня есть вариант получше.</text:p>
      <text:p text:style-name="P71">Я вылез из-под шкафа и попрыгал на одной ноге в центр зала.</text:p>
      <text:p text:style-name="P71"><text:span text:style-name="T14">– </text:span>Стойте! Прекратите! Да остановитесь же!!!</text:p>
      <text:p text:style-name="P71">Аликорница и шестёрка уставились на меня.</text:p>
      <text:p text:style-name="P71"><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71"><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71"><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71"><text:span text:style-name="T14">– </text:span>Как ты её назвал? <text:span text:style-name="T14">– </text:span>отвалилась челюсть у аликорницы.</text:p>
      <text:p text:style-name="P71"><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71"><text:span text:style-name="T14">– </text:span>Что? <text:span text:style-name="T14">– </text:span>хором вскрикнули я с Луной.</text:p>
      <text:p text:style-name="P7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71">С громким треском они встретились у лестницы на верхний ярус.</text:p>
      <text:p text:style-name="P7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7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71">Этой малой частью сознания я отметил скрип двери и застенчивый голос:</text:p>
      <text:p text:style-name="P71"><text:span text:style-name="T14">– </text:span>Твайлайт, Дёрпи сказала, у тебя есть «Особенности поведения, питания и размножения приматов»? Я бы хотела её ненадолго… Ого!!!</text:p>
      <text:p text:style-name="P71"><text:soft-page-break/>После долгой паузы тот же голос спросил:</text:p>
      <text:p text:style-name="P71"><text:span text:style-name="T14">– </text:span>Что тут случилось? Почему все висят в воздухе? И всё вот это?</text:p>
      <text:p text:style-name="P71">Голос Спайка откуда-то из подвала ответил:</text:p>
      <text:p text:style-name="P71"><text:span text:style-name="T14">– </text:span>Потому что Твайлайт остановила время. В радиусе девяти метров, как мне кажется. Или десяти.</text:p>
      <text:p text:style-name="P71"><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71"><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71">Наступило молчание. Потом донеслось всхлипывание единорожки-заучки.</text:p>
      <text:p text:style-name="P71"><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71"><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71"><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71">В мозгу раздалось мычание, как если бы кто-то хотел выругаться, но в через силу сдержался.</text:p>
      <text:p text:style-name="P71"><text:span text:style-name="T14">– </text:span>КТО ИЗ МАГОВ СЕЙЧАС ПРИСУТСТВУЕТ В БИБЛИОТЕКЕ ЗА ПРЕДЕЛАМИ ЗОНЫ СКОЛЛАПСИРОВАВШЕГО ВРЕМЕНИ?</text:p>
      <text:p text:style-name="P71">Молчание. Наконец голос Спайка произнёс:</text:p>
      <text:p text:style-name="P71"><text:span text:style-name="T14">– </text:span>Она имеет ввиду, кто из единорогов в библиотеке не попал в это сверхпрозрачное стекло? Ну же, не тушуйся!</text:p>
      <text:p text:style-name="P71">Послышался застенчивый голос.</text:p>
      <text:p text:style-name="P71"><text:span text:style-name="T14">– </text:span>Эмм, я вам подхожу?</text:p>
      <text:p text:style-name="P71"><text:span text:style-name="T14">– </text:span>КТО ТЫ?</text:p>
      <text:p text:style-name="P71"><text:span text:style-name="T14">– </text:span>Эмм, Лира Хартстрингс, единорог. Я не то, чтобы маг, моя специализация — музыка…</text:p>
      <text:p text:style-name="P71"><text:span text:style-name="T14">– </text:span>ГОДИТСЯ! ТЫ ВИДИШЬ ТОЧКУ СИНГУЛЯРНОСТИ?</text:p>
      <text:p text:style-name="P71"><text:span text:style-name="T14">– </text:span>Эмм?</text:p>
      <text:p text:style-name="P71">Голос Спайка пояснил:</text:p>
      <text:p text:style-name="P71"><text:span text:style-name="T14">– </text:span>Вон та яркая искорка над лестницей, у которой вся картинка искривляется.</text:p>
      <text:p text:style-name="P71"><text:span text:style-name="T14">– </text:span>Да! Вижу.</text:p>
      <text:p text:style-name="P71"><text:span text:style-name="T14">– </text:span>ТЕПЕРЬ ЛЕВИТИРУЙ ПРИМАТА В ТОЧКУ СИНГУЛЯРНОСТИ.</text:p>
      <text:p text:style-name="P71"><text:span text:style-name="T14">– </text:span>Чего?!! <text:span text:style-name="T14">– </text:span>возопило моё малое сознание.</text:p>
      <text:p text:style-name="P71"><text:span text:style-name="T14">– </text:span>Эмм… Зачем?</text:p>
      <text:p text:style-name="P71"><text:soft-page-break/><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71"><text:span text:style-name="T14">– </text:span>Вы даёте слово, что человеку не будет причинён вред? <text:span text:style-name="T14">– </text:span>голос Лиры обрёл непривычную твёрдость.</text:p>
      <text:p text:style-name="P71"><text:span text:style-name="T14">– </text:span>КАК ТЫ СМЕЕШЬ СОМНЕВАТЬСЯ В НАС, СВОЕЙ ПРИНЦЕССЕ?</text:p>
      <text:p text:style-name="P71"><text:span text:style-name="T14">– Я </text:span>не сомневаюсь в вас, Ваше Высочество… Потому и требую слова!</text:p>
      <text:p text:style-name="P71"><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71"><text:span text:style-name="T14">– </text:span>Ну, блядь, спасибо! <text:span text:style-name="T14">– </text:span>подумал я.</text:p>
      <text:p text:style-name="P71"><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71">Тишина… С громким хлопком торнадо исчезает, сознания воссоединяются, всё падает на пол. </text:p>
      <text:p text:style-name="P71"/>
      <text:p text:style-name="P71">…</text:p>
      <text:p text:style-name="P71"/>
      <text:p text:style-name="P71"><text:span text:style-name="T14">– </text:span>Буэ-э-э!</text:p>
      <text:p text:style-name="P71">То ли от воздействия сингулярности, то ли от того, что закружилась голова в торнадо, но меня буквально вывернуло наизнанку.</text:p>
      <text:p text:style-name="P71"><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7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71"><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7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7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71"><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71">Просительные нотки контрастировали с привычным для Луны властным тоном. Аликорница присела на пол и устало опустила голову.</text:p>
      <text:p text:style-name="P71">Я кивнул ей примирительно.</text:p>
      <text:p text:style-name="P71"><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71"><text:span text:style-name="T14">– </text:span>Давай по-порядку. <text:span text:style-name="T14">– о</text:span>становила меня Луна. <text:span text:style-name="T14">– </text:span>С чего ты взял, что она в твоём мире?</text:p>
      <text:p text:style-name="P71"><text:soft-page-break/>Я задумался. Как объяснить ей, не рассказывая основное? То, от чего весь мир остановится? Как описать частность, не раскрыв суть?</text:p>
      <text:p text:style-name="P71">Луна продолжила с горечью.</text:p>
      <text:p text:style-name="P71"><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71"><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71"><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Она не вернулась обратно.</text:p>
      <text:p text:style-name="P7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71">Я со всей дури грохнул кулаком по ограждению балкона. Перила жалобно скрипнули. Луна всё поняла и кивнула.</text:p>
      <text:p text:style-name="P71"><text:span text:style-name="T14">– </text:span>Теперь ты понимаешь, почему Мы виним тебя в развоплощении сестры?</text:p>
      <text:p text:style-name="P71"><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71">Луна пристально взглянула на меня и понимающе склонила голову.</text:p>
      <text:p text:style-name="P71"><text:span text:style-name="T14">– </text:span>Мы знаем, иногда так бывает. Продолжай.</text:p>
      <text:p text:style-name="P71"><text:span text:style-name="T14">–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71"><text:span text:style-name="T14">– </text:span>Да, помним.</text:p>
      <text:p text:style-name="P71"><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71">В разговор встряла Твайлайт, до этого тихо стоявшая в сторонке.</text:p>
      <text:p text:style-name="P71"><text:span text:style-name="T14">–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71">Я вздохнул с облегчением. Твайлайт — умничка! Мне даже придумывать ничего не пришлось.</text:p>
      <text:p text:style-name="P71"><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71">Единорожка успокаивающе произнесла:</text:p>
      <text:p text:style-name="P71"><text:span text:style-name="T14">–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7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71"><text:span text:style-name="T14">– </text:span>Ты что-то недоговариваешь. <text:span text:style-name="T14">– </text:span>шепнула о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71">Аликорница вернулась на место, воссоединившись с двойником.</text:p>
      <text:p text:style-name="P71"><text:span text:style-name="T14">– …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71"><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71">Единорожка задумалась.</text:p>
      <text:p text:style-name="P71"><text:span text:style-name="T14">–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71"><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71"><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71">Луна сморщила нос при этих словах, но всё же кивнула.</text:p>
      <text:p text:style-name="P71"><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71"><text:span text:style-name="T14">– </text:span>Я приглашу их. Они не откажутся.</text:p>
      <text:p text:style-name="P71"><text:span text:style-name="T14">– </text:span>Что ж, ещё одной проблемой меньше. Теперь нужно решить, как найти Сел. Кто-то должен отправиться за ней.</text:p>
      <text:p text:style-name="P71"><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71"><text:span text:style-name="T14">– </text:span>А если…</text:p>
      <text:p text:style-name="P71"><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71"><text:span text:style-name="T14">– </text:span>Остаётся ещё одна проблема. <text:span text:style-name="T14">– </text:span>тихо сказала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71"><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71">Единорожка вернулась в библиотеку. Некоторое время мы с Луной молча слушали звуки засыпающего Понивилля.</text:p>
      <text:p text:style-name="P71"><text:soft-page-break/><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71"><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71"><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71">Аликорница отвлеклась от воспоминаний.</text:p>
      <text:p text:style-name="P71"><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71"><text:span text:style-name="T14">– </text:span>Почему же ты не смогла найти меня с его помощью?</text:p>
      <text:p text:style-name="P71">Аликорница смутилась.</text:p>
      <text:p text:style-name="P71"><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71"><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71"><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71">Я присмотрелся к ночной принцессе. Что она знает о нас с Селли?</text:p>
      <text:p text:style-name="P71"><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71"><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71"><text:span text:style-name="T14">– </text:span>А также совместить приятное с полезным. <text:span text:style-name="T14">– </text:span>не удержался я.</text:p>
      <text:p text:style-name="P65">Луна бросила на меня тяжёлый взгляд.</text:p>
      <text:p text:style-name="P69"><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6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65"><text:span text:style-name="T19">–</text:span> Тогда зачем она..?</text:p>
      <text:p text:style-name="P65"><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65">Меня как будто окатило ледяным душем. Не любовь и даже не дружба. Просто плата за услугу… Даже не дружба…</text:p>
      <text:p text:style-name="P65"><text:soft-page-break/>Тревожная догадка окончательно сковала морозом душу.</text:p>
      <text:p text:style-name="P69"><text:span text:style-name="T20">–</text:span> А другие? Они тоже… давали мне потому, что считали меня последним шансом?</text:p>
      <text:p text:style-name="P69">У аликорницы отвалилась челюсть.</text:p>
      <text:p text:style-name="P69"><text:span text:style-name="T20">–</text:span> Другие? Кто ещё?<text:span text:style-name="T14"> </text:span>С кем ещё у тебя были… отношения?</text:p>
      <text:p text:style-name="P65"><text:span text:style-name="T19">–</text:span> С Рэйнбоу Дэш <text:span text:style-name="T19">–</text:span> ответил я несчастным голосом. <text:span text:style-name="T19">–</text:span> И, может быть, с Пинки.</text:p>
      <text:p text:style-name="P65"><text:span text:style-name="T19">–</text:span> А ты живчик. <text:span text:style-name="T19">–</text:span> удивлённо заметила Луна и нахмурилась. <text:span text:style-name="T19">–</text:span> Нет, про цель твоего пребывания тут известно только Нам, Сел, Дискорду и Твайлайт. Остальные действуют по своей воле и предпочтениям.</text:p>
      <text:p text:style-name="P65">Аликорница фыркнула.</text:p>
      <text:p text:style-name="P65"><text:span text:style-name="T19">– </text:span><text:span text:style-name="T7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7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71"><text:span text:style-name="T14">– </text:span>Макс,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71">Я благодарно взъерошил пегаске гриву. Уныние отступило.</text:p>
      <text:p text:style-name="P71"><text:span text:style-name="T14">– </text:span>Спасибо, Дэш. Ты настоящий друг.</text:p>
      <text:p text:style-name="P71"><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71">Я удивлённо воззрился на аликорницу.</text:p>
      <text:p text:style-name="P71"><text:span text:style-name="T14">– </text:span>Если отменить праздник, начнутся волнения. <text:span text:style-name="T14">– </text:span>ответила Луна на мой не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71">Я пожал плечами и спустился с пегаской вниз, к компании.</text:p>
      <text:p text:style-name="P71"/>
      <text:h text:style-name="P186" text:outline-level="2">19. <text:span text:style-name="T1">Лучший</text:span> Гранд Галопин<text:span text:style-name="T1">г</text:span> Гала <text:span text:style-name="T1">в истории</text:span></text:h>
      <text:p text:style-name="P99">Bee Gees – You Should Be dancing</text:p>
      <text:p text:style-name="P11">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71"><text:span text:style-name="T14">– </text:span>Да чт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71"><text:span text:style-name="T14">– </text:span>Какая жалость, что это всё из-за вампирского мира! <text:span text:style-name="T14">– </text:span>пробормотала Рэрити. <text:span text:style-name="T14">– </text:span>Самое время покупать землю под бутик.</text:p>
      <text:p text:style-name="P7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71">Тук-тук-тук!</text:p>
      <text:p text:style-name="P71"><text:span text:style-name="T14">– </text:span>Макс, ты тут? <text:span text:style-name="T14">–</text:span>Дэш просунула нос в дверь, не дожидаясь отклика. <text:span text:style-name="T14">– </text:span>Ага, вот ты где! Я с тобой!</text:p>
      <text:p text:style-name="P71">Она швырнула перемётные сумки мне на постель и пошла к выходу.</text:p>
      <text:p text:style-name="P71"><text:soft-page-break/><text:span text:style-name="T14">– </text:span>Ну, чего застрял? Пошли скорее, а то на хавчик опоздаем! <text:span text:style-name="T14">– </text:span>нетерпеливо обернулась пегаска.</text:p>
      <text:p text:style-name="P71">Я пожал плечами и пошёл следом. Бороться со стихией в лице Дэш было трудновато. Да и незачем.</text:p>
      <text:p text:style-name="P71"/>
      <text:p text:style-name="P59">…</text:p>
      <text:p text:style-name="P59"/>
      <text:p text:style-name="P7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71"><text:span text:style-name="T14">– </text:span>Располагайтесь. <text:span text:style-name="T14">– </text:span>кивнула нам Луна.</text:p>
      <text:p text:style-name="P7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71"><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7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71"><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71">Я мило улыбнулся ей в ответ, закинул в рот пучок петрушки и ответил.</text:p>
      <text:p text:style-name="P71"><text:span text:style-name="T14">– </text:span>А ты первая на моей памяти лошадь, умеющая магичить.</text:p>
      <text:p text:style-name="P71">Луна нахмурилась, но потом луч озарения коснулся её мордочки.</text:p>
      <text:p text:style-name="P59">– П<text:span text:style-name="T1">ризнаю, Мы были несправедливы к тебе. Как Нам тебя называть?</text:span></text:p>
      <text:p text:style-name="P71">Я выплюнул петрушку и взял кусок рыбы.</text:p>
      <text:p text:style-name="P59">– <text:span text:style-name="T1">Человеком. Во множественном числе мы — люди. Хотя множественная форма тебе не понадобится, принцесса.</text:span></text:p>
      <text:p text:style-name="P71">Все расселись по местам, когда с дальнего конца стола раздался звонкий голосок.</text:p>
      <text:p text:style-name="P59">– <text:span text:style-name="T1">Эй, а туточки одно место пустует! Можно его займёт Гамми?</text:span></text:p>
      <text:p text:style-name="P59"><text:span text:style-name="T1">– Нет, Пинки. </text:span>– <text:span text:style-name="T1">ответила Луна. </text:span>– <text:span text:style-name="T1">Мы ждём ещё одного гостя.</text:span></text:p>
      <text:p text:style-name="P71">– А если он не придёт, тогда можно?</text:p>
      <text:p text:style-name="P7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71">– Эй! Это моя шляпа! – возмутилась фермерша.</text:p>
      <text:p text:style-name="P7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71">– Прекрати паясничать! – негромко сказала Луна.</text:p>
      <text:p text:style-name="P71"><text:soft-page-break/>– Я не хотел… Тут мышь… – мои уши загорались медленно, но неотвратимо.</text:p>
      <text:p text:style-name="P71">– Мы не тебе. – так же тихо произнесла аликорница.</text:p>
      <text:p text:style-name="P7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7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71">– Перестань, Дискорд. – устало ответила Луна. – Фиглярство вызывает улыбку только первые пару сотен лет.</text:p>
      <text:p text:style-name="P71">– Говори только за себя, дражайшая! Я, наоборот, только вхожу во вкус!</text:p>
      <text:p text:style-name="P71">Драконикус принялся жадно есть брюкву и заткнулся.</text:p>
      <text:p text:style-name="P71">Аликорница обвела присутствующих долгим взглядом и начала.</text:p>
      <text:p text:style-name="P7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71">– Прибыл к нам, ага. А я-то думал, Селли сама на нашу голову вытащила эту обезьяну из мухосранска. – прочавкал сам себе Дискорд.</text:p>
      <text:p text:style-name="P71">– Макс берётся отыскать Селестию. И наша задача — помочь ему в этом! – с нажимом произнесла Луна, ни на кого не глядя.</text:p>
      <text:p text:style-name="P7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7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71">– Я полностью в вашем распоряжении, Ваше Высочество! Думаю, мои друзья меня поддержат! – отчеканила Твайлайт.</text:p>
      <text:p text:style-name="P71">Шестёрка пони отозвалась невнятным мычанием.</text:p>
      <text:p text:style-name="P7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71">– С этой же просьбой Мы обращаемся к тебе, <text:span text:style-name="T26">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7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7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71">– Эталоном? Для всехпони? Всегда говорила? – Дискорд принял задумчивую позу, стреляя глазами по сторонам.</text:p>
      <text:p text:style-name="P7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7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71">– Мы думаем, она была права!</text:p>
      <text:p text:style-name="P7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71"><text:soft-page-break/>– Ну, это… Если светоч, то конечно… А как же! Я всегда знал, что я светоч!.. А для Элементов Гармонии я тоже светоч?</text:p>
      <text:p text:style-name="P71">– Разумеется! – заверила его Луна, изо всех сил моргая шестёрке.</text:p>
      <text:p text:style-name="P71">– Светоч, светоч! – вразнобой подтвердили пони. Пожалуй, Флаттершай даже не врала.</text:p>
      <text:p text:style-name="P7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71">– Ффух! – шумно выдохнула Луна. – Спасибо вам, Наши дорогие, вы Нам очень помогли!</text:p>
      <text:p text:style-name="P71">– Но мы же ничего не сделали! – запротестовала Эпплджек.</text:p>
      <text:p text:style-name="P7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71"/>
      <text:p text:style-name="P71">…</text:p>
      <text:p text:style-name="P71"/>
      <text:p text:style-name="P71">Безмолвными тенями скользнули лакеи и унесли блюда. На освободившемся столе Луна расстелила свиток с записями.</text:p>
      <text:p text:style-name="P71">– Теперь, мои маленькие пони, Мы должны просить вас ещё об одной услуге.</text:p>
      <text:p text:style-name="P71">Странно и непривычно было видеть принцессу ночи сконфуженной.</text:p>
      <text:p text:style-name="P7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71">При этих словах пони стали прятать глаза, а Дэш фейсхуфнула.</text:p>
      <text:p text:style-name="P71">–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7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7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71">Флаттершай закрыла голову копытами.</text:p>
      <text:p text:style-name="P71"/>
      <text:p text:style-name="P60">***</text:p>
      <text:p text:style-name="P59"/>
      <text:p text:style-name="P7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71">– Я верю в вас только потому, что ты об этом попросила. – наконец, начал я. – Тогда, в метель.</text:p>
      <text:p text:style-name="P71">Аликорница кивнула.</text:p>
      <text:p text:style-name="P71"><text:soft-page-break/>– Потому что у меня больше нет других причин верить в дружбомагию. После того, что рассказала Луна.</text:p>
      <text:p text:style-name="P71">Аликорница сникла.</text:p>
      <text:p text:style-name="P71">– Она ведь правду сказала? То свидание ночью было всего лишь платой? Авансом?</text:p>
      <text:p text:style-name="P71">Селестия грустно кивнула и отвернулась.</text:p>
      <text:p text:style-name="P71">– Выходит, я для тебя был тем же, чем сейчас Дискорд для Луны? С тем отличием, что ты не нашла способ «отмазаться»?</text:p>
      <text:p text:style-name="P7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71">Заросли можжевельника раздвинулись, пропуская синюю единорожку.</text:p>
      <text:p text:style-name="P71">– Привет!</text:p>
      <text:p text:style-name="P71">Я молча смотрел сквозь неё, привалившись спиной к валуну. Мне хотелось побыть одному.</text:p>
      <text:p text:style-name="P71">– Привет, говорю! Я видела, как ты залазил сюда. Классное местечко!</text:p>
      <text:p text:style-name="P71">– Привет, Индиго.</text:p>
      <text:p text:style-name="P71">– Что-то на тебе лица нет. Ты бледнее болотной поганки из Вечнодикого леса. Что-то случилось?</text:p>
      <text:p text:style-name="P71">– Случилось, Индиго. За то время, что мы не виделись, случилось очень многое.</text:p>
      <text:p text:style-name="P71">– Так это ж здорово! Я люблю, когда что-нибудь случается! Иначе скучно. А ты? Расскажи! Ты нашёл Шейлу?</text:p>
      <text:p text:style-name="P71">– Нашёл.</text:p>
      <text:p text:style-name="P71">– Вау! А принцессу Селестию?</text:p>
      <text:p text:style-name="P71">– Селестию тоже.</text:p>
      <text:p text:style-name="P71">– Круто! А где они? Они скоро вернутся?</text:p>
      <text:p text:style-name="P71">– Они не вернутся.</text:p>
      <text:p text:style-name="P71">Индиго перестала улыбаться. Тревога отразилась на её мордочке.</text:p>
      <text:p text:style-name="P71">– Почему?</text:p>
      <text:p text:style-name="P71">– Они там, откуда нет возврата.</text:p>
      <text:p text:style-name="P7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71">Индиго молча села возле меня. Потом она всхлипнула. Потом тяжело вздохнула.</text:p>
      <text:p text:style-name="P71">– Пожалуйста, скажи мне, что с ними.</text:p>
      <text:p text:style-name="P71">Я оторвался от валуна, склонился над ней и тихонько прошептал ей в ухо:</text:p>
      <text:p text:style-name="P71">– Если я скажу, ты исчезнешь. Это такое проклятие. Отправишься вслед за ними. Мне бы этого не хотелось. Ты нужна здесь.</text:p>
      <text:p text:style-name="P71">Индиго хмуро взглянула на меня.</text:p>
      <text:p text:style-name="P7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71">Я ласково потрепал её по головке.</text:p>
      <text:p text:style-name="P7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7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71">– Индиго, ты в Гранд Галопинг Гала когда-нибудь участвовала?</text:p>
      <text:p text:style-name="P71">– А то! В прошлом году па взял меня с собой на Гала. Он стоял в охране, а я пробралась внутрь и наблюдала за всем из-за занавески.</text:p>
      <text:p text:style-name="P71">– То есть, ты помнишь, как там всё устроено и что должно происходить?</text:p>
      <text:p text:style-name="P71">– Агась!</text:p>
      <text:p text:style-name="P7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71">– Вау! Круто!</text:p>
      <text:p text:style-name="P71">Единорожка в восторге <text:s/>запрыгала на месте.</text:p>
      <text:p text:style-name="P7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71">Кобылка остановилась и обняла меня за шею.</text:p>
      <text:p text:style-name="P71">– Спасибки! Тока ж ты на праздник придёшь? Обещаешь? Пожалуйста-пожалуйста-пожалуйста!</text:p>
      <text:p text:style-name="P71">– Обещаю.</text:p>
      <text:p text:style-name="P71">Единорожка умчалась с победным «ю-ху-у-у!».</text:p>
      <text:p text:style-name="P7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71">В серебряной коробке вместо книги лежал одинокий листок бумаги.</text:p>
      <text:p text:style-name="P82"/>
      <text:p text:style-name="P8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8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8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82"><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82">До встречи!</text:p>
      <text:p text:style-name="P82"/>
      <text:p text:style-name="P71">– Селли-Селли… Ну почему ты такая… – пробормотал я сквозь слёзы.</text:p>
      <text:p text:style-name="P71"/>
      <text:p text:style-name="P73">***</text:p>
      <text:p text:style-name="P99">INXS – Suicide blonde</text:p>
      <text:p text:style-name="P7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7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7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71">– А где твой обещанный сюрприз? – донесся жеребячий голосок через изгородь. – Гости уже все собрались.</text:p>
      <text:p text:style-name="P7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7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71">– А моя часть будет в самом конце. – вздохнул третий голосок. – Если мы до него досидим. Лично мне уже надоело. Скучно.</text:p>
      <text:p text:style-name="P7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71">– Всё равно Норф был круче. – пробормотал голос Индиго. – Он Кинга раза три уделывал на «Королеве Лорен».</text:p>
      <text:p text:style-name="P71">– Скоро начнётся! Я слышу свисток Вондерболтов! – перебил голос Санни – Бежим на смотровую площадку!</text:p>
      <text:p text:style-name="P71">– Кто первый добежит, тот… эмм…</text:p>
      <text:p text:style-name="P71">– Суперсветоч!</text:p>
      <text:p text:style-name="P71">– Агась! Галагалоперы, вперёд!</text:p>
      <text:p text:style-name="P71"><text:soft-page-break/>– Йей!!!</text:p>
      <text:p text:style-name="P7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7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7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71">…</text:p>
      <text:p text:style-name="P71">– Это она! Она!!!</text:p>
      <text:p text:style-name="P71">– Наша принцесса! Наше солнце!</text:p>
      <text:p text:style-name="P71">– Она вернётся!</text:p>
      <text:p text:style-name="P71">– А то! Я всем говорил! Мне никто не верил! Никто!!!</text:p>
      <text:p text:style-name="P71">– Дайте мне вас обнять, дорогой друг!</text:p>
      <text:p text:style-name="P71">…</text:p>
      <text:p text:style-name="P7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9">&lt;<text:span text:style-name="T77">Ace Enders – million different people</text:span>&gt;</text:p>
      <text:p text:style-name="P7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7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2">усесться поудобнее там, где стоишь, и слушать-слушать-слушать (танцевать?)</text:span>.</text:p>
      <text:p text:style-name="P71">…</text:p>
      <text:p text:style-name="P71">Музыкальный транс прервался цоканьем копыт по парковой дорожке. Две фигуры устало брели прочь от замка, тихо переговариваясь.</text:p>
      <text:p text:style-name="P71">– Ужель обязательно лично приветствовать каждого пони? Сестра разбаловала их. Это так утомляет!</text:p>
      <text:p text:style-name="P71"><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7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71">Луна с Твайлайт остановились прямо у колонны, за которой сидел я, прислонившись к прохладному мрамору с надписью «з<text:span text:style-name="T87">д</text:span>ЕсЬ БЫл <text:span text:style-name="T88">д</text:span>ИскОр<text:span text:style-name="T86">Д</text:span>».</text:p>
      <text:p text:style-name="P7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7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7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71">В саду прозвенел гонг. Музыка умолкла и в наступившей тишине звонкий голосок объявил в потрескивающий микрофон:</text:p>
      <text:p text:style-name="P7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71">Последняя фраза утонула в свисте и восторжённом топоте копыт. Твайлайт вздохнула.</text:p>
      <text:p text:style-name="P7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71">Твайлайт побрела по дорожке к освещённой террасе. Луна проводила её взглядом. Затем она со смешком обратилась в пространство:</text:p>
      <text:p text:style-name="P71">– Скрываться за колонной — плохая идея. Если хочешь, чтобы тебя не раскрыли, прячься так, чтобы не было видно твоей тени.</text:p>
      <text:p text:style-name="P71">– А кто прячется-то? – я встал и вышел к Луне. – Слушал себе музыку, пока вы не подошли. Классно играют!</text:p>
      <text:p text:style-name="P71">Луна кивнула.</text:p>
      <text:p text:style-name="P7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7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71">– А-а-а, дражайший принц? – любезнейше приветствовала франта Луна – Как ваше драгоценное здоровье? Как поживает ваш кузён Хавтиноуз?</text:p>
      <text:p text:style-name="P71">Принц позеленел, промычал нечто нечленораздельное и дал знак носильщикам двигаться дальше.</text:p>
      <text:p text:style-name="P71">Во дворце, вручив мне небольшую тяжёлую шкатулку серебряной окантовки с хрустальным шаром , Луна с некоторым смущением сообщила:</text:p>
      <text:p text:style-name="P7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71">Она что, блядь, издевается?</text:p>
      <text:p text:style-name="P71">– Да хрен там! Какие перья? Ты же сама сказала, отношения были чисто деловыми. По крайней мере, с её стороны.</text:p>
      <text:p text:style-name="P71">Луна продолжила с каменным выражением лица.</text:p>
      <text:p text:style-name="P71">– Если же нет, поднимись в её башню и разыщи перо или волос в её постели. После чего помести это в компас. Всё.</text:p>
      <text:p text:style-name="P71">Аликорница отвернулась. Я пошёл к выходу.</text:p>
      <text:p text:style-name="P71">– Иногда деловые отношения служат прикрытием для… чего-то большего. Но смертным это трудно понять.</text:p>
      <text:p text:style-name="P71">Я обернулся. Аликорница смотрела в окно на первый заезд «Небес Эквестрии», не удостаивая меня вниманием.</text:p>
      <text:p text:style-name="P71">Не гребу я этих аликорнов!</text:p>
      <text:p text:style-name="P59"/>
      <text:p text:style-name="P73">***</text:p>
      <text:p text:style-name="P71"/>
      <text:p text:style-name="P7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7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7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71">Чувствуя себя грабителем, я вошёл в комнату и осмотрел футон.</text:p>
      <text:p text:style-name="P71">Фиг там! Было такое впечатление, что последние недели на нём никто не спал. Ни складочки, ни вмятинки, ни волоска, ни пылинки.</text:p>
      <text:p text:style-name="P71">Я окинул взглядом комнату. Взор упал на гардероб у стенки. Вот где можно найти перо или волос!</text:p>
      <text:p text:style-name="P71">Рыться в шмотках Селестии — то ещё удовольствие! Я сгорал от смущения. Бл<text:span text:style-name="T114">ядь</text:span>, Луна нарочно послала меня с таким поручением! Злоехидной кобыле ничего не стоило сделать это самой, тем более, они сёстры! <text:span text:style-name="T114">Ёбаная Луна!</text:span></text:p>
      <text:p text:style-name="P7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9"></text:span><text:span text:style-name="T90"> сидел, прислонившись к стенке. Оранжевая лампочка по прежнему горела на налобнике.</text:span></text:p>
      <text:p text:style-name="P7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7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7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7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71">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7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7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71"/>
      <text:p text:style-name="P73">***</text:p>
      <text:p text:style-name="P71"/>
      <text:p text:style-name="P7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7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7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7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7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71">Рычаг заклинило. Блядь!!!</text:p>
      <text:p text:style-name="P7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71">Я что есть мочи дёрнул ручку на себя.</text:p>
      <text:p text:style-name="P7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71"/>
      <text:p text:style-name="P71">…</text:p>
      <text:p text:style-name="P71"/>
      <text:p text:style-name="P71"><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71">Замок.</text:p>
      <text:p text:style-name="P71">Блядь, что с замком?!</text:p>
      <text:p text:style-name="P7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71">Я надавил на рычаг вертикальной тяги и колесница плавно скользнула вниз. Ха, теперь-то я понял, в чём дело! Замок висел в воздухе!</text:p>
      <text:p text:style-name="P71">Блядь… Замок висел в воздухе?!!</text:p>
      <text:p text:style-name="P7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7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7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7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71">Я пробежал комнату насквозь и кинулся к выходу.</text:p>
      <text:p text:style-name="P7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7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7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71">За моей спиной раздался механический голос.</text:p>
      <text:p text:style-name="P71">– <text:span text:style-name="T91">Зафиксирована опасная ситуация. Сознание пациента </text:span><text:span text:style-name="T92">&lt;</text:span><text:span text:style-name="T91">Селестия</text:span><text:span text:style-name="T92">&gt;</text:span><text:span text:style-name="T91"> не регистрируется. Активируется протокол экстренной эвакуации пациента </text:span><text:span text:style-name="T92">&lt;</text:span><text:span text:style-name="T91">Селестия</text:span><text:span text:style-name="T92">&gt;</text:span><text:span text:style-name="T91"> к </text:span><text:span text:style-name="T92">&lt;</text:span><text:span text:style-name="T91">Луна</text:span><text:span text:style-name="T92">&gt;</text:span><text:span text:style-name="T91">.</text:span></text:p>
      <text:p text:style-name="P71">Я обернулся.</text:p>
      <text:p text:style-name="P7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71">БЛЯ!!!</text:p>
      <text:p text:style-name="P7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71"><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7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7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7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71"/>
      <text:p text:style-name="P71">…</text:p>
      <text:p text:style-name="P71"/>
      <text:p text:style-name="P71">– Что сиё значит, человек?!</text:p>
      <text:p text:style-name="P7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71">– Мнэ-э-э. – в этот момент даже козлиное блеяние было для меня верхом геройства.</text:p>
      <text:p text:style-name="P71">Подымая тучи пыли, с грохотом обрушилась в провал башня Селестии. Луна с отвалившейся челюстью наблюдала за действом в окно.</text:p>
      <text:p text:style-name="P71">– Что… Что это за дискордовщина?!</text:p>
      <text:p text:style-name="P71">Луна глянула в противоположное окно.</text:p>
      <text:p text:style-name="P71">– А куда делась Наша башня?!! – на аликорницу было жалко смотреть.</text:p>
      <text:p text:style-name="P71">– Она внизу. – промямлил я.</text:p>
      <text:p text:style-name="P71">– В каком ещё низу???</text:p>
      <text:p text:style-name="P71">– Ну… внизу. С остальным Кантерлотом… – я чувствовал себя дебилом.</text:p>
      <text:p text:style-name="P71">Аликорница молча взвилась в воздух и вылетела наружу. Через минуту вернулась.</text:p>
      <text:p text:style-name="P71">– Мы приняли решение! Бал закрывается!</text:p>
      <text:p text:style-name="P71"/>
      <text:h text:style-name="Heading_20_2" text:outline-level="2">20. <text:span text:style-name="T1">Осколки</text:span></text:h>
      <text:p text:style-name="P102">Electric Light Orchestra – Sorrow about to fall</text:p>
      <text:p text:style-name="P71">Скалу ощутимо тряхнуло. Грибной суп выплеснулся из супницы на стол.</text:p>
      <text:p text:style-name="P71">– Четвёртый день уж волокут. Могли бы и научиться наконец-то. – проворчала Эпплджек с набитым ртом.</text:p>
      <text:p text:style-name="P71">Прямо перед нами маячила «Конкордия». Трёхмильный канат соединял её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71"><text:soft-page-break/>– Девочки, под нами Понивилль! – захлопала копытами Рэрити. – Узнаю свой бутик!</text:p>
      <text:p text:style-name="P71">Да, с утёса открылся городок, очертаниями повторяющий карту Понивилля.</text:p>
      <text:p text:style-name="P71">– Эй-Джей, гляди, твоя ферма! – Дэш указала на ряды деревьев на окраине городка.</text:p>
      <text:p text:style-name="P71">– Агась, она! – кивнула фермерша. – А это значит, скоро приедем.</text:p>
      <text:p text:style-name="P7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71"/>
      <text:p text:style-name="P71">…</text:p>
      <text:p text:style-name="P71"/>
      <text:p text:style-name="P71">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71">– Итак, на рассвете мы достигнем цели. Надеюсь, все помнят план действий. Мы высаживаемся группой у входа и…</text:p>
      <text:p text:style-name="P71">– Прячемся?</text:p>
      <text:p text:style-name="P71">– Дерёмся с пландерсидами?</text:p>
      <text:p text:style-name="P71">– Создаём магическое убежище?</text:p>
      <text:p text:style-name="P71">– Нет!</text:p>
      <text:p text:style-name="P71">Луна поднесла копыто ко рту и прокашлялась.</text:p>
      <text:p text:style-name="P71">–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71">Я вспомнил, как мы драпали из замка, но промолчал.</text:p>
      <text:p text:style-name="P7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71">– По возвращению человек отыщет Сестру с помощью компаса, что Мы приготовили для него. Ты активировал компас, человек?</text:p>
      <text:p text:style-name="P71">Я продемонстрировал ночной принцессе шкатулку с беспорядочно мечущейся стрелкой.</text:p>
      <text:p text:style-name="P71">– Чудесно! Осталось дело за малым — найти Сестру.</text:p>
      <text:p text:style-name="P71">– Не кажется ли тебе, дражайшая, что ты забыла об одной незначительной детали? – встрял Дискорд. – <text:s/>Совсем незначительной, вот такусенькой?</text:p>
      <text:p text:style-name="P71">– Какой же? – нахмурилась Луна. – Ты изменяешь условия сделки?</text:p>
      <text:p text:style-name="P71">–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71">Драконикус для наглядности плюнул. Плевок затормозил у потолка, изменил направление на девяносто градусов и вылетел в окно.</text:p>
      <text:p text:style-name="P71"><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7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71">–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7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71">Луна нахмурилась.</text:p>
      <text:p text:style-name="P71">– Мы видим, у тебя уже есть готовое решение. Говори.</text:p>
      <text:p text:style-name="P71">–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71">Луна скосила глаза на меня в немом вопросе. <text:s/>Я не увидел ответную мимику Дискорда — он сидел ко мне полубоком.</text:p>
      <text:p text:style-name="P71">–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11">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71">– Придётся действовать по твоему плану. У нас нет времени.</text:p>
      <text:p text:style-name="P71">Дискорд взглянул в газету.</text:p>
      <text:p text:style-name="P71">–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71">Драконикус отвлёкся от приятных мыслей и направился к выходу. За ним потянулись и остальные.</text:p>
      <text:p text:style-name="P71">Я подождал, пока все выйдут и подобрал с пола оброненную Дискордом газету.</text:p>
      <text:p text:style-name="P5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63"/>
      <text:p text:style-name="P60">***</text:p>
      <text:p text:style-name="P59"/>
      <text:p text:style-name="P71">Сумерки укутывали землю пушистым одеялом. Мы сидели на парковой дорожке, выходящей к обрыву, и любовались проплывающим внизу лесом.</text:p>
      <text:p text:style-name="P71"><text:soft-page-break/>…</text:p>
      <text:p text:style-name="P1"><text:span text:style-name="T46">–</text:span><text:span text:style-name="T36"> Ну хорошо, а кто вами правит? Аликорн? Драко</text:span>можно просто не делать документов<text:span text:style-name="T36">никус? Какой-нибудь человек с рогом во лбу? Или у вас нет правителя?</text:span></text:p>
      <text:p text:style-name="P53"><text:span text:style-name="T14">–</text:span> Нет, почему? Правитель есть. Только он не постоянный. Его избирают. Раз в несколько лет.</text:p>
      <text:p text:style-name="P59">–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71">Пегаска задумалась.</text:p>
      <text:p text:style-name="P71">– Макс?</text:p>
      <text:p text:style-name="P71">– Да?</text:p>
      <text:p text:style-name="P71">–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71">Я почесал пегаску у основания гривы и объяснил:</text:p>
      <text:p text:style-name="P7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71">Я почувствовал резкую боль. Отдёрнув руку, я увидел на пальце кровь из ранки. </text:p>
      <text:p text:style-name="P71">Дэш смутилась.</text:p>
      <text:p text:style-name="P71">–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71">Брошь переливалась всеми цветами радуги в тусклом свете заходящего солнца.</text:p>
      <text:p text:style-name="P71">– Классная штука! Тебе идёт.</text:p>
      <text:p text:style-name="P71">Пегаска смущённо отвернулась. Потом повернулась опять. Копыто чертило звёздочку на песке.</text:p>
      <text:p text:style-name="P71">– Ты ведь вернёшься?</text:p>
      <text:p text:style-name="P71">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71">–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71">–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71">– А то ж!</text:p>
      <text:p text:style-name="P71">Вслед за Твайлайт к нам подошли Эпплджек с Пинки. Фермерша прикоснулась ко мне копытом.</text:p>
      <text:p text:style-name="P71">–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71">– Супер-дупер-верно! Ещё никто не смел отобрать у Пинки друга и остаться при этом в своём уме!!!</text:p>
      <text:p text:style-name="P71">Розовая пони встала на задние ноги, передними оттянула веки и высунула язык, сотворив совершенно безумную мордаху.</text:p>
      <text:p text:style-name="P71">– В случае Дискорда — остаться НЕ в своём уме. Но в остальном — верно. Мы не дадим тебя в обиду, Макс.</text:p>
      <text:p text:style-name="P71"><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71">– Спасибо, девчонки. Вы самые лучшие.</text:p>
      <text:p text:style-name="P71">– А я — лучшая из лучших! – похлопала себя в грудь Дэш. – Не забывай об этом!</text:p>
      <text:p text:style-name="P71">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71">Раздались тихие шаги. Меня накрыла тень.</text:p>
      <text:p text:style-name="P71">–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71">Луна опустила мне на колени небольшую карточку из серебра.</text:p>
      <text:p text:style-name="P71"/>
      <text:p text:style-name="P92"><text:span text:style-name="T14">~~~ </text:span>Человек Макс <text:span text:style-name="T14">~~~</text:span></text:p>
      <text:p text:style-name="P92">Паспорт гражданина Эквестрии</text:p>
      <text:p text:style-name="P91">Выдан человеку Максу</text:p>
      <text:p text:style-name="P91">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91">Именем правительства Эквестрии призываем оказывать предъявителю сего всю возможную помощь и содействие.</text:p>
      <text:p text:style-name="P90">26.07.2143</text:p>
      <text:p text:style-name="P71"/>
      <text:p text:style-name="P73">***</text:p>
      <text:p text:style-name="P71"/>
      <text:p text:style-name="P71">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71">Ага, сейчас!</text:p>
      <text:p text:style-name="P71">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71">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71">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71">Дирижабль миновал полосу воды и поравнялся с замком. Как по команде, дождь из лиан прекратился.</text:p>
      <text:p text:style-name="P71">– Похоже, мы выиграли этот бой. – тихо сказала Луна. – Нам стоило использовать «Конкордию» и в первый раз.</text:p>
      <text:p text:style-name="P71"><text:soft-page-break/>– Напомнить тебе о режиме секретности, который ты тогда установила, или сама вспомнишь? – язвительно отозвался Дискорд.</text:p>
      <text:p text:style-name="P71">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71">«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71">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9"/>
      <text:p text:style-name="P71">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71"/>
      <text:p text:style-name="P60">~~~~~</text:p>
      <text:p text:style-name="P71"/>
      <text:p text:style-name="P71">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71">– Бросайте якорь. – отвечает Луна.</text:p>
      <text:p text:style-name="P71">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71">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71"/>
      <text:p text:style-name="P71">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71">– Ох, Селестия милосердная… Кракен… Этого не было в расчётах… – бормочет Твайлайт.</text:p>
      <text:p text:style-name="P71">«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71">Луна отдаёт короткую команду в интерком и наперерез падающим фигуркам с «Конкордии» пикирует звено Вондерболтов.</text:p>
      <text:p text:style-name="P71">– <text:span text:style-name="T34">ПОНИ! ВЫ ЗАЕБАЛИ!!! ВЫ ДАДИТЕ МНЕ СПАТЬ, ИЛИ НЕТ?!! КЛЯНУСЬ ХВОСТОМ, ВЫ ТАКИ ОТ МЕНЯ ОТСТАНЕТЕ, НЕ БУДЬ Я АГАМЕМНОН-БЕСКЛАННИК!</text:span></text:p>
      <text:p text:style-name="P71"><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71">– Берегись!!!</text:p>
      <text:p text:style-name="P71">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71"/>
      <text:p text:style-name="P60">~~~~~</text:p>
      <text:p text:style-name="P60"/>
      <text:p text:style-name="P71">…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71">Я принимаю вертикальное положение. Вокруг меня осыпавшиеся замшелые стены без крыши и… Дэш.</text:p>
      <text:p text:style-name="P71">–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71">– Учту. – я кривлюсь от боли. – Спасибо, Дэш. За мной должок.</text:p>
      <text:p text:style-name="P71">– Да кто там считает! – отмахивается пегаска. – Ты не в курсе, куда я приземлилась? Ты уже был тут.</text:p>
      <text:p text:style-name="P71">Я качаю головой.</text:p>
      <text:p text:style-name="P71">– Я видел только маленькую часть замка Сестёр. И то, на бегу. Но ты ведь можешь подняться над замком и разведать путь?</text:p>
      <text:p text:style-name="P71">Пегаска чешет копытом в затылке.</text:p>
      <text:p text:style-name="P71">– Могу, конечно. Но пока я спускалась, меня трижды чуть не сбили.</text:p>
      <text:p text:style-name="P71">Над развалинами выстреливает пландерсид, целясь в пролетающего Вондерболта.</text:p>
      <text:p text:style-name="P71">–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71">Я сажусь на обломок колонны.</text:p>
      <text:p text:style-name="P71">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4">&lt;</text:span><text:span text:style-name="T26">Описать нарастание депрессивных мыслей от описанных случая к случаю</text:span><text:span text:style-name="T14">&gt;</text:span></text:p>
      <text:p text:style-name="P71">– Макс? – пегаска трясёт меня копытом. – Ты же у нас Проводник? Выбирай направление.</text:p>
      <text:p text:style-name="P71">Ну да, на работу флюгером я ещё гожусь, «Громовержец» от выбора направления нам на голову не свалится. Наверное.</text:p>
      <text:p text:style-name="P71">Я тыкаю на ближайший коридор.</text:p>
      <text:p text:style-name="P71">– Идём туда. Один хрен, они все одинаковые. Рано или поздно выйдем в знакомое место.</text:p>
      <text:p text:style-name="P71">– Верняк! – пегаска салютует. – Веди, Проводник!</text:p>
      <text:p text:style-name="P71"/>
      <text:p text:style-name="P71">…</text:p>
      <text:p text:style-name="P71"/>
      <text:p text:style-name="P71"><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71">– Готова спорить на две тысячи бит, мы проходили этот перекрёсток двадцать минут назад. И сорок минут назад тоже проходили.</text:p>
      <text:p text:style-name="P71">Я поворачиваюсь к Дэш.</text:p>
      <text:p text:style-name="P71">– У тебя разве есть две тысячи бит?</text:p>
      <text:p text:style-name="P71">–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71">– Идём налево.</text:p>
      <text:p text:style-name="P71">– Так точно, Проводник. – <text:s/>в голосе пегаски энтузиазма заметно убавилось.</text:p>
      <text:p text:style-name="P71">– Послушай, не называй меня проводником. Это уже не смешно!</text:p>
      <text:p text:style-name="P71">Пегаска смотрит на меня вишнёвыми глазами.</text:p>
      <text:p text:style-name="P71">– А я и не смеюсь. Я хотела тебя подбодрить малёхо, а то ты нос повесил. Но если не хочешь — не бу…</text:p>
      <text:p text:style-name="P71">– Дэш! Сзади!!!</text:p>
      <text:p text:style-name="P71">Из подземелья за спиной пегаски бесшумно вываливается копошащаяся масса.</text:p>
      <text:p text:style-name="P11">Пегаска прыгает вперёд. Быстро оглянувшись, она бросается ко мне, подхватывает передними ногами под руки и летит в левый коридор. </text:p>
      <text:p text:style-name="P5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5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53">После двух кувырков по камням гуд<text:span text:style-name="T1">ит</text:span> голова и садн<text:span text:style-name="T1">ит</text:span> ушибленное плечо.</text:p>
      <text:p text:style-name="P53"><text:span text:style-name="T1">–</text:span> Дэш? Ты где? Дэш?</text:p>
      <text:p text:style-name="P5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11">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11">Это всё сон. Всего лишь дурной сон. Я сейчас проснусь, и ничего этого не будет. И не было. Ведь это только сон, правда?</text:p>
      <text:p text:style-name="P11">Я закрываю глаза и беззвучно кричу.</text:p>
      <text:p text:style-name="P11"/>
      <text:p text:style-name="P60">~~~~~</text:p>
      <text:p text:style-name="P11"/>
      <text:p text:style-name="P15">– Держи своего «Проводника»! Хотя сейчас его стоит называть овощем и носить в чемодане.</text:p>
      <text:p text:style-name="P15">– Где ты его нашёл? Что произошло? Что с тобой, человек?</text:p>
      <text:p text:style-name="P15">–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15">– О, небо! Я превращу это болото в выжженый кратер!!! Что сказать остальным?</text:p>
      <text:p text:style-name="P15">– Лучше подумай, как мы обойдёмся без Верности? Шестёрку Гармонии уже не собрать.</text:p>
      <text:p text:style-name="P15">– Есть ещё один способ. Ты его знаешь, <text:span text:style-name="T26">Величайший</text:span>.</text:p>
      <text:p text:style-name="P1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15">– Мы знаем твою цену и готовы заплатить её. Но с условием: ты отправишься с человеком. Вы должны управиться за <text:span text:style-name="T111">четыре дня</text:span>: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15">– Что? Ты мне не доверяешь??!</text:p>
      <text:p text:style-name="P15">– НЕТ!</text:p>
      <text:p text:style-name="P15">–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6">Макс не вернётся, Дискорд Луну не получит</text:span>&gt;</text:p>
      <text:p text:style-name="P31"/>
      <text:p text:style-name="P60">~~~~~</text:p>
      <text:p text:style-name="P31">&lt;<text:span text:style-name="T27">Макс и ко появляются на Терре со сдвигом по времени (как и Кимеринн)?</text:span>&gt;</text:p>
      <text:p text:style-name="P11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12"/>
      <text:p text:style-name="P113">Кажется, я уже это встречал раньше! Не помню только, где и когда.</text:p>
      <text:p text:style-name="P112"/>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15"/>
      <text:p text:style-name="P1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71">Там лишь тающая в темноте радуга.</text:p>
      <text:p text:style-name="P11"/>
      <text:p text:style-name="P60">~~~~~</text:p>
      <text:p text:style-name="P11"/>
      <text:p text:style-name="P1">Невесомость, удар, чувство веса. Я открываю глаза.</text:p>
      <text:p text:style-name="P1">Крыша Bionic Hill-12 тускло отсвечивает в свете звёзд. <text:span text:style-name="T36">Парочка на скамейке всё так же обнимается спиной ко мне, </text:span><text:span text:style-name="T57">как будто не прошло два месяца с моего отбытия</text:span><text:span text:style-name="T36">. </text:span><text:span text:style-name="T1">Снизу</text:span> <text:span text:style-name="T1">доносится рёв редких машин</text:span>. </text:p>
      <text:p text:style-name="P1"><text:span text:style-name="T110">С</text:span>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6">Слабый звук заставляет меня обернуться.</text:p>
      <text:p text:style-name="P6"><text:span text:style-name="T110">На двери выходного табмура кто-то чёрной краской криво намалевал злую рожицу. </text:span>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text:span text:style-name="T110">рядом</text:span>.</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65"/>
      <text:h text:style-name="Heading_20_2" text:outline-level="2">21. <text:span text:style-name="T1">Терра</text:span></text:h>
      <text:h text:style-name="P190" text:outline-level="3">Воскресение</text:h>
      <text:p text:style-name="P65">&lt;<text:span text:style-name="T93">Bowie — Ashes to ashes</text:span>&gt;</text:p>
      <text:p text:style-name="P65"><text:soft-page-break/></text:p>
      <text:p text:style-name="P65">Маленькое <text:span text:style-name="T111">высохшее </text:span>тельце лежало на полу.</text:p>
      <text:p text:style-name="P65">– Что ж ты? – пробормотал я.</text:p>
      <text:p text:style-name="P65">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65">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1">Я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76">Невозможно поверить, но <text:span text:style-name="T111">два месяца</text:span><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text:span text:style-name="T111">совсем недавно </text:span>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7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7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76">Дискорд помахал рукой у меня перед носом. Я оттолкнул его руку и выпрямился.</text:p>
      <text:p text:style-name="P76">– Не надо. Я в порядке.</text:p>
      <text:p text:style-name="P76"/>
      <text:p text:style-name="P77">***</text:p>
      <text:p text:style-name="P76"/>
      <text:p text:style-name="P76">– Бля! Я так и знал!</text:p>
      <text:p text:style-name="P7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7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76">– И как её найти? – мрачно добавил я. – Компас теперь бесполезен.</text:p>
      <text:p text:style-name="P76">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76">Стакан медленно собрался воедино и прыгнул обратно в руку Дискорду. – Хорошо, хоть моя заначка в Эогиппе осталась. – пробурчал он.</text:p>
      <text:p text:style-name="P76">– Ну так и зачем её тратить на ерунду? – возразил я.</text:p>
      <text:p text:style-name="P76">–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9"/>
      <text:p text:style-name="P77">***</text:p>
      <text:p text:style-name="P76"/>
      <text:p text:style-name="P55"><text:span text:style-name="T2">Проклятье</text:span>! Это уже черезчур! Мне даже материться не хотелось.</text:p>
      <text:p text:style-name="P5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55">–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55">– Зуб даю! – Дискорд попытался было войти внутрь, но я остановил его.</text:p>
      <text:p text:style-name="P55">– Дальше турникетов не пройдёшь. Охрана не пропустит.</text:p>
      <text:p text:style-name="P55">Я тяжко вздохнул.</text:p>
      <text:p text:style-name="P55">– Я там работал семь лет. До прошлой пятницы. – ответил я на вопрошающий взгляд. – Думал, вырвался из этого омута навсегда. Ошибался, как видишь.</text:p>
      <text:p text:style-name="P55"/>
      <text:p text:style-name="P55">…</text:p>
      <text:p text:style-name="P55"/>
      <text:p text:style-name="P65">Бип-бип-бип!</text:p>
      <text:p text:style-name="P71">– Анон? – голос в трубке не смог скрыть радостного изумления. – Ты передумал?</text:p>
      <text:p text:style-name="P71">– Да, Алекс. Я тут долго думал… Если у вас ещё есть местечко для меня… Я бы, пожалуй, вернулся.</text:p>
      <text:p text:style-name="P71">–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71">– С понедельника.</text:p>
      <text:p text:style-name="P71">– Отлично! Зайдёшь к охране, тебе выдадут пропуск.</text:p>
      <text:p text:style-name="P71">– Договорились.</text:p>
      <text:p text:style-name="P71">Бип-бип-бип!</text:p>
      <text:p text:style-name="P71"/>
      <text:h text:style-name="Heading_20_3" text:outline-level="3">Понедельник</text:h>
      <text:p text:style-name="P71"/>
      <text:p text:style-name="P1">Административная консоль приветственно мигнула зелёным шрифтом. Я поправил микрофон.</text:p>
      <text:p text:style-name="P1"><text:soft-page-break/><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71">– И слышать тоже.</text:p>
      <text:p text:style-name="P71">– Говорят, ты шалить начал? Нэш, тестовая задача номер шестнадцать.</text:p>
      <text:p text:style-name="P71">–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23">Решение.</text:p>
      <text:p text:style-name="P23">…</text:p>
      <text:p text:style-name="P23"/>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11">Да хуй с ним! Облом разбираться.</text:p>
      <text:p text:style-name="P1"><text:span text:style-name="T1">Я выделил конфликтующие узлы на административной панели, </text:span><text:span text:style-name="T81">кликнул по ним правой кнопкой </text:span><text:span text:style-name="T1">мыши</text:span><text:span text:style-name="T81"> и </text:span><text:span text:style-name="T1">выбрал</text:span><text:span text:style-name="T81"> из контекстного меню пункт “Форматировать”.</text:span></text:p>
      <text:p text:style-name="P11">Заебись.</text:p>
      <text:p text:style-name="P11">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11">–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05">с</text:span><text:span text:style-name="T1">крив</text:span><text:span text:style-name="T11">ился</text:span>. – Что ж, <text:span text:style-name="T105">е</text:span><text:span text:style-name="T1">дем на второй этаж. На первом </text:span><text:span text:style-name="T12">Солнцезадой</text:span><text:span text:style-name="T1">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11">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text:span text:style-name="T112">Ну что</text:span>?</text:p>
      <text:p text:style-name="P8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53">– <text:span text:style-name="T1">А-ха-ха-ха-ха! Хотел бы я знать, какой чокнутый шутник отвечает за превратности судьбы! Мы бы с ним стали закадычными друзьями!.. Бу-га-га-</text:span><text:span text:style-name="T12">га</text:span><text:span text:style-name="T1">!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я-я!</text:span></text:p>
      <text:p text:style-name="P8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84">– Я отлучусь <text:span text:style-name="T112">на пару деньков</text:span>… Не скучайте тут без меня. Вернусь с Сахарной Ваткой в обнимку — верь мне! Бу-га-га!</text:p>
      <text:p text:style-name="P85">Дискорд вскочил на гироскутер. Колесо завизжало от прилива энергии, протирая покрытие пола. <text:span text:style-name="T106">Отъехав было несколько метров, </text:span>Дискорд <text:span text:style-name="T106">хлопнул себя по лбу и круто развернулся</text:span>.</text:p>
      <text:p text:style-name="P5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text:span></text:p>
      <text:p text:style-name="P11">С этими словами драконикус смылся, скатившись на жалобно крякающем гироскутере прямо по ступенькам.</text:p>
      <text:p text:style-name="P11">Блин… Ну и придурок! Я нажал на кнопку вызова лифта.</text:p>
      <text:p text:style-name="P11">Так я и поверил этому джокеру! Я был прав — Дискорду доверять нельзя. Что ж, подсказку для поиска он подбросил, теперь пусть валит, куда хочет.</text:p>
      <text:p text:style-name="P24">Меня озарила идея и я вытащил компас Луны из кармана. Так и есть! Единственная стрелка компаса указывала чётко на серверную.</text:p>
      <text:p text:style-name="P11">Улыбающийся смайлик лифтовых дверей разошёлся в стороны и я сделал шаг вперёд, погружённый в свои мысли.</text:p>
      <text:p text:style-name="P11">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8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26"/>
      <text:h text:style-name="Heading_20_2" text:outline-level="2">22. <text:span text:style-name="T1">Терра</text:span></text:h>
      <text:h text:style-name="P190" text:outline-level="3">Вторник</text:h>
      <text:p text:style-name="P11">&lt;<text:span text:style-name="T71">Mike Oldfield — The Top Of The Morning</text:span>&gt;</text:p>
      <text:p text:style-name="P11">Чайник тихонько забормотал, забулькал и выключился. Эпплджек разлила кипяток по чашкам и достала из шкафчика печенье.</text:p>
      <text:p text:style-name="P11"><text:soft-page-break/>– Тебе какой, Флатти?</text:p>
      <text:p text:style-name="P11">– Ммм… Мятный, если можно.</text:p>
      <text:p text:style-name="P11">Флаттершай, не отрываясь от ноутбука, добавила ложку мёда в чашку и стала осторожно помешивать.<text:span text:style-name="T36"> На экране разноцветные пони спасали Эквестрию от злого, но обаятельного Дискорда.</text:span></text:p>
      <text:p text:style-name="P11">– Анон?</text:p>
      <text:p text:style-name="P11">– С бергамотом.</text:p>
      <text:p text:style-name="P11">Некоторое время в кухне был слышен только звон ложечек о чашки.</text:p>
      <text:p text:style-name="P11">– Ты думаешь, Селестия — она?</text:p>
      <text:p text:style-name="P11">Я отставил чашку.</text:p>
      <text:p text:style-name="P11">– Я не думаю, я это знаю! Дискорд чуть дырку ей в спине взглядом не провертел, когда мы остановились у серверной. <text:span text:style-name="T107">И компас указал на неё! Е</text:span>сли <text:span text:style-name="T107">этот чокнутый</text:span>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11">Эпплджек со вздохом кивнула.</text:p>
      <text:p text:style-name="P11">– Я б ему и пень охранять не доверила. Если б не Луна, ни в жисть бы не согласилась с ним в одной упряжке ходить!</text:p>
      <text:p text:style-name="P11">Флаттершай оторвалась от экрана.</text:p>
      <text:p text:style-name="P127"><text:span text:style-name="T14">– Пожалуйста… Эмм, не называй его так… Дискорд </text:span>— сложный и… эмм, неоднозначный. Но он не злой. Ты его слишком… эмм, упрощаешь. Вот, взгляни сюда.</text:p>
      <text:p text:style-name="P127">Флаттершай повернула ко мне экран. <text:span text:style-name="T107">Мультяшный </text:span>Дискорд с заплаканными глазами стоял на ледовом катке перед брошенными коньками.</text:p>
      <text:p text:style-name="P127"><text:span text:style-name="T14">– Этот мультик, он… эмм, упрощённый до ужаса. Если честно, я… эмм, не понимаю, как такое может кому-то нравиться. Прямо как сахарная патока. </text:span><text:span text:style-name="T36">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33">– А ты в курсе, что твой Дискорд многократно сжигал Селестию живьём? – выпалил я.</text:p>
      <text:p text:style-name="P13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27"><text:span text:style-name="T14">– Это всего лишь твои домыслы. С тем же успехом я могу объяснить это тем, что он </text:span>— злой придурок!</text:p>
      <text:p text:style-name="P133">– Это не мои… домыслы… Он сам мне рассказал…</text:p>
      <text:p text:style-name="P133">Флаттершай встала со стула и попыталась уйти. Я задержал её.</text:p>
      <text:p text:style-name="P133">– Извини. Я не знал. Нам нельзя ссориться.</text:p>
      <text:p text:style-name="P127">Флаттершай слабо улыбнулась.</text:p>
      <text:p text:style-name="P133">– Я не сержусь… На Дискорда трудно не злиться… Он так себя ведёт, потому что его это… эмм, забавляет.</text:p>
      <text:p text:style-name="P11"/>
      <text:p text:style-name="Text_20_body">…</text:p>
      <text:p text:style-name="P137"/>
      <text:p text:style-name="P11">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112">– Что ты решил, Анон?</text:p>
      <text:p text:style-name="P112"><text:soft-page-break/>Я пожал плечами.</text:p>
      <text:p text:style-name="P11">– <text:span text:style-name="T112">М</text:span><text:span text:style-name="T36">ы заманим Анджелу на крышу и свалим отсюда</text:span>. В Эквестрии к ней должна вернуться память.</text:p>
      <text:p text:style-name="P11">Я понимал, что план дурацкий, но лучшего у меня всё равно не было.</text:p>
      <text:p text:style-name="P11">–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11">Я презрительно скривился.</text:p>
      <text:p text:style-name="P11">– Отправимся без него. Это его проблемы, мы ему не няньки. Я по нему точно плакать не собираюсь.</text:p>
      <text:p text:style-name="P11">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58">два</text:span><text:span text:style-name="T36"> </text:span>дня. Потом всё наладится.</text:p>
      <text:p text:style-name="P1">– Если только это действительно принцесса. – пробормотала Эпплджек. – И если…</text:p>
      <text:p text:style-name="P111">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text:soft-page-break/>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text:span text:style-name="T108">семнадцати узлов</text:span>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text:span text:style-name="T116">запустил</text:span> форматирование конфликтующих узлов. К чёрту Нэша, <text:span text:style-name="T112">завтра</text:span> я смоюсь отсюда. Пусть разбираются без меня.</text:p>
      <text:p text:style-name="P1"/>
      <text:p text:style-name="P9">***</text:p>
      <text:p text:style-name="P1"/>
      <text:p text:style-name="P1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1">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6">“</text:span><text:span text:style-name="T59">Механику движения Солнца. Занимательная <text:s/>Космологи</text:span><text:span text:style-name="T60">я</text:span><text:span text:style-name="T36">”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text:span text:style-name="T115">Ёбаный</text:span>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11">Полумрак вечернего бара, два бокала вина, тихая классическая музыка?</text:p>
      <text:p text:style-name="P11">А вот вам!</text:p>
      <text:p text:style-name="P11">Обеденный перерыв, МакДональдс, картошка-фри с наггетсами и латте! Мы достаточно неплохо зна<text:span text:style-name="T116">ем</text:span> друг-друга, чтобы тратить время на ерунду.</text:p>
      <text:p text:style-name="P11">– Значит, <text:span text:style-name="T112">завтра</text:span> у тебя? – Анджела потянулась, демонстративно выпячивая и так неплохие формы.</text:p>
      <text:p text:style-name="P11">– Да. Вечер с вином и круассанами, ну и всё такое.</text:p>
      <text:p text:style-name="P11">– Что будем смотреть?</text:p>
      <text:p text:style-name="P11">– Звёзды на небе.</text:p>
      <text:p text:style-name="P11">Анджела рассмеялась.</text:p>
      <text:p text:style-name="P11">– А потом?</text:p>
      <text:p text:style-name="P11">– Шерлока. Третий сезон.</text:p>
      <text:p text:style-name="P11">– Договорились.</text:p>
      <text:p text:style-name="P11"/>
      <text:p text:style-name="P11">Я выходил из МакДональдса, когда Анджела со смешком спросила:</text:p>
      <text:p text:style-name="P11">– Анон, а с чего ты взял, что я поклонница инфантильного трэша? Ну, этого, с понями?</text:p>
      <text:p text:style-name="P11">Я остановился в полуобороте.</text:p>
      <text:p text:style-name="P11">– Ты увлёкся эквиноподобными нимфетками? Шутишь? Дядьки, пускающие слюни на лошадок — то ещё зрелище. По мне, так уж лучше педики.</text:p>
      <text:p text:style-name="P11">«Она НИЧЕГО не помнит!!!» – истерично пронеслось у меня в голове.</text:p>
      <text:p text:style-name="P71"><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11">–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11">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11">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11">Я инстинктивно отдёрнул ногу.</text:p>
      <text:p text:style-name="P11">– Вы в порядке?</text:p>
      <text:p text:style-name="P11">В поле зрения появилась фигура в синей куртке и шапке с помпоном.</text:p>
      <text:p text:style-name="P11">– Я вас дёрнула, извините, вы как-то шли ничего не замечая, а там падало! – скороговоркой прощебетала девушка. – Вы не ударились?</text:p>
      <text:p text:style-name="P11">Я сел на тротуар и невнятно пробормотал спасибо. Фигурка скрылась в толпе, мелькнув рюкзачком с <text:span text:style-name="T116">неумело</text:span> вышитым на нём ластиком, стирающим тучу.</text:p>
      <text:p text:style-name="P26"/>
      <text:h text:style-name="Heading_20_2" text:outline-level="2">23. Терра</text:h>
      <text:h text:style-name="Heading_20_3" text:outline-level="3">Четверг</text:h>
      <text:p text:style-name="P1"/>
      <text:p text:style-name="P11">– Порыв ветра? Ломающий арматуру? Ты сам-то в это веришь в это дерьмо?</text:p>
      <text:p text:style-name="P11">Эпплджек раздражённо отвернулась. Я успокаивающе похлопал её по предплечью.</text:p>
      <text:p text:style-name="P11">–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text:span text:style-name="T116">когда </text:span>при неправильной балансировке <text:span text:style-name="T116">в </text:span>конструкци<text:span text:style-name="T116">и</text:span> <text:span text:style-name="T116">возникает</text:span> резонанс.</text:p>
      <text:p text:style-name="P14">– А лифт??! Он тоже устал? А снеговик? Устал и решил прилечь отдохнуть? Да пирог мне в зад, если он не хотел тебя утопить!</text:p>
      <text:p text:style-name="P13">– <text:span text:style-name="T97">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span></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text:span text:style-name="T99">г</text:span>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text:span text:style-name="T99">лее</text:span>.</text:p>
      <text:p text:style-name="P1">– Тпрру! – <text:span text:style-name="T1">Эпплджек</text:span> <text:span text:style-name="T98">попыталась вставить кулак мне в рот</text:span>. – Придержи вожжи, <text:span text:style-name="T99">Анон</text:span>! <text:span text:style-name="T99">Т</text:span>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oft-page-break/><text:span text:style-name="T102">Уж</text:span>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text:span text:style-name="T104">дивану</text:span>.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3"><text:span text:style-name="T119">Чокнутый и паскудный, но до сих пор бывший “своим”, он теперь виделся мне хладноковным злодеем. </text:span>А, может быть, он таким был всегда — <text:span text:style-name="T95">у этих бессмертных столько масок, что увидеть под ними настоящую натуру по силам разве что такому же бессмертному.</text:span></text:p>
      <text:p text:style-name="P3">Конечно же, Дискорд не заинтересован в возвращении Селестиии! <text:span text:style-name="T97">Помимо банальной мести за тысячи лет отсидки, у него могут быть свои планы на трон Эквестрии. </text:span>Конечно же, он <text:span text:style-name="T100">заколдовал компас и сбил нас со следа!</text:span> Конечно же, <text:span text:style-name="T109">как только он нашёл Селестию, </text:span>он <text:span text:style-name="T101">сбежал</text:span> и начал нам мешать. Только у него было достаточно умения, внутренней силы и безумия, чтобы организовывать такие <text:span text:style-name="T101">дурацкие</text:span> попытки убийства. <text:span text:style-name="T101">Осталось только понять, он специально играет со мной, как кошка с мышью, или мне до сих пор сказочно везёт?</text:span></text:p>
      <text:p text:style-name="P4">– <text:span text:style-name="T102">Безумие — считать всё это случайностями! – кипятилась Эпплджек. – Чтоб мне лопнуть, если я тебя одного теперь куда-нибудь выпущу!</text:span></text:p>
      <text:p text:style-name="P4">– <text:span text:style-name="T102">Эпплджек права. – кивнула Флаттершай. – Принцесса Луна… эмм… обязала защищать тебя. Теперь, когда… эмм… Дискорда нет с нами, это должны делать мы.</text:span></text:p>
      <text:p text:style-name="P108">Флаттершай закуталась в одеяло, испугавшись сама сказанного.</text:p>
      <text:p text:style-name="P107">Я скосил на неё <text:span text:style-name="T103">взгляд. Не стоит говорить про свою догадку. Флатти этого не перенесёт: Дискорд — один из её близких друзей. Всё равно это ничего не изменит сейчас.</text:span></text:p>
      <text:p text:style-name="P5">– <text:span text:style-name="T104">Ладно. Сейчас утро. Портал закроется в восемь вечера. У нас есть десять часов, чтобы доставить Анджелу на крышу. На выход!</text:span></text:p>
      <text:p text:style-name="P53"/>
      <text:p text:style-name="P86">***</text:p>
      <text:p text:style-name="P84"/>
      <text:p text:style-name="P1"/>
      <text:p text:style-name="P7">…</text:p>
      <text:p text:style-name="P7">Конфликт с узлом <text:span text:style-name="T117">3</text:span></text:p>
      <text:p text:style-name="P7">…</text:p>
      <text:p text:style-name="P8">Конфликт с узлом <text:span text:style-name="T118">6</text:span></text:p>
      <text:p text:style-name="P8">Конфликт с узлом <text:span text:style-name="T117">7</text:span></text:p>
      <text:p text:style-name="P7">…</text:p>
      <text:p text:style-name="P7">Конфликт с узлом <text:span text:style-name="T117">9</text:span></text:p>
      <text:p text:style-name="P7">…</text:p>
      <text:p text:style-name="P7">…</text:p>
      <text:p text:style-name="P7">Конфликт с узлом <text:span text:style-name="T117">11</text:span></text:p>
      <text:p text:style-name="P7">Конфликт с узлом <text:span text:style-name="T117">12</text:span></text:p>
      <text:p text:style-name="P7"><text:soft-page-break/>Конфликт с узлом <text:span text:style-name="T117">13</text:span></text:p>
      <text:p text:style-name="P7">…</text:p>
      <text:p text:style-name="P7">…</text:p>
      <text:p text:style-name="P7">Конфликт с узлом 1<text:span text:style-name="T117">6</text:span></text:p>
      <text:p text:style-name="P7">Конфликт с узлом 1<text:span text:style-name="T117">7</text:span></text:p>
      <text:p text:style-name="P110">…</text:p>
      <text:p text:style-name="P109"/>
      <text:p text:style-name="P25">Бинго!</text:p>
      <text:p text:style-name="P25"/>
      <text:p text:style-name="P25"/>
      <text:p text:style-name="P11">&lt;Селестия погибает на Терре&gt;</text:p>
      <text:p text:style-name="P11">&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11"/>
      <text:p text:style-name="P11"/>
      <text:p text:style-name="P116">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21"><text:span text:style-name="T14">–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21"><text:span text:style-name="T14">–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21"><text:span text:style-name="T14">– </text:span>Ну хорошо. Убедила. В конце-концов, можем поступить так. Вы с Флатти вернётесь обратно а я продолжу поиски здесь.</text:p>
      <text:p text:style-name="P121"><text:span text:style-name="T14">– </text:span>А как мы узнаем, что ты нашёл принцессу? – хмуро отозвалась Эпплджек. – Сами вы вряд ли сможете отсюда создать коридор к Эквестрии.</text:p>
      <text:p text:style-name="P121"><text:span text:style-name="T14">– </text:span>Вы можете связываться со мной раз в месяц по коридору.</text:p>
      <text:p text:style-name="P121"><text:span text:style-name="T14">–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21"><text:span text:style-name="T14">– </text:span>Ну, не раз в месяц <text:span text:style-name="T1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21">Эпплджек недоверчиво хмыкнула.</text:p>
      <text:p text:style-name="P121"/>
      <text:p text:style-name="P121"/>
      <text:p text:style-name="P121"/>
      <text:p text:style-name="P121"/>
      <text:p text:style-name="P121"><text:soft-page-break/></text:p>
      <text:p text:style-name="P121"><text:span text:style-name="T14">– </text:span>Конечно оставаться. Кто ещё, кроме нас, может найти её?</text:p>
      <text:p text:style-name="P121"><text:span text:style-name="T14">– </text:span>Я думал, ты не сможешь оставить Энджела и всех остальных надолго.</text:p>
      <text:p text:style-name="P121"><text:span text:style-name="T14">–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28"><text:span text:style-name="T14">– </text:span>Извини, Флаттершай, забылся.</text:p>
      <text:p text:style-name="P128"><text:span text:style-name="T14">– </text:span>Та ладно, я ж не против, – возразила Эпплджек. – Не парься, Флатти. Было б хуже, если б он <text:s/>назвал меня Эпплджек на людях.</text:p>
      <text:p text:style-name="P128"><text:span text:style-name="T14">– </text:span>Ты так... – запнулась Флаттершай. – Так быстро забыла свою ферму. И...</text:p>
      <text:p text:style-name="P128"><text:span text:style-name="T14">–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28"><text:span text:style-name="T14">– </text:span>Как ты можешь так говорить? – расплакалась Флаттершай.</text:p>
      <text:p text:style-name="P128"><text:span text:style-name="T14">– </text:span>Эй, девушки, не ссорьтесь! Мы — одна команда! И надеюсь, останемся ею и в дальнейшем. </text:p>
      <text:list xml:id="list762791573207289523" text:style-name="L5">
        <text:list-header>
          <text:p text:style-name="P17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28"><text:span text:style-name="T14">– </text:span>А если нет? – Эпплджек смотрела мне мне прямо в глаза.</text:p>
      <text:list xml:id="list192803874652069" text:continue-numbering="true" text:style-name="L5">
        <text:list-header>
          <text:p text:style-name="P179">Я молча пожал плечами. Эпплджек уверенно продолжила.</text:p>
        </text:list-header>
      </text:list>
      <text:p text:style-name="P128"><text:span text:style-name="T14">–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28"><text:span text:style-name="T14">– </text:span>Спасибо, ЭйДжей.</text:p>
      <text:p text:style-name="P128"><text:span text:style-name="T14">–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803849535775" text:continue-numbering="true" text:style-name="L5">
        <text:list-header>
          <text:p text:style-name="P179">Флаттершай пробормотала нечто, показавшееся мне знакомым.</text:p>
        </text:list-header>
      </text:list>
      <text:p text:style-name="P128"><text:span text:style-name="T14">– </text:span>Флатти, ты что-то сказала? Я не расслышал.</text:p>
      <text:p text:style-name="P128"><text:span text:style-name="T14">– </text:span>Намерение Изменяет Реальность.</text:p>
      <text:p text:style-name="P128"><text:span text:style-name="T14">– </text:span>Эээ. А где ты слышала эту фразу, если не секрет?</text:p>
      <text:p text:style-name="P128"><text:span text:style-name="T14">–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804208822332" text:continue-numbering="true" text:style-name="L5">
        <text:list-header>
          <text:p text:style-name="P179">У меня как будто вспыхнула лампочка в мозгу. Кирпичики быстро выстраивались в целостную картину. Я ринулся в прихожую.</text:p>
        </text:list-header>
      </text:list>
      <text:p text:style-name="P128"><text:span text:style-name="T14">– </text:span>Флатти, ЭйДжей, буду через час. Ждите!</text:p>
      <text:p text:style-name="P11"/>
      <text:p text:style-name="P11"/>
      <text:p text:style-name="P11"/>
      <text:p text:style-name="P11"/>
      <text:p text:style-name="P11"/>
      <text:h text:style-name="P187" text:outline-level="2">След?</text:h>
      <text:p text:style-name="P142"/>
      <text:p text:style-name="P2"><text:soft-page-break/><text:span text:style-name="T14">&lt;</text:span><text:span text:style-name="T26">сначала эпизод - проверка сумки в серверной</text:span><text:span text:style-name="T14">&gt;</text:span></text:p>
      <text:p text:style-name="P27"/>
      <text:p text:style-name="P2"><text:span text:style-name="T14">&lt;</text:span><text:span text:style-name="T26">расширить. Перед кафешкой - диалог с Флатти и ЭйДжей. Все думают, что наконец-то нашли Селестию. Все ликуют</text:span><text:span text:style-name="T14">&gt;</text:span></text:p>
      <text:p text:style-name="P27"/>
      <text:p text:style-name="P2"/>
      <text:p text:style-name="P10">***</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4">&lt;</text:span><text:span text:style-name="T26">упомянуть болезнь Флатти в соответствующем разделе</text:span><text:span text:style-name="T14">&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12"/>
      <text:p text:style-name="P11"/>
      <text:p text:style-name="P11"/>
      <text:p text:style-name="P10">***</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4">&lt;</text:span><text:span text:style-name="T26">три месяца</text:span><text:span text:style-name="T14">&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72"/>
      <text:p text:style-name="P55"/>
      <text:p text:style-name="P55">&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55"><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65"/>
      <text:p text:style-name="P71"/>
      <text:p text:style-name="P1"><text:span text:style-name="T40">&lt;</text:span><text:span text:style-name="T29">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0">&gt;</text:span></text:p>
      <text:p text:style-name="P71"/>
      <text:p text:style-name="P59">&lt;<text:span text:style-name="T27">- А ты сам-то что чувствуешь?</text:span></text:p>
      <text:p text:style-name="P48">-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8">...</text:p>
      <text:p text:style-name="P45">-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45"><text:span text:style-name="T1">- Не знаю, не отслеживал. Я ведь не брони!</text:span>&gt;</text:p>
      <text:p text:style-name="P45"/>
      <text:p text:style-name="P45">&lt; - <text:span text:style-name="T1">Возможно, в другой раз, в другое время...</text:span></text:p>
      <text:p text:style-name="P48">- Ну уж нет! Я завязываю с конеёбством!</text:p>
      <text:p text:style-name="P59"><text:soft-page-break/><text:span text:style-name="T27">- Посмотрим... Хи-хи...</text:span>&gt;</text:p>
      <text:p text:style-name="P59"/>
      <text:p text:style-name="P58">&lt;<text:span text:style-name="T27"> </text:span><text:span text:style-name="T26">-</text:span><text:span text:style-name="T27">Я не умею! Давай ты напишешь!</text:span></text:p>
      <text:p text:style-name="P58"><text:span text:style-name="T26">- </text:span><text:span text:style-name="T27">Фигушки! Подрядил меня татухи поням рисовать — сам теперь фанфик пиши!</text:span>&gt;</text:p>
      <text:p text:style-name="P69"/>
      <text:p text:style-name="P58">&lt;<text:span text:style-name="T27">В сцене прощания (во сне) — Р.Д. в будущем будет стрематься поебушек с человеками, чтобы не испытывать горечи расставания. Но: </text:span></text:p>
      <text:p text:style-name="P58"><text:span text:style-name="T27">- Учти, я ни капельки не жалею о наших поебушках! Но в будущем буду их стрематься. Это очень больно — вот так расставаться</text:span>&gt;</text:p>
      <text:p text:style-name="P47">&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7"/>
      <text:p text:style-name="P47">(про Макса в сне-прощании)</text:p>
      <text:p text:style-name="P47">Я — Дискорд, и я говорю вам: он вернётся Я подсоблю вам, касатикам, хе-хе!</text:p>
      <text:p text:style-name="P69"/>
      <text:p text:style-name="P149"><text:span text:style-name="T14"><text:s/>&lt;</text:span><text:span text:style-name="T30"> - </text:span><text:span text:style-name="T26">Я не могу быть вашим спасителем! Я намного хуже и испорченнее вас!</text:span><text:span text:style-name="T14">&gt;</text:span></text:p>
      <text:p text:style-name="P150"/>
      <text:p text:style-name="P58">&lt;<text:span text:style-name="T27">Луна говорит Максу в прощальном сне:</text:span></text:p>
      <text:p text:style-name="P58"><text:span text:style-name="T27">- Прости, что хотела убить тебя. Я ослабела и Найтмэр на время одержала верх</text:span>&gt;</text:p>
      <text:p text:style-name="P69"/>
      <text:p text:style-name="P58">&lt;<text:span text:style-name="T27">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8"/>
      <text:p text:style-name="P44">&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46">- Слушай, я что-то не пойму, Эогипп для тебя что, проходной двор, что ли? На моей памяти, ты уже <text:span text:style-name="T14">&lt;</text:span>пятый<text:span text:style-name="T14">&gt;</text:span> раз за последние полгода туда-сюда через него мотаешься. Так часто сюда даже аликорны не заглядывают…</text:p>
      <text:p text:style-name="P44"><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5"/>
      <text:p text:style-name="P46"/>
      <text:p text:style-name="P46"/>
      <text:p text:style-name="P55"/>
      <text:p text:style-name="P43"/>
      <text:p text:style-name="P44">&lt;Селестия проснётся на Терре в облике кибермозга, т.к. в своём мире она на ступень выше пони (а кибермозг на Терре на ступень выше людей)&gt;</text:p>
      <text:p text:style-name="P46"/>
      <text:p text:style-name="P20">***</text:p>
      <text:p text:style-name="P140"/>
      <text:p text:style-name="P1"><text:soft-page-break/>&lt;<text:span text:style-name="T3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4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41">Внезапно он открыл глаза и посмотрел на экран. В глазах его отражалась цепочка пони, как у прыгнувшей за миг до того в экран пони.</text:p>
      <text:p text:style-name="P41">Рябь экрана разглаживалась, он постепенно становился непрозрачно-матовым. Так же угасало отражение светящейся цепочки в глазах у юноши.<text:span text:style-name="T14">&gt;</text:span></text:p>
      <text:p text:style-name="P65"/>
      <text:h text:style-name="P187" text:outline-level="2">Сон Рэрити</text:h>
      <text:p text:style-name="P2"/>
      <text:p text:style-name="P66">&lt;<text:span text:style-name="T26">На Терре Селестия, будучи в компьютере, случайно пробуждает в Нексусе активный интеллект.</text:span>&gt;</text:p>
      <text:h text:style-name="P187" text:outline-level="2">Рейд пони-рэйнджеров</text:h>
      <text:p text:style-name="P2"/>
      <text:p text:style-name="P106">(леденящий душу триллер, музыка тревожная)</text:p>
      <text:p text:style-name="P12">&lt;<text:span text:style-name="T2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0"/>
      <text:h text:style-name="P187" text:outline-level="2">Продолжение ЛСД-чаепития</text:h>
      <text:p text:style-name="P2"/>
      <text:p text:style-name="P2"><text:span text:style-name="T14">&lt;</text:span><text:span text:style-name="T2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4">&gt;</text:span></text:p>
      <text:p text:style-name="P66"/>
      <text:h text:style-name="P187" text:outline-level="2">Поиск решения</text:h>
      <text:p text:style-name="P142"/>
      <text:p text:style-name="P2"><text:span text:style-name="T14">&lt;</text:span><text:span text:style-name="T26">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0">—</text:span><text:span text:style-name="T26"> Луна создаёт обратный коридор в срок.</text:span><text:span text:style-name="T14">&gt;</text:span></text:p>
      <text:p text:style-name="P2"/>
      <text:h text:style-name="P187" text:outline-level="2">Поход к замку Принцес-2</text:h>
      <text:p text:style-name="P2"/>
      <text:p text:style-name="P2"/>
      <text:p text:style-name="P2"><text:soft-page-break/></text:p>
      <text:p text:style-name="P10"/>
      <text:p text:style-name="P2"><text:span text:style-name="T14">&lt;</text:span><text:span text:style-name="T26">Поиски Селестии — сюжет:</text:span></text:p>
      <text:p text:style-name="P42">Базовое положение: Селестия физически находится на компе Влада в соседнем с максовым доме, в качестве этической подпрограммы к Нексусу.</text:p>
      <text:p text:style-name="P42">Кратко:</text:p>
      <text:p text:style-name="P4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2">Эпизод 1:</text:p>
      <text:p text:style-name="P4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2">…</text:p>
      <text:p text:style-name="P42">Итого:</text:p>
      <text:p text:style-name="P4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2">Эпизод 3.5 (необязательный): День из жизни Дискорда (впечатления от нового мира, интерес путешествия, нежелание возвращаться).</text:p>
      <text:p text:style-name="P4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4">&gt;</text:span></text:p>
      <text:p text:style-name="P2"/>
      <text:h text:style-name="P187" text:outline-level="2"/>
      <text:h text:style-name="P187" text:outline-level="2">Поиски</text:h>
      <text:p text:style-name="P2"/>
      <text:p text:style-name="P2"/>
      <text:h text:style-name="P187" text:outline-level="2"><text:soft-page-break/>Безнадёжность</text:h>
      <text:p text:style-name="P2"/>
      <text:p text:style-name="P10">***</text:p>
      <text:p text:style-name="P2"/>
      <text:h text:style-name="P187" text:outline-level="2"/>
      <text:h text:style-name="P187" text:outline-level="2">Озарение</text:h>
      <text:p text:style-name="P2"/>
      <text:p text:style-name="P2"><text:span text:style-name="T14">&lt;</text:span><text:span text:style-name="T2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4">&gt;</text:span></text:p>
      <text:p text:style-name="P121"/>
      <text:p text:style-name="P12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21"/>
      <text:p text:style-name="P116"/>
      <text:h text:style-name="P185" text:outline-level="2">Почти.</text:h>
      <text:p text:style-name="P138"/>
      <text:p text:style-name="P128">В офисе меня встретил лыбящийся Стас.</text:p>
      <text:p text:style-name="P12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28">Я уставился на Стаса и он, захлёбываясь от торопливости, начал <text:span text:style-name="T14">расказывать</text:span>.</text:p>
      <text:p text:style-name="P12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28">– Ты его уничтожил?</text:p>
      <text:p text:style-name="P128">– Кого?</text:p>
      <text:p text:style-name="P128">– Этический модуль. Селестию.</text:p>
      <text:p text:style-name="P12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8">– Ты его уничтожил?</text:p>
      <text:p text:style-name="P128"><text:soft-page-break/>–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8">– То есть, на домашнем компьютере Влада модуль работает и дальше?</text:p>
      <text:p text:style-name="P128">– Ага. К нему-то у меня доступа нету. Но в кластер к Нексусу он больше не пролезет.</text:p>
      <text:p text:style-name="P128">– Спасибо, Стас. Ты молодец.</text:p>
      <text:p text:style-name="P128">Ниточка, чуть было не прервавшаяся в офисе, повела в квартиру Влада.</text:p>
      <text:p text:style-name="P128"/>
      <text:h text:style-name="P185" text:outline-level="2">Дискорд</text:h>
      <text:p text:style-name="P142"/>
      <text:p text:style-name="P138">Девушки поспешно собирались, пока я растолковывал им задачу.</text:p>
      <text:p text:style-name="P138"><text:span text:style-name="T14">–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38"><text:span text:style-name="T14">– </text:span>Это тот твой приятель, который разбился с полгода назад? – спросила Эпплджек.</text:p>
      <text:p text:style-name="P138"><text:span text:style-name="T14">– </text:span>Да, это он.</text:p>
      <text:p text:style-name="P138"><text:span text:style-name="T14">– </text:span>А как мы попадём в его квартиру? Там сейчас кто-то живёт? – Флаттершай прыгала на одной ноге, натягивая кед.</text:p>
      <text:p text:style-name="P138"><text:span text:style-name="T14">–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9">В гараже я обошёл старый верный <text:span text:style-name="T14">Nissan Navara</text:span> и направился к маленькому электрическому <text:span text:style-name="T14">Eva. </text:span>Для того, чтоб не привлекать внимание, самое оно. <text:s/><text:span text:style-name="T14">&lt;</text:span><text:span text:style-name="T2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4">&gt;</text:span></text:p>
      <text:p text:style-name="P1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4">&lt;</text:span><text:span text:style-name="T26">Плохо написано!</text:span><text:span text:style-name="T14">&gt;</text:span></text:p>
      <text:p text:style-name="P139">Я поднёс брелок пропуска к домофону, но дверь подъезда не открылась. Замигала красная лампочка и зажужжал зуммер.</text:p>
      <text:p text:style-name="P139">Я выругался.</text:p>
      <text:p text:style-name="P139"><text:span text:style-name="T14">– </text:span>Макс, что случилось? У нас проблемы?</text:p>
      <text:p text:style-name="P139"><text:span text:style-name="T14">–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39"><text:span text:style-name="T14">– </text:span>Так что, будем ломать дверь? – Эпплджек критически осмотрелась, подмечая бабулек на лавочке и зевак во внутреннем скверике.</text:p>
      <text:p text:style-name="P139"><text:span text:style-name="T14">– </text:span>Нет нужды. Лучше станьте-ка сзади меня так, чтобы заслонить от этих бабулек и от вооон той камеры наблюдения.</text:p>
      <text:list xml:id="list3116957873488519944" text:style-name="L6">
        <text:list-header>
          <text:p text:style-name="P180"><text:soft-page-break/>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8">Раздался лёгкий «кряк» и дверь подалась.</text:p>
      <text:p text:style-name="P163"><text:span text:style-name="T14">– </text:span>Девушки, заходим.</text:p>
      <text:p text:style-name="P12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2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8">Прихожая встретила нас толстым слоем пыли. Мы тихонько прошли внутрь и я закрыл дверь изнутри.</text:p>
      <text:p text:style-name="P121"><text:span text:style-name="T1">Компьютер</text:span> стоял там же, где и обычно <text:span text:style-name="T1">— в личном кабинете Влада на столе у окна.</text:span></text:p>
      <text:p text:style-name="P163"><text:span text:style-name="T14">– </text:span>Макс, тут окно разбито! И верёвка какая-то висит. – крикнула Флаттершай из кухни.</text:p>
      <text:p text:style-name="P163"><text:span text:style-name="T14">– </text:span>Оставь, Флатти, не сейчас! – отмахнулся я.</text:p>
      <text:p text:style-name="P170">Лампочка питания на ноутбуке горела, <text:s/>но подключенный монитор оставался тёмным. Я постучал по пробелу, но безрезультатно.</text:p>
      <text:p text:style-name="P163"><text:span text:style-name="T14">– </text:span>Может, стукни его хорошенько? – посоветовала Эпплджек. – Я всегда так делаю, когда у твоего компа интернет тормозит. Почти всегда помогает...</text:p>
      <text:p text:style-name="P163"><text:span text:style-name="T14">– </text:span>Монитор выключен. – <text:s/>раздалось из угла. Кресло с высокой спинкой повернулось, открыв нашим взорам Дискорда. </text:p>
      <text:p text:style-name="P16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63">Он приподнял панамку, дурашливо здороваясь.</text:p>
      <text:p text:style-name="P163"><text:span text:style-name="T14">– </text:span>Оп-па! – пробормотала Эпплджек. – Нежданчик!</text:p>
      <text:p text:style-name="P163"><text:span text:style-name="T14">– </text:span>Ты, я вижу, времени не терял, – моя рука под прикрытием стола медленно тянулась к тяжёлой фарфоровой кружке, стоящей на краю.</text:p>
      <text:p text:style-name="P143"><text:span text:style-name="T14">–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43"><text:span text:style-name="T14">– </text:span>А почему ты вообще решил искать нас тут? – спросила Эпплджек. – Приехал бы домой. Мы б тебя чаем напоили.</text:p>
      <text:p text:style-name="P143"><text:span text:style-name="T14">– </text:span>Видишь ли, дорогая Эй-Джей, я с самого начала знал, где находится наша уважаемая принцесса, а времени в обрез, так что...</text:p>
      <text:p text:style-name="P151"><text:soft-page-break/>В проёме дверей появилась Флаттершай.</text:p>
      <text:p text:style-name="P143"><text:span text:style-name="T14">– </text:span>С кем это вы тут разговариваете?</text:p>
      <text:list xml:id="list3596276245816065686" text:style-name="L7">
        <text:list-header>
          <text:p text:style-name="P19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51">Оглушённый Дискорд попытался было отъехать на кресле в сторону, но я припёр его стулом к стенке.</text:p>
      <text:p text:style-name="P143">– Жанна, Флатти, хватайте ноут и на выход! Я с ним разберусь! Не теряйте вре...!</text:p>
      <text:p text:style-name="P143">– ТЫ ИДИО...!!!</text:p>
      <text:p text:style-name="P143">Дискорд <text:s/>зорал одновременно со мной, прикрываясь от меня руками, когда раздался оглушительный</text:p>
      <text:p text:style-name="P143">...</text:p>
      <text:p text:style-name="P144">БАХ!!!</text:p>
      <text:p text:style-name="P143">…</text:p>
      <text:p text:style-name="P14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63">На лице Дискорда появилось удивлённо-мечтательное выражение и он вырубился.</text:p>
      <text:p text:style-name="P163"/>
      <text:h text:style-name="P187" text:outline-level="2">Селестия</text:h>
      <text:p text:style-name="P163"/>
      <text:p text:style-name="P14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63">Включенный монитор показал схематическое изображение Селестиии, </text:p>
      <text:p text:style-name="P164">&gt;\<text:span text:style-name="T1">Привет, Селестия. Это Макс. Как себя чувствуешь?</text:span></text:p>
      <text:p text:style-name="P164">&lt;\<text:span text:style-name="T1">Макс? МАКС??? МА-А-А-АКС!!! НАКОНЕЦ-ТО! КАК Я РАДА ТЕБЯ СЛЫШАТЬ! </text:span></text:p>
      <text:p text:style-name="P164">&gt;\<text:span text:style-name="T1">Я рад, что нашёл тебя, Тия.</text:span></text:p>
      <text:p text:style-name="P16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64">&gt;\<text:span text:style-name="T1">Тия, я сейчас подключу микрофон и колонки, и мы сможем общаться более удобно.</text:span></text:p>
      <text:p text:style-name="P163">…</text:p>
      <text:p text:style-name="P163">– Привет опять. Как ты меня слышишь?</text:p>
      <text:p text:style-name="P16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64">– <text:span text:style-name="T1">Могу себе представить. Как-то раз я провёл три часа камере сенсорной депривации. Мне не понравилось.</text:span></text:p>
      <text:p text:style-name="P163">– Эммм... Ваше Высочество, вы в порядке? Мы так рады, что наконец-то нашли Вас! – вклинилась в разговор Эпплджек.</text:p>
      <text:p text:style-name="P163">– Кто тут? Макс, кто ещё с тобой?</text:p>
      <text:p text:style-name="P164"><text:span text:style-name="T1">– Со мной Эпплджек и Флаттершай. Мы пришли сюда полгода </text:span>&lt;<text:span text:style-name="T2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64">– <text:span text:style-name="T1">Девочки? Я рада вас слышать. А Твайлайт нет рядом?</text:span></text:p>
      <text:p text:style-name="P163"><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63">При этих словах Дискорд замычал и задёргался. Эпплджек нахмурилась и проверила верёвки, привязывающие его к спинке стула.</text:p>
      <text:p text:style-name="P16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63">– Ноутбук — так называется место, где я нахожусь сейчас? А кто это мычит?</text:p>
      <text:p text:style-name="P16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63">– О, духи предков, но зачем??? Почему у него кляп во рту?</text:p>
      <text:p text:style-name="P163">– Мы связали его. Он нас предал. И тебя. И Эквестрию. Всех.</text:p>
      <text:p text:style-name="P163">При этих словах Эпплджек и Флаттершай непонимающе уставились на меня, а Дискорд протестующе замычал.</text:p>
      <text:p text:style-name="P163">Я начал рассказывать о своих догадках, и непонимающее выражение на лицах девушек сменилось удивлением.</text:p>
      <text:p text:style-name="P16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63">– А зачем тогда ты приложила его книгой? – непонимающе уставился я на неё.</text:p>
      <text:p text:style-name="P163">– Потому что ты напал на него. Я и подумала — тебе виднее. И подсобила.</text:p>
      <text:p text:style-name="P163">Флаттершай отрицающе мотнула головой.</text:p>
      <text:p text:style-name="P163">– Не может Дискорд быть предателем. Он мой друг.</text:p>
      <text:p text:style-name="P163">Дискорд благодарственно замычал и закивал головой.</text:p>
      <text:p text:style-name="P16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63">Дискорд завёл глаза на лоб и обречённо завыл.</text:p>
      <text:p text:style-name="P163">– Макс, постой. Дай мне поговорить с ним. – сказала Селестия. – Не могу поверить, что Дискорд на такое пошёл.</text:p>
      <text:p text:style-name="P163">– Ну хорошо. Поговори. Послушаем, что он скажет.</text:p>
      <text:p text:style-name="P163">Я красноречиво покачал кулак перед его носом и вытащил кляп.</text:p>
      <text:p text:style-name="P163">...</text:p>
      <text:p text:style-name="P152">– Ффы, тьфу, пффф, пфу! <text:span text:style-name="T14">&lt;</text:span><text:span text:style-name="T26">Вот дискорд! Я, то бишь!</text:span><text:span text:style-name="T1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5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4">— </text:span><text:span text:style-name="T1">получишь кляп обратно.</text:span></text:p>
      <text:p text:style-name="P152">– Это я-то устраиваю цирк?!! ДА ТЫ НА СЕБЯ ПОСМОТРИ, КЛОУН!!! На людей кидаешься, чашками бросаешься, вон, мне нос разбил! Дерёшься...</text:p>
      <text:p text:style-name="P152">Я угрожающе поднёс тряпку к лицу Дискорда.</text:p>
      <text:p text:style-name="P152">– Ещё одно слово в таком тоне, и ты заткнёшься, а мы уйдём в Эквестрию без тебя!</text:p>
      <text:p text:style-name="P15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52">Дискорд демонстративно закрыл рот и посвистывая уставился в потолок.</text:p>
      <text:p text:style-name="P152"><text:soft-page-break/>Разговор зашёл в тупик.</text:p>
      <text:p text:style-name="P155">&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46">- Но тогда ты мог бы захватить власть в Эквестрии?</text:p>
      <text:p text:style-name="P124">- Мог бы. Но… Зачем? За эти годы я многое переосмыслил и понял: властвовать чертовски скучно! Куда интереснее строить козни изподтишка...</text:p>
      <text:p text:style-name="P155">&gt;</text:p>
      <text:p text:style-name="P156">На мониторе высветился текст:</text:p>
      <text:p text:style-name="P15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56"/>
      <text:p text:style-name="P156">Из колонок послышался лёгкий шорох.</text:p>
      <text:p text:style-name="P152">– Дик, сейчас не время для ссор. – голос Селестии был мягким, но настойчивым. – Мы в одной лодке.</text:p>
      <text:p text:style-name="P152">– Тебе легко говорить! Тебе не разбивали нос и не оскорбляли угрозами!</text:p>
      <text:p text:style-name="P152">– Ты должен понимать, что у Макса были все основания так себя вести. Твоё поведение вызвало подозрения у него, ведь он мало тебя знает. </text:p>
      <text:p text:style-name="P152">К уговорам Селестии присоединилась Флаттершай.</text:p>
      <text:p text:style-name="P152">– Дискорд, миленький, прости его. Макс хороший. Он просто не знал, что ты тоже хороший...</text:p>
      <text:p text:style-name="P152">У Дискорда покраснели уши и он засмущался и заворчал.</text:p>
      <text:p text:style-name="P15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52">Я пропустил «дятла» мимо ушей.</text:p>
      <text:p text:style-name="P15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53">***</text:p>
      <text:p text:style-name="P15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5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5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52">Потому разбрасываться такой возможностью не стоит. Если уж тебе повезло оказаться в новом мире — исследуй его сполна!..</text:p>
      <text:p text:style-name="P153"><text:soft-page-break/>***</text:p>
      <text:p text:style-name="P158">&lt;<text:span text:style-name="T27">сюда можно вставить похождения Дискорда</text:span>&gt;</text:p>
      <text:p text:style-name="P153">***</text:p>
      <text:p text:style-name="P156">– Развяжите мне, наконец, руки! Или хотя бы одну. Плечами жестикулировать неудобно.... </text:p>
      <text:p text:style-name="P156">Я развязал Дискорду левую руку.</text:p>
      <text:p text:style-name="P15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56">Дискорд принялся разминать затёкшее запястье.</text:p>
      <text:p text:style-name="P15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56">– Какое письмо, Корди? – вскинулась до этого зачарованно слушавшая Дискорда Флаттершай.</text:p>
      <text:p text:style-name="P156">– Ну ваше же! Вы с Эпплджек написали мне о своих мытарствах тут. Вежливо так написали, спасибо...</text:p>
      <text:p text:style-name="P156">Флаттершай покрылась пунцовыми пятнами.</text:p>
      <text:p text:style-name="P156">– Я... Мы... – тут она совсем стушевалась.</text:p>
      <text:p text:style-name="P156">– Так а почему ты сказал, что никто не уйдёт в Эквестрию? – наконец перебила Дискорда скучавшая до этого Эпплджек.</text:p>
      <text:p text:style-name="P156">Дискорд уставился на неё долгим взглядом, а потом хлопнул себя по лбу.</text:p>
      <text:p text:style-name="P15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4">&lt;</text:span><text:span text:style-name="T21">упомянуть, что Дискорд учился играть на гитаре в Эквестрии — брал уроки у Рэйнбоу</text:span><text:span text:style-name="T14">&gt;</text:span>).<text:span text:style-name="T14"> </text:span>То есть, эквестрийские три месяца немного короче местных...<text:span text:style-name="T14">&lt;</text:span><text:span text:style-name="T2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4">&gt;</text:span></text:p>
      <text:p text:style-name="P156">– И что? – продолжила его мысль Эпплджек.</text:p>
      <text:p text:style-name="P156">– Эквестрийские <text:span text:style-name="T14">&lt;</text:span><text:span text:style-name="T26">три месяца</text:span><text:span text:style-name="T14">&gt;</text:span> КО-РО-ЧЕ местных. – с нажимом повторил Дискорд. – По моим подсчётам, на два дня.</text:p>
      <text:p text:style-name="P156">– И?!! – до меня уже дошло, но Эпплджек продолжала тупить.</text:p>
      <text:p text:style-name="P156">– Короче, времени у нас осталось что-то около пятнадцати минут. Или около того. – заявил Дискорд, поднеся к глазам запястье с массивными часами.</text:p>
      <text:p text:style-name="P156">– СКОЛЬКО??? – воскликнули хором я и девушки.</text:p>
      <text:p text:style-name="P156">Дискорд открыл было рот, но его слова заглушил звонок в дверь.</text:p>
      <text:p text:style-name="P156">– ОТКРОЙТЕ, ПОЛИЦИЯ! Вам даётся полминуты, чтобы открыть дверь. Через тридцать секунд дверь будет выбита!</text:p>
      <text:p text:style-name="P15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56"><text:soft-page-break/>Блядь!</text:p>
      <text:p text:style-name="P156">– На крышу, живо!!! Через окно на кухне! – зашипел Дискорд, отчаянно дёргая узлы свободной рукой.</text:p>
      <text:p text:style-name="P156">Эпплджек, одной рукой сгребя в охапку ноутбук, второй увлекая Флаттершай, кинулась на кухню.</text:p>
      <text:p text:style-name="P156">– А толку? Куда мы с крыши денемся? – спросил я растерянно. Дискорд только раздражённо зарычал в ответ.</text:p>
      <text:p text:style-name="P152">Дверь содрогнулась от мощного удара. Послышался стук падающей штукатурки. Я сломя голову кинулся на кухню.</text:p>
      <text:p text:style-name="P152">– Развяжи меня, идиот!!! – гаркнул вдогонку Дискорд.</text:p>
      <text:p text:style-name="P15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52">– Давай на крышу! Я догоню! – рявкнул он, освобождая вторую руку.</text:p>
      <text:p text:style-name="P152">От второго удара дверная коробка крякнула и наполовину въехала в коридор. </text:p>
      <text:p text:style-name="P15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52">Верёвка в кухонном окне дёргалась от движений лезущих по ней Флатти и Эпплджек. Я словил её рукой и стал на подоконник.</text:p>
      <text:p text:style-name="P152">Чёрт!</text:p>
      <text:p text:style-name="P15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52">Но нет, триста тысяч чертей, раз девушки смогли – я тоже смогу!</text:p>
      <text:p text:style-name="P15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5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52">Я успел сократить расстояние до Эпплджек наполовину, когда девушки нашли решение.</text:p>
      <text:p text:style-name="P15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5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52">Я выдохнул.</text:p>
      <text:p text:style-name="P15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15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52">Чёрт! Чёрт! Чёрт! Чёрт!</text:p>
      <text:p text:style-name="P152">Бля!!!...</text:p>
      <text:p text:style-name="P152">Верёвка закончилась, а вместе с ней прекратилась и боль в сожжёных суставах. Наконец-то у меня появилось время для паники. Я обнял ноги<text:span text:style-name="T14"> </text:span>Эпплджек покрепче, закрыл глаза и приготовился...</text:p>
      <text:p text:style-name="P152"/>
      <text:h text:style-name="P187" text:outline-level="2">Назад, в Эквестрию</text:h>
      <text:p text:style-name="P152"/>
      <text:p text:style-name="P152">Долго паниковать не пришлось. </text:p>
      <text:p text:style-name="P152">Я почувствовал сильный рывок за шиворот и захват поперёк груди. </text:p>
      <text:p text:style-name="P152">– ОТПУСТИ ДЕВЧОНКУ!!! – загрохотало мне в ухо. Я открыл глаза.</text:p>
      <text:p text:style-name="P15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52">Я чуть поднял глаза и уставился в чешуйчатую морду дракона.</text:p>
      <text:p text:style-name="P152">– Отпусти Эпплджек. Я её держу. – повторил Дискорд. – Мне сбалансироваться надо. Вы не такие уж и лёгкие.</text:p>
      <text:p text:style-name="P15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52">Наконец это ему удалось, и дальнейший подъём на крышу происходил в молчании.</text:p>
      <text:p text:style-name="P15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5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52">Флаттершай оторвала заплаканное лицо от моей ветровки.</text:p>
      <text:p text:style-name="P152">– Да-да, ты прав, Корди. Я готова.</text:p>
      <text:p text:style-name="P152">На длинной шее Дискорда разместились Эпплджек и Флаттершай. Я, для сохранения баланса, разместился позади крыльев.</text:p>
      <text:p text:style-name="P152">Дискорд расправил крылья и начал короткую пробежку к краю.</text:p>
      <text:p text:style-name="P15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52">И мы полетели навстречу закату.</text:p>
      <text:p text:style-name="P152"><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52">Впереди по курсу увеличивалась громада моей высотки. Дискорд летел прямо на разрыв в ограждении, который я проделал <text:span text:style-name="T14">&lt;</text:span><text:span text:style-name="T26">полгода</text:span><text:span text:style-name="T14">&gt;</text:span> назад своим проходом в Эквестрию.</text:p>
      <text:p text:style-name="P15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52">– Пристегните ремни! – проревел Дискорд, резко ускоряясь. – Будет весело!!!</text:p>
      <text:p text:style-name="P15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52">– ЙУУУУУУУХХХУУУУУ!!! – заорал Дискорд, сложил крылья и врезался в шар.</text:p>
      <text:p text:style-name="P157">&lt;<text:span text:style-name="T2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57"/>
      <text:p text:style-name="P152"/>
      <text:p text:style-name="P157"/>
      <text:h text:style-name="P188" text:outline-level="1">Беседа за столиком в ночи</text:h>
      <text:p text:style-name="P141">&lt;<text:span text:style-name="T67">Queen - Flash</text:span>&gt;</text:p>
      <text:p text:style-name="P123">Из-за заинтересованности Эквуса в Максе, тому не приходится прилагать усилий для 34 — на что ему указывает Анакорн</text:p>
      <text:p text:style-name="P12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2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text:soft-page-break/>Он был немного похож на Джима Моррисона, легендарного рокера давно ушёдших времён. <text:span text:style-name="T1">За ухом у него торчал карандаш.</text:span></text:p>
      <text:p text:style-name="P12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4">е</text:span><text:span text:style-name="T1">еся</text:span> <text:span text:style-name="T1">в пустоте кресло </text:span>.</text:p>
      <text:p text:style-name="P121"><text:span text:style-name="T1">– </text:span>Анакорн. <text:span text:style-name="T1">– о</text:span>трекомендовался он. <text:span text:style-name="T14">– </text:span><text:span text:style-name="T1">Демиург.</text:span></text:p>
      <text:p text:style-name="P121"><text:span text:style-name="T1">– </text:span>П-привет. Макс. <text:span text:style-name="T1">– в</text:span> смятении представился я.</text:p>
      <text:p text:style-name="P12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28"/>
      <text:p text:style-name="P121"><text:span text:style-name="T1">&lt;</text:span><text:span text:style-name="T2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28"/>
      <text:p text:style-name="P12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21"><text:span text:style-name="T1">Юноша</text:span> закинул ногу за ногу и пытливо смотрел на меня, играя карандашём .</text:p>
      <text:p text:style-name="P121">Я совсем запутался.</text:p>
      <text:p text:style-name="P121"><text:span text:style-name="T1">– </text:span>Какая проблема? Какое решение? Кто ты <text:span text:style-name="T1">вообще</text:span>?</text:p>
      <text:p text:style-name="P121"><text:span text:style-name="T14">– </text:span><text:span text:style-name="T1">Хорошо, с</text:span>ейчас объясню, <text:span text:style-name="T1">– </text:span>кивнул <text:span text:style-name="T1">Анакорн</text:span>. <text:span text:style-name="T14">– </text:span><text:span text:style-name="T1">Понимаю, ты пока не вполне в теме от шока...</text:span></text:p>
      <text:p text:style-name="P12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28">– Стоп, не торопись. – у меня голова пошла кругом от информации. – Я ничего не понял. Какие-такие проблемы? Какие варианты? Зачем его поддерживать?</text:p>
      <text:p text:style-name="P128">Анакорн недовольно поморщился, но продолжил.</text:p>
      <text:p text:style-name="P12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2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8"><text:soft-page-break/>–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8"/>
      <text:p text:style-name="P12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2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3">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30"/>
      <text:p text:style-name="P128">Ключевое слово - <text:span text:style-name="T34">непротиворечивому</text:span></text:p>
      <text:p text:style-name="P128"/>
      <text:p text:style-name="P12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2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28">На голограмме появилась солнечная система Эквуса. Почему-то в центре системы был сам Эквус. Вокруг него вращались солнце и луна.</text:p>
      <text:p text:style-name="P128">Анакорн плюхнулся обратно в кресло и схватился за голову. Потом, немного успокоившись, продолжил.</text:p>
      <text:p text:style-name="P12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28">Анакорн отпил из стакана и продолжил.</text:p>
      <text:p text:style-name="P12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2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text:span><text:soft-page-break/><text:span text:style-name="T1">который потом покинут жители. Был посёлок — и нет его, да и фиг с ним, тут проблемы поважнее </text:span><text:span text:style-name="T14">&lt;</text:span><text:span text:style-name="T27">привязать к реальным событиям, описанным выше</text:span><text:span text:style-name="T14">&gt;</text:span><text:span text:style-name="T1">. А из таких посёлков Эквестрия состоит на 80% </text:span><text:span text:style-name="T14">&lt;</text:span><text:span text:style-name="T2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28">Анакорн постучал по столику указкой. Солнечная система увеличилась, оставив в поле зрения только шар Эквуса.</text:p>
      <text:p text:style-name="P12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6">старом аналоговом телевизоре.</text:span></text:p>
      <text:p text:style-name="P131">Ко мне наконец-то пришло понимание ситуации.</text:p>
      <text:p text:style-name="P13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8">Анакорн смутился.</text:p>
      <text:p text:style-name="P12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8">(<text:span text:style-name="T2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28"><text:span text:style-name="T24">– Сам ты раздолбай! – произнёс, наконец, Свирл</text:span>)</text:p>
      <text:p text:style-name="P128">… И создали вы его достаточно топорно — видишь, он трещит по швам.</text:p>
      <text:p text:style-name="P128">– Хмм. То есть, это брони создали Эквус?</text:p>
      <text:p text:style-name="P12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28">Я вспомнил события последнего года <text:span text:style-name="T14">&lt;</text:span>упомянуть в эпизоде на Терре, что МЛП-сериал закрылся год назад<text:span text:style-name="T14">&gt;</text:span></text:p>
      <text:p text:style-name="P12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8">Анакорн с такой силой сжал карандаш, что он хрустнул.</text:p>
      <text:p text:style-name="P12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8"><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8"/>
      <text:p text:style-name="P128"/>
      <text:p text:style-name="P12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23">– </text:p>
      <text:p text:style-name="P12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31">– Верни Рэйнбоу!!!</text:p>
      <text:p text:style-name="P131">Обломки карандаша выпали из кулака Анакорна на столик.</text:p>
      <text:p text:style-name="P131">– Э-э-э… м-м-м… ну-у-у... Нельзя сказать, что это совсем невыполнимо… Но, прямо скажу, задачка не для студента!</text:p>
      <text:p text:style-name="P131">– А ты студент?</text:p>
      <text:p text:style-name="P13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3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3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3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3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3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31">– Нет. Плата остаётся неизменной. Тут мы квиты. У меня тоже мало шансов помочь тебе — я не имею ни малейшего понятия, как это сделать.</text:p>
      <text:p text:style-name="P131">Ставшие почти прозрачными стены комнаты снова обрели материальность. Анакорн пожал плечами и протянул мне руку через столик.</text:p>
      <text:p text:style-name="P131"><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3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3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31">Я задумался.</text:p>
      <text:p text:style-name="P13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31">Анакорн почесал в затылке.</text:p>
      <text:p text:style-name="P131">– А кьютимарки? Как, <text:span text:style-name="T14">&lt;</text:span><text:span text:style-name="T30">чёрт</text:span><text:span text:style-name="T14">&gt;</text:span> меня побери, объяснить кьютимарки?</text:p>
      <text:p text:style-name="P131">– А кьютимарки ты сам даришь пони, когда распознаёшь их жизненное предназначение.</text:p>
      <text:p text:style-name="P13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31">Я пожал плечами.</text:p>
      <text:p text:style-name="P131">– А по-другому я не могу объяснить их появление. К сожалению.</text:p>
      <text:p text:style-name="P16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65">– Хорошо. Уболтал. Кьютимарки беру на себя. Так и знал, что мне самое трудное достанется!</text:p>
      <text:p text:style-name="P16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65">Анакорн проследил мой взгляд.</text:p>
      <text:p text:style-name="P165">– Нечего так смотреть. Если я стану применять магию вместо ловкости, теряется весь смысл упражнения... О, глянь-ка на Эквус!</text:p>
      <text:p text:style-name="P16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6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65"/>
      <text:p text:style-name="P167">Да, т<text:span text:style-name="T6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61">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6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8"/>
      <text:p text:style-name="P16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67"/>
      <text:p text:style-name="P167"/>
      <text:p text:style-name="P165">Я опять задумался. В голове было пусто. Хотя, если подумать с точки зрения программиста, можно... Наверное можно, раз все предыдущее прокатило...</text:p>
      <text:p text:style-name="P166">– <text:span text:style-name="T2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66">– Не понял? Это как? Как ты совместишь разрушенную магическими войнами Эквестрию с романтически-сексуальным раем для попаданцев?</text:p>
      <text:p text:style-name="P166"><text:span text:style-name="T1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66">Анакорн долго мусолил карандаш, а потом вдруг заржал.</text:p>
      <text:p text:style-name="P166"><text:span text:style-name="T1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66"><text:span text:style-name="T14">– </text:span>Я ничего никому не назначаю. Ты просил меня придумать отмазку для объяснения различий в фэндоме — я придумал. Не нравится — ну, извиняй.</text:p>
      <text:p text:style-name="P166">Анакорн примирительно похлопал меня по плечу.</text:p>
      <text:p text:style-name="P166"><text:span text:style-name="T1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66">Я подозрительно посмотрел на Анакорна.</text:p>
      <text:p text:style-name="P166"><text:span text:style-name="T14">– </text:span>Какой ещё, нафиг, «мой фанфик»? Я никакого фанфика не писал. И не собираюсь, вообще-то.</text:p>
      <text:p text:style-name="P166">Анакорн ехидно ухмыльнулся и откинулся в кресле, переплетя пальцы за затылком.</text:p>
      <text:p text:style-name="P166"><text:span text:style-name="T1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65"><text:soft-page-break/><text:span text:style-name="T1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65"><text:span text:style-name="T1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65"><text:span text:style-name="T14">– </text:span>Факн щит<text:note text:id="ftn13" text:note-class="footnote"><text:note-citation>13</text:note-citation><text:note-body><text:p text:style-name="P16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65">Анакорн развёл руками.</text:p>
      <text:p text:style-name="P165"><text:span text:style-name="T1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6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6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65">Анакорн, глядя на мои терзания, понимающе кивнул и продолжил.</text:p>
      <text:p text:style-name="P128">– Эквусу позарез нужна помощь. И он надеется получить эту помощь от тебя. Видишь, он из кожи вон лезет, чтобы тебе понравиться.</text:p>
      <text:p text:style-name="P123">Он старался тебя рассмешить и показать себя с лучшей стороны. К сожалению, надлого его не хватило — к твоему прибытию он был на грани...</text:p>
      <text:p text:style-name="P128">Тебе не приходилось заботиться о жилье и питании, ты нравишься кобылкам...</text:p>
      <text:p text:style-name="P128">– Гм! Я бы попросил тебя не касаться моих отношений с Рэйнбоу!</text:p>
      <text:p text:style-name="P12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28">У меня сердце буквально ухнуло куда-то вниз, в область желудка.</text:p>
      <text:p text:style-name="P12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4">&lt;&gt;</text:span></text:p>
      <text:p text:style-name="P12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28">– Та ладно, не утешай. Я не маленький ребёнок. Долг платежом красен. Сделаю то, что ты хочешь. Как сумею.</text:p>
      <text:p text:style-name="P12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28"><text:soft-page-break/>Анакорн наблюдал за мной без улыбки. По его нейтральному выражению лица невозможно было догадаться, о чём он думает.</text:p>
      <text:p text:style-name="P128">– Ну вот и отлично. Рад, что мы наконец-то пришли к сделке.</text:p>
      <text:p text:style-name="P13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32">– Пора закругляться. Ты начинаешь сгорать. Надо утрясти последние детали, пока ещё есть пару минут.</text:p>
      <text:p text:style-name="P128">– Валяй. Я тебя внимательно слушаю.</text:p>
      <text:p text:style-name="P12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6">Такова природа низкоэнергетических монад</text:span>.</text:p>
      <text:p text:style-name="P128">– А я разве сплю?</text:p>
      <text:p text:style-name="P128">– Сейчас — нет. Но как только мы закроем сделку — проснёшься. Потому что нет иного способа вернуть тебя в реальный мир.</text:p>
      <text:p text:style-name="P128">– Эээ, постой. А как я в Эквестрию и обратно возвращался?</text:p>
      <text:p text:style-name="P12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28">Так вот, возвращать тебя обратно в твой мир я не буду. </text:p>
      <text:p text:style-name="P128">Во-первых, может возникнуть временная <text:span text:style-name="T14">&lt;</text:span><text:span text:style-name="T26">парадокс</text:span><text:span text:style-name="T1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2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2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2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2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28">– Ты ещё увидишь пару снов на прощание. Удачи!</text:p>
      <text:p text:style-name="P128"/>
      <text:p text:style-name="P134">&lt;<text:span text:style-name="T1">- Но если миры Эквестрии станут существовать — появятся и те из них, в которых тьма страданий, постапокалипсис.</text:span></text:p>
      <text:p text:style-name="P134"><text:span text:style-name="T1">- И это лучше, чем не существовать, поверь</text:span>&gt;</text:p>
      <text:p text:style-name="P129">***</text:p>
      <text:p text:style-name="P129"/>
      <text:p text:style-name="P128"><text:soft-page-break/>&lt;<text:span text:style-name="T2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28"/>
      <text:p text:style-name="P128">– Привет, Макс. – образ Селестии снова реял передо мной, как <text:span text:style-name="T14">&lt;</text:span><text:span text:style-name="T26">полгода</text:span><text:span text:style-name="T14">&gt;</text:span> назад. – Я хочу поблагодарить тебя за всё.</text:p>
      <text:p text:style-name="P128">– Пожалста. – ответил я безучастно. – Всегда рад. Только Вам не нужно было ТАК распинаться, чтобы заручиться моей помощью.</text:p>
      <text:p text:style-name="P128">Селестия на мгновение смутилась, но продолжила.</text:p>
      <text:p text:style-name="P128">&lt;<text:span text:style-name="T26"> - Ты морочила мне яйца, чтобы заинтересовать? Всё, как Свирл указал?</text:span></text:p>
      <text:p text:style-name="P123">– Пожалуйста! <text:span text:style-name="T36">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23">Я покачал головой.</text:p>
      <text:p text:style-name="P1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23">- Поверь, Макс, всё не так, как ты думаешь! Если бы у меня был шанс переиграть всё по новому! Клянусь, всё было бы совсем по другому!</text:p>
      <text:p text:style-name="P128"><text:span text:style-name="T26">- Это точно! Было бы точно всё по другому, я с конеёбством завязываю!</text:span>&gt;</text:p>
      <text:p text:style-name="P128">– <text:s text:c="2"/>За благополучие Эквестрии я бы и не ТАК разопнулась.<text:span text:style-name="T14"> Я</text:span><text:span text:style-name="T26">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3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52">Селестия кивнула, соглашаясь, и образ её начал меркнуть.</text:p>
      <text:p text:style-name="P157">– <text:span text:style-name="T1">Окей. Будь счастлив и... спасибо тебе за всё, Макс.</text:span></text:p>
      <text:p text:style-name="P125">Мне очень хочется, чтобы мы смогли встретиться в другое время, при других обстоятельствах. Быть может, у нас всё было бы по иному.</text:p>
      <text:p text:style-name="P152">…</text:p>
      <text:p text:style-name="P15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52"><text:soft-page-break/>Он нахлобучил на себя невесть откуда взявшуюся двууголку.</text:p>
      <text:p text:style-name="P152">– Как вам это нравится, господа?! Дискорд — спаситель Эквестрии! А ведь звучит!!! Разрешите откланяться!..</text:p>
      <text:p text:style-name="P152"/>
      <text:list xml:id="list514790999439284519" text:style-name="L8">
        <text:list-header>
          <text:p text:style-name="P181">(<text:span text:style-name="T33">Луна — как повелительница снов, слышала разговор Макса с Анакорном</text:span>)</text:p>
          <text:p text:style-name="P182"/>
        </text:list-header>
      </text:list>
      <text:p text:style-name="P153">***</text:p>
      <text:p text:style-name="P121"><text:span text:style-name="T1">–</text:span> Ты?..</text:p>
      <text:p text:style-name="P121"><text:span text:style-name="T1">–</text:span> Ты??!</text:p>
      <text:p text:style-name="P121"><text:span text:style-name="T1">–</text:span> Ты мне снишься??</text:p>
      <text:p text:style-name="P121"><text:span text:style-name="T1">–</text:span> Это ты мне снишься!!</text:p>
      <text:p text:style-name="P121"><text:span text:style-name="T1">–</text:span> Неважно… Пусть мы друг-другу снимся… Ты как, Дэш?</text:p>
      <text:p text:style-name="P12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7">Как-то это не круто совсем!</text:span></text:p>
      <text:p text:style-name="P44">- <text:span text:style-name="T1">Дэш, - сказал я, едва сдерживая слёзы, - ты самая крутая в мире пони! Ты победила смерть! Ты умерла и вернулась с того света!</text:span></text:p>
      <text:p text:style-name="P121"><text:span text:style-name="T28">- Точно? Ну офигеть! </text:span>А ты как?</text:p>
      <text:p text:style-name="P121"><text:span text:style-name="T1">–</text:span> И я в порядке. Вот, возвращаюсь в свой мир. Ну, не совсем в свой. Почти в свой.</text:p>
      <text:p text:style-name="P121"><text:span text:style-name="T1">–</text:span> Навсегда?</text:p>
      <text:p text:style-name="P121"><text:span text:style-name="T1">–</text:span> Скорее всего, да.</text:p>
      <text:p text:style-name="P121"><text:span text:style-name="T1">–</text:span> Это плохо. Я хотела тебе сказать…</text:p>
      <text:p text:style-name="P121"><text:span text:style-name="T1">–</text:span> Не надо, Дэш. Не стоит терзать себя. Мне тоже очень хотелось остаться. Но так надо. Мне очень жаль…</text:p>
      <text:p text:style-name="P12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2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2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2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2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21"><text:span text:style-name="T1">–</text:span> И тебя, и Твайлайт, и Рэрити, и Селестию, и всех-всех-всех… Таковы правила.</text:p>
      <text:p text:style-name="P121"><text:span text:style-name="T14">– </text:span>Д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121">Я опустил руку на шею Дэш и ощутил теплоту и лёгкое покалывание в пустоте.</text:p>
      <text:p text:style-name="P121"><text:span text:style-name="T14">–</text:span> Мне кажется, Дэш, <text:span text:style-name="T1">м</text:span>ы найдём способ связаться. Рано или поздно.</text:p>
      <text:p text:style-name="P121"><text:soft-page-break/><text:span text:style-name="T1">–</text:span> И лучше рано, чем поздно! Я не люблю ждать!</text:p>
      <text:p text:style-name="P121"><text:span text:style-name="T1">–</text:span> Да, Дэш. <text:span text:style-name="T1">–</text:span> её образ начал таять. <text:span text:style-name="T1">–</text:span> Да, я помню. Я всё ещё помню…</text:p>
      <text:p text:style-name="P121"/>
      <text:h text:style-name="P187" text:outline-level="2">Земля</text:h>
      <text:p text:style-name="P126">&lt;<text:span text:style-name="T67">Daft Punk – Get Lucky</text:span>&gt;</text:p>
      <text:p text:style-name="P126"/>
      <text:p text:style-name="P118">Я открыл глаза. <text:span text:style-name="T1">Бляяяяяяя... У</text:span>же десять... <text:span text:style-name="T1">Башка чугунная... Вот на кой хрен ложиться в </text:span><text:span text:style-name="T14">два</text:span><text:span text:style-name="T1">, чтоб потом спать до десяти и ни хрена не выспаться при этом?</text:span> На работу опять к <text:span text:style-name="T14">двенадцати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1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1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text:p text:style-name="P119"/>
      <text:p text:style-name="P119"/>
      <text:p text:style-name="P119"/>
      <text:p text:style-name="P121"/>
      <text:p text:style-name="P121"/>
      <text:p text:style-name="P121"/>
      <text:p text:style-name="P12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21"/>
      <text:p text:style-name="P12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21"/>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29T19:28:02.946733127</dc:date>
    <meta:editing-duration>P115DT19H21M7S</meta:editing-duration>
    <meta:editing-cycles>6944</meta:editing-cycles>
    <meta:generator>LibreOffice/5.1.6.2$Linux_X86_64 LibreOffice_project/10m0$Build-2</meta:generator>
    <meta:document-statistic meta:table-count="0" meta:image-count="0" meta:object-count="0" meta:page-count="197" meta:paragraph-count="4135" meta:word-count="87546" meta:character-count="580948" meta:non-whitespace-character-count="493460"/>
  </office:meta>
</office:document-meta>
</file>